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styles.xml" manifest:media-type="text/xml"/>
  <manifest:file-entry manifest:full-path="Object 46/content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48/styles.xml" manifest:media-type="text/xml"/>
  <manifest:file-entry manifest:full-path="Object 48/meta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146.64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5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cccc99"/>
      <style:text-properties fo:color="#000000"/>
    </style:style>
    <style:style style:name="ce3" style:family="table-cell" style:parent-style-name="Default">
      <style:table-cell-properties fo:background-color="#cccc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2 Hidden layers" table:style-name="ta1">
        <table:shapes>
          <draw:frame draw:z-index="0" draw:style-name="gr1" draw:text-style-name="P1" svg:width="1279.79pt" svg:height="295.88pt" svg:x="156.76pt" svg:y="484.87pt">
            <loext:p draw:notify-on-update-of-ranges="'2 Hidden layers'.B36:'2 Hidden layers'.U36 '2 Hidden layers'.B37:'2 Hidden layers'.U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79.79pt" svg:height="295.88pt" svg:x="155.59pt" svg:y="895.97pt">
            <loext:p draw:notify-on-update-of-ranges="'2 Hidden layers'.A68:'2 Hidden layers'.A68 '2 Hidden layers'.B68:'2 Hidden layers'.U68 '2 Hidden layers'.A69:'2 Hidden layers'.A69 '2 Hidden layers'.B69:'2 Hidden layers'.U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279.79pt" svg:height="295.88pt" svg:x="158.29pt" svg:y="84.33pt">
            <loext:p draw:notify-on-update-of-ranges="'2 Hidden layers'.B4:'2 Hidden layers'.U4 '2 Hidden layers'.B5:'2 Hidden layers'.U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2 hidden layer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31" calcext:value-type="float">
            <text:p>95.31</text:p>
          </table:table-cell>
          <table:table-cell office:value-type="float" office:value="95.16" calcext:value-type="float">
            <text:p>95.16</text:p>
          </table:table-cell>
          <table:table-cell office:value-type="float" office:value="95.17" calcext:value-type="float">
            <text:p>95.17</text:p>
          </table:table-cell>
          <table:table-cell office:value-type="float" office:value="94.96" calcext:value-type="float">
            <text:p>94.96</text:p>
          </table:table-cell>
          <table:table-cell office:value-type="float" office:value="94.69" calcext:value-type="float">
            <text:p>94.69</text:p>
          </table:table-cell>
          <table:table-cell office:value-type="float" office:value="94.29" calcext:value-type="float">
            <text:p>94.29</text:p>
          </table:table-cell>
          <table:table-cell office:value-type="float" office:value="93.85" calcext:value-type="float">
            <text:p>93.85</text:p>
          </table:table-cell>
          <table:table-cell office:value-type="float" office:value="93.82" calcext:value-type="float">
            <text:p>93.82</text:p>
          </table:table-cell>
          <table:table-cell office:value-type="float" office:value="93.56" calcext:value-type="float">
            <text:p>93.56</text:p>
          </table:table-cell>
          <table:table-cell office:value-type="float" office:value="93.36" calcext:value-type="float">
            <text:p>93.36</text:p>
          </table:table-cell>
          <table:table-cell office:value-type="float" office:value="93.72" calcext:value-type="float">
            <text:p>93.72</text:p>
          </table:table-cell>
          <table:table-cell office:value-type="float" office:value="92.54" calcext:value-type="float">
            <text:p>92.54</text:p>
          </table:table-cell>
          <table:table-cell office:value-type="float" office:value="92.85" calcext:value-type="float">
            <text:p>92.85</text:p>
          </table:table-cell>
          <table:table-cell office:value-type="float" office:value="92.69" calcext:value-type="float">
            <text:p>92.69</text:p>
          </table:table-cell>
          <table:table-cell office:value-type="float" office:value="91.43" calcext:value-type="float">
            <text:p>91.43</text:p>
          </table:table-cell>
          <table:table-cell office:value-type="float" office:value="91.11" calcext:value-type="float">
            <text:p>91.11</text:p>
          </table:table-cell>
          <table:table-cell office:value-type="float" office:value="89.31" calcext:value-type="float">
            <text:p>89.31</text:p>
          </table:table-cell>
          <table:table-cell office:value-type="float" office:value="87.9" calcext:value-type="float">
            <text:p>87.9</text:p>
          </table:table-cell>
          <table:table-cell office:value-type="float" office:value="85.9" calcext:value-type="float">
            <text:p>85.9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3" office:value-type="string" calcext:value-type="string">
            <text:p>Input layer = 784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1<text:span text:style-name="T1">st</text:span> hidden layer = 6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2<text:span text:style-name="T1">nd</text:span> hidden layers = 400 neuron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Output layers = 10 neurons</text:p>
          </table:table-cell>
          <table:table-cell table:number-columns-repeated="20"/>
        </table:table-row>
        <table:table-row table:style-name="ro1">
          <table:table-cell table:style-name="ce3"/>
          <table:table-cell table:number-columns-repeated="20"/>
        </table:table-row>
        <table:table-row table:style-name="ro1">
          <table:table-cell table:style-name="ce3" office:value-type="string" calcext:value-type="string">
            <text:p>Learning rate = 0.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Epochs = 1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tch size = 500</text:p>
          </table:table-cell>
          <table:table-cell table:number-columns-repeated="20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2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14" calcext:value-type="float">
            <text:p>95.14</text:p>
          </table:table-cell>
          <table:table-cell office:value-type="float" office:value="95.04" calcext:value-type="float">
            <text:p>95.04</text:p>
          </table:table-cell>
          <table:table-cell office:value-type="float" office:value="95.08" calcext:value-type="float">
            <text:p>95.08</text:p>
          </table:table-cell>
          <table:table-cell office:value-type="float" office:value="94.51" calcext:value-type="float">
            <text:p>94.51</text:p>
          </table:table-cell>
          <table:table-cell office:value-type="float" office:value="94.38" calcext:value-type="float">
            <text:p>94.38</text:p>
          </table:table-cell>
          <table:table-cell office:value-type="float" office:value="94.33" calcext:value-type="float">
            <text:p>94.33</text:p>
          </table:table-cell>
          <table:table-cell office:value-type="float" office:value="93.91" calcext:value-type="float">
            <text:p>93.9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3.25" calcext:value-type="float">
            <text:p>93.25</text:p>
          </table:table-cell>
          <table:table-cell office:value-type="float" office:value="92.74" calcext:value-type="float">
            <text:p>92.74</text:p>
          </table:table-cell>
          <table:table-cell office:value-type="float" office:value="92.08" calcext:value-type="float">
            <text:p>92.08</text:p>
          </table:table-cell>
          <table:table-cell office:value-type="float" office:value="92.57" calcext:value-type="float">
            <text:p>92.57</text:p>
          </table:table-cell>
          <table:table-cell office:value-type="float" office:value="90.52" calcext:value-type="float">
            <text:p>90.52</text:p>
          </table:table-cell>
          <table:table-cell office:value-type="float" office:value="88.82" calcext:value-type="float">
            <text:p>88.82</text:p>
          </table:table-cell>
          <table:table-cell office:value-type="float" office:value="88.96" calcext:value-type="float">
            <text:p>88.96</text:p>
          </table:table-cell>
          <table:table-cell office:value-type="float" office:value="87.64" calcext:value-type="float">
            <text:p>87.64</text:p>
          </table:table-cell>
          <table:table-cell office:value-type="float" office:value="76.3" calcext:value-type="float">
            <text:p>76.3</text:p>
          </table:table-cell>
          <table:table-cell office:value-type="float" office:value="75.99" calcext:value-type="float">
            <text:p>75.99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 table:number-rows-repeated="29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all layer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36" calcext:value-type="float">
            <text:p>95.36</text:p>
          </table:table-cell>
          <table:table-cell office:value-type="float" office:value="95.05" calcext:value-type="float">
            <text:p>95.05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93.87" calcext:value-type="float">
            <text:p>93.87</text:p>
          </table:table-cell>
          <table:table-cell office:value-type="float" office:value="92.92" calcext:value-type="float">
            <text:p>92.92</text:p>
          </table:table-cell>
          <table:table-cell office:value-type="float" office:value="92.96" calcext:value-type="float">
            <text:p>92.96</text:p>
          </table:table-cell>
          <table:table-cell office:value-type="float" office:value="92.3" calcext:value-type="float">
            <text:p>92.3</text:p>
          </table:table-cell>
          <table:table-cell office:value-type="float" office:value="91.73" calcext:value-type="float">
            <text:p>91.73</text:p>
          </table:table-cell>
          <table:table-cell office:value-type="float" office:value="91.18" calcext:value-type="float">
            <text:p>91.18</text:p>
          </table:table-cell>
          <table:table-cell office:value-type="float" office:value="89.93" calcext:value-type="float">
            <text:p>89.93</text:p>
          </table:table-cell>
          <table:table-cell office:value-type="float" office:value="89.08" calcext:value-type="float">
            <text:p>89.08</text:p>
          </table:table-cell>
          <table:table-cell office:value-type="float" office:value="88.01" calcext:value-type="float">
            <text:p>88.01</text:p>
          </table:table-cell>
          <table:table-cell office:value-type="float" office:value="83.43" calcext:value-type="float">
            <text:p>83.43</text:p>
          </table:table-cell>
          <table:table-cell office:value-type="float" office:value="68.58" calcext:value-type="float">
            <text:p>68.58</text:p>
          </table:table-cell>
          <table:table-cell office:value-type="float" office:value="54.02" calcext:value-type="float">
            <text:p>54.02</text:p>
          </table:table-cell>
          <table:table-cell office:value-type="float" office:value="28.82" calcext:value-type="float">
            <text:p>28.82</text:p>
          </table:table-cell>
          <table:table-cell office:value-type="float" office:value="12.66" calcext:value-type="float">
            <text:p>12.66</text:p>
          </table:table-cell>
          <table:table-cell office:value-type="float" office:value="11.35" calcext:value-type="float">
            <text:p>11.35</text:p>
          </table:table-cell>
          <table:table-cell office:value-type="float" office:value="9.8" calcext:value-type="float">
            <text:p>9.8</text:p>
          </table:table-cell>
        </table:table-row>
      </table:table>
      <table:table table:name="3 Hidden Layers" table:style-name="ta1">
        <table:shapes>
          <draw:frame draw:z-index="0" draw:style-name="gr1" draw:text-style-name="P1" svg:width="1279.79pt" svg:height="295.88pt" svg:x="180.09pt" svg:y="76.79pt">
            <loext:p draw:notify-on-update-of-ranges="'3 Hidden Layers'.B4:'3 Hidden Layers'.U4 '3 Hidden Layers'.A5:'3 Hidden Layers'.A5 '3 Hidden Layers'.B5:'3 Hidden Layers'.U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279.79pt" svg:height="295.88pt" svg:x="180.09pt" svg:y="460.8pt">
            <loext:p draw:notify-on-update-of-ranges="'3 Hidden Layers'.B34:'3 Hidden Layers'.U34 '3 Hidden Layers'.A35:'3 Hidden Layers'.A35 '3 Hidden Layers'.B35:'3 Hidden Layers'.U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279.79pt" svg:height="295.88pt" svg:x="180.09pt" svg:y="857.59pt">
            <loext:p draw:notify-on-update-of-ranges="'3 Hidden Layers'.B65:'3 Hidden Layers'.U65 '3 Hidden Layers'.A66:'3 Hidden Layers'.A66 '3 Hidden Layers'.B66:'3 Hidden Layers'.U6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279.79pt" svg:height="295.88pt" svg:x="151.26pt" svg:y="1270.2pt">
            <loext:p draw:notify-on-update-of-ranges="'3 Hidden Layers'.A96:'3 Hidden Layers'.A96 '3 Hidden Layers'.B96:'3 Hidden Layers'.U96 '3 Hidden Layers'.A97:'3 Hidden Layers'.A97 '3 Hidden Layers'.B97:'3 Hidden Layers'.U97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3 hidden layer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5" calcext:value-type="float">
            <text:p>95.5</text:p>
          </table:table-cell>
          <table:table-cell office:value-type="float" office:value="95.15" calcext:value-type="float">
            <text:p>95.15</text:p>
          </table:table-cell>
          <table:table-cell office:value-type="float" office:value="95.09" calcext:value-type="float">
            <text:p>95.09</text:p>
          </table:table-cell>
          <table:table-cell office:value-type="float" office:value="94.93" calcext:value-type="float">
            <text:p>94.93</text:p>
          </table:table-cell>
          <table:table-cell office:value-type="float" office:value="94.74" calcext:value-type="float">
            <text:p>94.74</text:p>
          </table:table-cell>
          <table:table-cell office:value-type="float" office:value="94.64" calcext:value-type="float">
            <text:p>94.64</text:p>
          </table:table-cell>
          <table:table-cell office:value-type="float" office:value="94.02" calcext:value-type="float">
            <text:p>94.02</text:p>
          </table:table-cell>
          <table:table-cell office:value-type="float" office:value="94.58" calcext:value-type="float">
            <text:p>94.58</text:p>
          </table:table-cell>
          <table:table-cell office:value-type="float" office:value="93.97" calcext:value-type="float">
            <text:p>93.97</text:p>
          </table:table-cell>
          <table:table-cell office:value-type="float" office:value="93.52" calcext:value-type="float">
            <text:p>93.52</text:p>
          </table:table-cell>
          <table:table-cell office:value-type="float" office:value="93.01" calcext:value-type="float">
            <text:p>93.01</text:p>
          </table:table-cell>
          <table:table-cell office:value-type="float" office:value="92.37" calcext:value-type="float">
            <text:p>92.37</text:p>
          </table:table-cell>
          <table:table-cell office:value-type="float" office:value="92.45" calcext:value-type="float">
            <text:p>92.45</text:p>
          </table:table-cell>
          <table:table-cell office:value-type="float" office:value="91.4" calcext:value-type="float">
            <text:p>91.4</text:p>
          </table:table-cell>
          <table:table-cell office:value-type="float" office:value="91.15" calcext:value-type="float">
            <text:p>91.15</text:p>
          </table:table-cell>
          <table:table-cell office:value-type="float" office:value="90.29" calcext:value-type="float">
            <text:p>90.29</text:p>
          </table:table-cell>
          <table:table-cell office:value-type="float" office:value="88.35" calcext:value-type="float">
            <text:p>88.35</text:p>
          </table:table-cell>
          <table:table-cell office:value-type="float" office:value="86.42" calcext:value-type="float">
            <text:p>86.42</text:p>
          </table:table-cell>
          <table:table-cell office:value-type="float" office:value="54.95" calcext:value-type="float">
            <text:p>54.95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3" office:value-type="string" calcext:value-type="string">
            <text:p>Input layer = 784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1<text:span text:style-name="T1">st</text:span> hidden layer = 6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2<text:span text:style-name="T1">nd</text:span> hidden layers = 4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3<text:span text:style-name="T1">rd</text:span> hidden layer = 350 neuron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Output layers = 10 neurons</text:p>
          </table:table-cell>
          <table:table-cell table:number-columns-repeated="20"/>
        </table:table-row>
        <table:table-row table:style-name="ro1">
          <table:table-cell table:style-name="ce3"/>
          <table:table-cell table:number-columns-repeated="20"/>
        </table:table-row>
        <table:table-row table:style-name="ro1">
          <table:table-cell table:style-name="ce3" office:value-type="string" calcext:value-type="string">
            <text:p>Learning rate = 0.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Epochs = 1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tch size = 500</text:p>
          </table:table-cell>
          <table:table-cell table:number-columns-repeated="20"/>
        </table:table-row>
        <table:table-row table:style-name="ro1" table:number-rows-repeated="14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2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2" calcext:value-type="float">
            <text:p>95.2</text:p>
          </table:table-cell>
          <table:table-cell office:value-type="float" office:value="95.33" calcext:value-type="float">
            <text:p>95.33</text:p>
          </table:table-cell>
          <table:table-cell office:value-type="float" office:value="95.13" calcext:value-type="float">
            <text:p>95.13</text:p>
          </table:table-cell>
          <table:table-cell office:value-type="float" office:value="95.22" calcext:value-type="float">
            <text:p>95.22</text:p>
          </table:table-cell>
          <table:table-cell office:value-type="float" office:value="94.91" calcext:value-type="float">
            <text:p>94.91</text:p>
          </table:table-cell>
          <table:table-cell office:value-type="float" office:value="95" calcext:value-type="float">
            <text:p>95</text:p>
          </table:table-cell>
          <table:table-cell office:value-type="float" office:value="94.83" calcext:value-type="float">
            <text:p>94.83</text:p>
          </table:table-cell>
          <table:table-cell office:value-type="float" office:value="94.78" calcext:value-type="float">
            <text:p>94.78</text:p>
          </table:table-cell>
          <table:table-cell office:value-type="float" office:value="94.31" calcext:value-type="float">
            <text:p>94.31</text:p>
          </table:table-cell>
          <table:table-cell office:value-type="float" office:value="93.39" calcext:value-type="float">
            <text:p>93.39</text:p>
          </table:table-cell>
          <table:table-cell office:value-type="float" office:value="93.95" calcext:value-type="float">
            <text:p>93.95</text:p>
          </table:table-cell>
          <table:table-cell office:value-type="float" office:value="92.82" calcext:value-type="float">
            <text:p>92.82</text:p>
          </table:table-cell>
          <table:table-cell office:value-type="float" office:value="92.83" calcext:value-type="float">
            <text:p>92.83</text:p>
          </table:table-cell>
          <table:table-cell office:value-type="float" office:value="92.88" calcext:value-type="float">
            <text:p>92.88</text:p>
          </table:table-cell>
          <table:table-cell office:value-type="float" office:value="92.18" calcext:value-type="float">
            <text:p>92.18</text:p>
          </table:table-cell>
          <table:table-cell office:value-type="float" office:value="91.73" calcext:value-type="float">
            <text:p>91.73</text:p>
          </table:table-cell>
          <table:table-cell office:value-type="float" office:value="89.7" calcext:value-type="float">
            <text:p>89.7</text:p>
          </table:table-cell>
          <table:table-cell office:value-type="float" office:value="86.79" calcext:value-type="float">
            <text:p>86.79</text:p>
          </table:table-cell>
          <table:table-cell office:value-type="float" office:value="80.55" calcext:value-type="float">
            <text:p>80.55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19" calcext:value-type="float">
            <text:p>95.19</text:p>
          </table:table-cell>
          <table:table-cell office:value-type="float" office:value="94.83" calcext:value-type="float">
            <text:p>94.83</text:p>
          </table:table-cell>
          <table:table-cell office:value-type="float" office:value="94.9" calcext:value-type="float">
            <text:p>94.9</text:p>
          </table:table-cell>
          <table:table-cell office:value-type="float" office:value="94.42" calcext:value-type="float">
            <text:p>94.42</text:p>
          </table:table-cell>
          <table:table-cell office:value-type="float" office:value="94.14" calcext:value-type="float">
            <text:p>94.14</text:p>
          </table:table-cell>
          <table:table-cell office:value-type="float" office:value="94.31" calcext:value-type="float">
            <text:p>94.31</text:p>
          </table:table-cell>
          <table:table-cell office:value-type="float" office:value="94.4" calcext:value-type="float">
            <text:p>94.4</text:p>
          </table:table-cell>
          <table:table-cell office:value-type="float" office:value="93.91" calcext:value-type="float">
            <text:p>93.91</text:p>
          </table:table-cell>
          <table:table-cell office:value-type="float" office:value="93.8" calcext:value-type="float">
            <text:p>93.8</text:p>
          </table:table-cell>
          <table:table-cell office:value-type="float" office:value="93.37" calcext:value-type="float">
            <text:p>93.37</text:p>
          </table:table-cell>
          <table:table-cell office:value-type="float" office:value="91.78" calcext:value-type="float">
            <text:p>91.78</text:p>
          </table:table-cell>
          <table:table-cell office:value-type="float" office:value="92.64" calcext:value-type="float">
            <text:p>92.64</text:p>
          </table:table-cell>
          <table:table-cell office:value-type="float" office:value="91.67" calcext:value-type="float">
            <text:p>91.67</text:p>
          </table:table-cell>
          <table:table-cell office:value-type="float" office:value="90.65" calcext:value-type="float">
            <text:p>90.65</text:p>
          </table:table-cell>
          <table:table-cell office:value-type="float" office:value="90.32" calcext:value-type="float">
            <text:p>90.32</text:p>
          </table:table-cell>
          <table:table-cell office:value-type="float" office:value="88.4" calcext:value-type="float">
            <text:p>88.4</text:p>
          </table:table-cell>
          <table:table-cell office:value-type="float" office:value="87.7" calcext:value-type="float">
            <text:p>87.7</text:p>
          </table:table-cell>
          <table:table-cell office:value-type="float" office:value="74.37" calcext:value-type="float">
            <text:p>74.37</text:p>
          </table:table-cell>
          <table:table-cell office:value-type="float" office:value="48.6" calcext:value-type="float">
            <text:p>48.6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all layer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46" calcext:value-type="float">
            <text:p>95.46</text:p>
          </table:table-cell>
          <table:table-cell office:value-type="float" office:value="94.58" calcext:value-type="float">
            <text:p>94.58</text:p>
          </table:table-cell>
          <table:table-cell office:value-type="float" office:value="95.12" calcext:value-type="float">
            <text:p>95.12</text:p>
          </table:table-cell>
          <table:table-cell office:value-type="float" office:value="94.38" calcext:value-type="float">
            <text:p>94.38</text:p>
          </table:table-cell>
          <table:table-cell office:value-type="float" office:value="93.38" calcext:value-type="float">
            <text:p>93.38</text:p>
          </table:table-cell>
          <table:table-cell office:value-type="float" office:value="92.89" calcext:value-type="float">
            <text:p>92.89</text:p>
          </table:table-cell>
          <table:table-cell office:value-type="float" office:value="92.11" calcext:value-type="float">
            <text:p>92.11</text:p>
          </table:table-cell>
          <table:table-cell office:value-type="float" office:value="91.72" calcext:value-type="float">
            <text:p>91.72</text:p>
          </table:table-cell>
          <table:table-cell office:value-type="float" office:value="89.19" calcext:value-type="float">
            <text:p>89.19</text:p>
          </table:table-cell>
          <table:table-cell office:value-type="float" office:value="86.23" calcext:value-type="float">
            <text:p>86.23</text:p>
          </table:table-cell>
          <table:table-cell office:value-type="float" office:value="73.21" calcext:value-type="float">
            <text:p>73.21</text:p>
          </table:table-cell>
          <table:table-cell office:value-type="float" office:value="58.42" calcext:value-type="float">
            <text:p>58.42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9.74" calcext:value-type="float">
            <text:p>9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0.09" calcext:value-type="float">
            <text:p>10.09</text:p>
          </table:table-cell>
          <table:table-cell office:value-type="float" office:value="11.35" calcext:value-type="float">
            <text:p>11.35</text:p>
          </table:table-cell>
          <table:table-cell office:value-type="float" office:value="10.1" calcext:value-type="float">
            <text:p>10.1</text:p>
          </table:table-cell>
          <table:table-cell office:value-type="float" office:value="11.35" calcext:value-type="float">
            <text:p>11.35</text:p>
          </table:table-cell>
        </table:table-row>
      </table:table>
      <table:table table:name="4 Hidden Layers " table:style-name="ta1">
        <table:shapes>
          <draw:frame draw:z-index="0" draw:style-name="gr1" draw:text-style-name="P1" svg:width="1279.79pt" svg:height="295.88pt" svg:x="151.46pt" svg:y="77.58pt">
            <loext:p draw:notify-on-update-of-ranges="'4 Hidden Layers '.B4:'4 Hidden Layers '.U4 '4 Hidden Layers '.A5:'4 Hidden Layers '.A5 '4 Hidden Layers '.B5:'4 Hidden Layers '.U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279.79pt" svg:height="295.88pt" svg:x="151.46pt" svg:y="463.55pt">
            <loext:p draw:notify-on-update-of-ranges="'4 Hidden Layers '.B34:'4 Hidden Layers '.U34 '4 Hidden Layers '.A35:'4 Hidden Layers '.A35 '4 Hidden Layers '.B35:'4 Hidden Layers '.U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279.79pt" svg:height="295.88pt" svg:x="151.46pt" svg:y="860.29pt">
            <loext:p draw:notify-on-update-of-ranges="'4 Hidden Layers '.B65:'4 Hidden Layers '.U65 '4 Hidden Layers '.A66:'4 Hidden Layers '.A66 '4 Hidden Layers '.B66:'4 Hidden Layers '.U6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279.79pt" svg:height="295.88pt" svg:x="151.46pt" svg:y="1231.48pt">
            <loext:p draw:notify-on-update-of-ranges="'4 Hidden Layers '.B94:'4 Hidden Layers '.U94 '4 Hidden Layers '.A95:'4 Hidden Layers '.A95 '4 Hidden Layers '.B95:'4 Hidden Layers '.U9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279.79pt" svg:height="295.88pt" svg:x="151.46pt" svg:y="1629.13pt">
            <loext:p draw:notify-on-update-of-ranges="'4 Hidden Layers '.A125:'4 Hidden Layers '.A125 '4 Hidden Layers '.B125:'4 Hidden Layers '.U125 '4 Hidden Layers '.A126:'4 Hidden Layers '.A126 '4 Hidden Layers '.B126:'4 Hidden Layers '.U126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>
            <text:p>4 hidden layer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02" calcext:value-type="float">
            <text:p>95.02</text:p>
          </table:table-cell>
          <table:table-cell office:value-type="float" office:value="94.99" calcext:value-type="float">
            <text:p>94.99</text:p>
          </table:table-cell>
          <table:table-cell office:value-type="float" office:value="94.5" calcext:value-type="float">
            <text:p>94.5</text:p>
          </table:table-cell>
          <table:table-cell office:value-type="float" office:value="93.93" calcext:value-type="float">
            <text:p>93.93</text:p>
          </table:table-cell>
          <table:table-cell office:value-type="float" office:value="93.96" calcext:value-type="float">
            <text:p>93.96</text:p>
          </table:table-cell>
          <table:table-cell office:value-type="float" office:value="92.97" calcext:value-type="float">
            <text:p>92.97</text:p>
          </table:table-cell>
          <table:table-cell office:value-type="float" office:value="92.84" calcext:value-type="float">
            <text:p>92.84</text:p>
          </table:table-cell>
          <table:table-cell office:value-type="float" office:value="93.11" calcext:value-type="float">
            <text:p>93.11</text:p>
          </table:table-cell>
          <table:table-cell office:value-type="float" office:value="92.78" calcext:value-type="float">
            <text:p>92.78</text:p>
          </table:table-cell>
          <table:table-cell office:value-type="float" office:value="91.96" calcext:value-type="float">
            <text:p>91.96</text:p>
          </table:table-cell>
          <table:table-cell office:value-type="float" office:value="91.79" calcext:value-type="float">
            <text:p>91.79</text:p>
          </table:table-cell>
          <table:table-cell office:value-type="float" office:value="91.49" calcext:value-type="float">
            <text:p>91.49</text:p>
          </table:table-cell>
          <table:table-cell office:value-type="float" office:value="90.57" calcext:value-type="float">
            <text:p>90.57</text:p>
          </table:table-cell>
          <table:table-cell office:value-type="float" office:value="90.15" calcext:value-type="float">
            <text:p>90.15</text:p>
          </table:table-cell>
          <table:table-cell office:value-type="float" office:value="86.22" calcext:value-type="float">
            <text:p>86.22</text:p>
          </table:table-cell>
          <table:table-cell office:value-type="float" office:value="83.52" calcext:value-type="float">
            <text:p>83.52</text:p>
          </table:table-cell>
          <table:table-cell office:value-type="float" office:value="80.04" calcext:value-type="float">
            <text:p>80.04</text:p>
          </table:table-cell>
          <table:table-cell office:value-type="float" office:value="50.94" calcext:value-type="float">
            <text:p>50.94</text:p>
          </table:table-cell>
          <table:table-cell office:value-type="float" office:value="22.82" calcext:value-type="float">
            <text:p>22.82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3" office:value-type="string" calcext:value-type="string">
            <text:p>Input layer = 784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1<text:span text:style-name="T1">st</text:span> hidden layer = 6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2<text:span text:style-name="T1">nd</text:span> hidden layers = 4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3<text:span text:style-name="T1">rd</text:span> hidden layer = 35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4<text:span text:style-name="T1">th</text:span> hidden layer = 320 neuron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Output layers = 10 neuron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 calcext:value-type="string">
            <text:p>Learning rate = 0.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Epochs = 1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tch size = 500</text:p>
          </table:table-cell>
          <table:table-cell table:number-columns-repeated="20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2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06" calcext:value-type="float">
            <text:p>95.06</text:p>
          </table:table-cell>
          <table:table-cell office:value-type="float" office:value="94.65" calcext:value-type="float">
            <text:p>94.65</text:p>
          </table:table-cell>
          <table:table-cell office:value-type="float" office:value="94.5" calcext:value-type="float">
            <text:p>94.5</text:p>
          </table:table-cell>
          <table:table-cell office:value-type="float" office:value="93.97" calcext:value-type="float">
            <text:p>93.97</text:p>
          </table:table-cell>
          <table:table-cell office:value-type="float" office:value="94.39" calcext:value-type="float">
            <text:p>94.39</text:p>
          </table:table-cell>
          <table:table-cell office:value-type="float" office:value="94.35" calcext:value-type="float">
            <text:p>94.35</text:p>
          </table:table-cell>
          <table:table-cell office:value-type="float" office:value="93.73" calcext:value-type="float">
            <text:p>93.73</text:p>
          </table:table-cell>
          <table:table-cell office:value-type="float" office:value="93.19" calcext:value-type="float">
            <text:p>93.19</text:p>
          </table:table-cell>
          <table:table-cell office:value-type="float" office:value="92.4" calcext:value-type="float">
            <text:p>92.4</text:p>
          </table:table-cell>
          <table:table-cell office:value-type="float" office:value="92.94" calcext:value-type="float">
            <text:p>92.94</text:p>
          </table:table-cell>
          <table:table-cell office:value-type="float" office:value="92.3" calcext:value-type="float">
            <text:p>92.3</text:p>
          </table:table-cell>
          <table:table-cell office:value-type="float" office:value="92.47" calcext:value-type="float">
            <text:p>92.47</text:p>
          </table:table-cell>
          <table:table-cell office:value-type="float" office:value="91.92" calcext:value-type="float">
            <text:p>91.92</text:p>
          </table:table-cell>
          <table:table-cell office:value-type="float" office:value="90.31" calcext:value-type="float">
            <text:p>90.31</text:p>
          </table:table-cell>
          <table:table-cell office:value-type="float" office:value="88.32" calcext:value-type="float">
            <text:p>88.32</text:p>
          </table:table-cell>
          <table:table-cell office:value-type="float" office:value="83.81" calcext:value-type="float">
            <text:p>83.81</text:p>
          </table:table-cell>
          <table:table-cell office:value-type="float" office:value="82.39" calcext:value-type="float">
            <text:p>82.39</text:p>
          </table:table-cell>
          <table:table-cell office:value-type="float" office:value="79.97" calcext:value-type="float">
            <text:p>79.97</text:p>
          </table:table-cell>
          <table:table-cell office:value-type="float" office:value="37.31" calcext:value-type="float">
            <text:p>37.31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94.29" calcext:value-type="float">
            <text:p>94.29</text:p>
          </table:table-cell>
          <table:table-cell office:value-type="float" office:value="94.86" calcext:value-type="float">
            <text:p>94.86</text:p>
          </table:table-cell>
          <table:table-cell office:value-type="float" office:value="94.21" calcext:value-type="float">
            <text:p>94.2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7" calcext:value-type="float">
            <text:p>93.97</text:p>
          </table:table-cell>
          <table:table-cell office:value-type="float" office:value="92.98" calcext:value-type="float">
            <text:p>92.98</text:p>
          </table:table-cell>
          <table:table-cell office:value-type="float" office:value="93.77" calcext:value-type="float">
            <text:p>93.77</text:p>
          </table:table-cell>
          <table:table-cell office:value-type="float" office:value="93.73" calcext:value-type="float">
            <text:p>93.73</text:p>
          </table:table-cell>
          <table:table-cell office:value-type="float" office:value="92.72" calcext:value-type="float">
            <text:p>92.72</text:p>
          </table:table-cell>
          <table:table-cell office:value-type="float" office:value="92.98" calcext:value-type="float">
            <text:p>92.98</text:p>
          </table:table-cell>
          <table:table-cell office:value-type="float" office:value="93.03" calcext:value-type="float">
            <text:p>93.03</text:p>
          </table:table-cell>
          <table:table-cell office:value-type="float" office:value="92.3" calcext:value-type="float">
            <text:p>92.3</text:p>
          </table:table-cell>
          <table:table-cell office:value-type="float" office:value="90.94" calcext:value-type="float">
            <text:p>90.94</text:p>
          </table:table-cell>
          <table:table-cell office:value-type="float" office:value="88.4" calcext:value-type="float">
            <text:p>88.4</text:p>
          </table:table-cell>
          <table:table-cell office:value-type="float" office:value="85.37" calcext:value-type="float">
            <text:p>85.37</text:p>
          </table:table-cell>
          <table:table-cell office:value-type="float" office:value="75.18" calcext:value-type="float">
            <text:p>75.18</text:p>
          </table:table-cell>
          <table:table-cell office:value-type="float" office:value="38.59" calcext:value-type="float">
            <text:p>38.59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4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4.93" calcext:value-type="float">
            <text:p>94.93</text:p>
          </table:table-cell>
          <table:table-cell office:value-type="float" office:value="94.33" calcext:value-type="float">
            <text:p>94.33</text:p>
          </table:table-cell>
          <table:table-cell office:value-type="float" office:value="93.24" calcext:value-type="float">
            <text:p>93.24</text:p>
          </table:table-cell>
          <table:table-cell office:value-type="float" office:value="92.4" calcext:value-type="float">
            <text:p>92.4</text:p>
          </table:table-cell>
          <table:table-cell office:value-type="float" office:value="93.32" calcext:value-type="float">
            <text:p>93.32</text:p>
          </table:table-cell>
          <table:table-cell office:value-type="float" office:value="93.7" calcext:value-type="float">
            <text:p>93.7</text:p>
          </table:table-cell>
          <table:table-cell office:value-type="float" office:value="93.3" calcext:value-type="float">
            <text:p>93.3</text:p>
          </table:table-cell>
          <table:table-cell office:value-type="float" office:value="93.5" calcext:value-type="float">
            <text:p>93.5</text:p>
          </table:table-cell>
          <table:table-cell office:value-type="float" office:value="91.7" calcext:value-type="float">
            <text:p>91.7</text:p>
          </table:table-cell>
          <table:table-cell office:value-type="float" office:value="90.4" calcext:value-type="float">
            <text:p>90.4</text:p>
          </table:table-cell>
          <table:table-cell office:value-type="float" office:value="89.9" calcext:value-type="float">
            <text:p>89.9</text:p>
          </table:table-cell>
          <table:table-cell office:value-type="float" office:value="91.87" calcext:value-type="float">
            <text:p>91.87</text:p>
          </table:table-cell>
          <table:table-cell office:value-type="float" office:value="91.82" calcext:value-type="float">
            <text:p>91.82</text:p>
          </table:table-cell>
          <table:table-cell office:value-type="float" office:value="91.44" calcext:value-type="float">
            <text:p>91.44</text:p>
          </table:table-cell>
          <table:table-cell office:value-type="float" office:value="88.38" calcext:value-type="float">
            <text:p>88.38</text:p>
          </table:table-cell>
          <table:table-cell office:value-type="float" office:value="86.18" calcext:value-type="float">
            <text:p>86.18</text:p>
          </table:table-cell>
          <table:table-cell office:value-type="float" office:value="73.01" calcext:value-type="float">
            <text:p>73.01</text:p>
          </table:table-cell>
          <table:table-cell office:value-type="float" office:value="46.18" calcext:value-type="float">
            <text:p>46.18</text:p>
          </table:table-cell>
          <table:table-cell office:value-type="float" office:value="25.79" calcext:value-type="float">
            <text:p>25.79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all layer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5.22" calcext:value-type="float">
            <text:p>95.22</text:p>
          </table:table-cell>
          <table:table-cell office:value-type="float" office:value="93.64" calcext:value-type="float">
            <text:p>93.64</text:p>
          </table:table-cell>
          <table:table-cell office:value-type="float" office:value="91.43" calcext:value-type="float">
            <text:p>91.43</text:p>
          </table:table-cell>
          <table:table-cell office:value-type="float" office:value="91.33" calcext:value-type="float">
            <text:p>91.33</text:p>
          </table:table-cell>
          <table:table-cell office:value-type="float" office:value="91.14" calcext:value-type="float">
            <text:p>91.14</text:p>
          </table:table-cell>
          <table:table-cell office:value-type="float" office:value="89.93" calcext:value-type="float">
            <text:p>89.93</text:p>
          </table:table-cell>
          <table:table-cell office:value-type="float" office:value="87.38" calcext:value-type="float">
            <text:p>87.38</text:p>
          </table:table-cell>
          <table:table-cell office:value-type="float" office:value="81.09" calcext:value-type="float">
            <text:p>81.09</text:p>
          </table:table-cell>
          <table:table-cell office:value-type="float" office:value="52.6" calcext:value-type="float">
            <text:p>52.6</text:p>
          </table:table-cell>
          <table:table-cell office:value-type="float" office:value="11.35" calcext:value-type="float">
            <text:p>11.35</text:p>
          </table:table-cell>
          <table:table-cell office:value-type="float" office:value="10.28" calcext:value-type="float">
            <text:p>10.28</text:p>
          </table:table-cell>
          <table:table-cell office:value-type="float" office:value="9.58" calcext:value-type="float">
            <text:p>9.58</text:p>
          </table:table-cell>
          <table:table-cell office:value-type="float" office:value="9.74" calcext:value-type="float">
            <text:p>9.74</text:p>
          </table:table-cell>
          <table:table-cell office:value-type="float" office:value="10.28" calcext:value-type="float">
            <text:p>10.28</text:p>
          </table:table-cell>
          <table:table-cell table:number-columns-repeated="2" office:value-type="float" office:value="11.35" calcext:value-type="float">
            <text:p>11.35</text:p>
          </table:table-cell>
          <table:table-cell office:value-type="float" office:value="10.1" calcext:value-type="float">
            <text:p>10.1</text:p>
          </table:table-cell>
          <table:table-cell office:value-type="float" office:value="9.82" calcext:value-type="float">
            <text:p>9.82</text:p>
          </table:table-cell>
          <table:table-cell office:value-type="float" office:value="10.1" calcext:value-type="float">
            <text:p>10.1</text:p>
          </table:table-cell>
          <table:table-cell office:value-type="float" office:value="11.35" calcext:value-type="float">
            <text:p>11.35</text:p>
          </table:table-cell>
        </table:table-row>
      </table:table>
      <table:table table:name="5 Hidden Layers " table:style-name="ta1">
        <table:shapes>
          <draw:frame draw:z-index="0" draw:style-name="gr1" draw:text-style-name="P1" svg:width="1279.79pt" svg:height="295.88pt" svg:x="146.64pt" svg:y="77.78pt">
            <loext:p draw:notify-on-update-of-ranges="'5 Hidden Layers '.B4:'5 Hidden Layers '.U4 '5 Hidden Layers '.A5:'5 Hidden Layers '.A5 '5 Hidden Layers '.B5:'5 Hidden Layers '.U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279.79pt" svg:height="295.88pt" svg:x="147.63pt" svg:y="475.57pt">
            <loext:p draw:notify-on-update-of-ranges="'5 Hidden Layers '.B34:'5 Hidden Layers '.U34 '5 Hidden Layers '.A35:'5 Hidden Layers '.A35 '5 Hidden Layers '.B35:'5 Hidden Layers '.U3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279.79pt" svg:height="295.88pt" svg:x="147.63pt" svg:y="860.94pt">
            <loext:p draw:notify-on-update-of-ranges="'5 Hidden Layers '.B65:'5 Hidden Layers '.U65 '5 Hidden Layers '.A66:'5 Hidden Layers '.A66 '5 Hidden Layers '.B66:'5 Hidden Layers '.U6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279.79pt" svg:height="295.88pt" svg:x="147.63pt" svg:y="1257.76pt">
            <loext:p draw:notify-on-update-of-ranges="'5 Hidden Layers '.B95:'5 Hidden Layers '.U95 '5 Hidden Layers '.A96:'5 Hidden Layers '.A96 '5 Hidden Layers '.B96:'5 Hidden Layers '.U9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279.79pt" svg:height="295.88pt" svg:x="147.63pt" svg:y="1667.34pt">
            <loext:p draw:notify-on-update-of-ranges="'5 Hidden Layers '.B95:'5 Hidden Layers '.U95 '5 Hidden Layers '.A96:'5 Hidden Layers '.A96 '5 Hidden Layers '.B96:'5 Hidden Layers '.U9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5" draw:style-name="gr1" draw:text-style-name="P1" svg:width="1279.79pt" svg:height="295.88pt" svg:x="147.63pt" svg:y="2077.74pt">
            <loext:p draw:notify-on-update-of-ranges="'5 Hidden Layers '.A159:'5 Hidden Layers '.A159 '5 Hidden Layers '.B159:'5 Hidden Layers '.U159 '5 Hidden Layers '.A160:'5 Hidden Layers '.A160 '5 Hidden Layers '.B160:'5 Hidden Layers '.U160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0" table:default-cell-style-name="Default"/>
        <table:table-row table:style-name="ro1">
          <table:table-cell table:style-name="ce1" office:value-type="string" calcext:value-type="string">
            <text:p>5 hidden layer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2.85" calcext:value-type="float">
            <text:p>92.85</text:p>
          </table:table-cell>
          <table:table-cell office:value-type="float" office:value="93.74" calcext:value-type="float">
            <text:p>93.74</text:p>
          </table:table-cell>
          <table:table-cell office:value-type="float" office:value="93.36" calcext:value-type="float">
            <text:p>93.36</text:p>
          </table:table-cell>
          <table:table-cell office:value-type="float" office:value="92.39" calcext:value-type="float">
            <text:p>92.39</text:p>
          </table:table-cell>
          <table:table-cell office:value-type="float" office:value="91.66" calcext:value-type="float">
            <text:p>91.66</text:p>
          </table:table-cell>
          <table:table-cell office:value-type="float" office:value="91.73" calcext:value-type="float">
            <text:p>91.73</text:p>
          </table:table-cell>
          <table:table-cell office:value-type="float" office:value="92.15" calcext:value-type="float">
            <text:p>92.15</text:p>
          </table:table-cell>
          <table:table-cell office:value-type="float" office:value="88.77" calcext:value-type="float">
            <text:p>88.77</text:p>
          </table:table-cell>
          <table:table-cell office:value-type="float" office:value="86.63" calcext:value-type="float">
            <text:p>86.63</text:p>
          </table:table-cell>
          <table:table-cell office:value-type="float" office:value="86.27" calcext:value-type="float">
            <text:p>86.27</text:p>
          </table:table-cell>
          <table:table-cell office:value-type="float" office:value="84.82" calcext:value-type="float">
            <text:p>84.82</text:p>
          </table:table-cell>
          <table:table-cell office:value-type="float" office:value="82.15" calcext:value-type="float">
            <text:p>82.15</text:p>
          </table:table-cell>
          <table:table-cell office:value-type="float" office:value="78.48" calcext:value-type="float">
            <text:p>78.48</text:p>
          </table:table-cell>
          <table:table-cell office:value-type="float" office:value="66.4" calcext:value-type="float">
            <text:p>66.4</text:p>
          </table:table-cell>
          <table:table-cell office:value-type="float" office:value="63.28" calcext:value-type="float">
            <text:p>63.28</text:p>
          </table:table-cell>
          <table:table-cell office:value-type="float" office:value="26.4" calcext:value-type="float">
            <text:p>26.4</text:p>
          </table:table-cell>
          <table:table-cell office:value-type="float" office:value="22.08" calcext:value-type="float">
            <text:p>22.08</text:p>
          </table:table-cell>
          <table:table-cell office:value-type="float" office:value="10.28" calcext:value-type="float">
            <text:p>10.28</text:p>
          </table:table-cell>
          <table:table-cell office:value-type="float" office:value="13.7" calcext:value-type="float">
            <text:p>13.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3" office:value-type="string" calcext:value-type="string">
            <text:p>Input layer = 784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1<text:span text:style-name="T1">st</text:span> hidden layer = 6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2<text:span text:style-name="T1">nd</text:span> hidden layers = 4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3<text:span text:style-name="T1">rd</text:span> hidden layer = 35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4<text:span text:style-name="T1">th</text:span> hidden layer = 32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<text:span text:style-name="T1"> </text:span>5<text:span text:style-name="T1">th</text:span> hidden layer = 310 neuron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Output layers = 10 neuron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 calcext:value-type="string">
            <text:p>Learning rate = 0.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Epochs = 1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tch size = 500</text:p>
          </table:table-cell>
          <table:table-cell table:number-columns-repeated="20"/>
        </table:table-row>
        <table:table-row table:style-name="ro1" table:number-rows-repeated="14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2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3.24" calcext:value-type="float">
            <text:p>93.24</text:p>
          </table:table-cell>
          <table:table-cell office:value-type="float" office:value="93.15" calcext:value-type="float">
            <text:p>93.15</text:p>
          </table:table-cell>
          <table:table-cell office:value-type="float" office:value="92.8" calcext:value-type="float">
            <text:p>92.8</text:p>
          </table:table-cell>
          <table:table-cell office:value-type="float" office:value="92.75" calcext:value-type="float">
            <text:p>92.75</text:p>
          </table:table-cell>
          <table:table-cell office:value-type="float" office:value="92.07" calcext:value-type="float">
            <text:p>92.07</text:p>
          </table:table-cell>
          <table:table-cell office:value-type="float" office:value="91.83" calcext:value-type="float">
            <text:p>91.83</text:p>
          </table:table-cell>
          <table:table-cell office:value-type="float" office:value="91.61" calcext:value-type="float">
            <text:p>91.61</text:p>
          </table:table-cell>
          <table:table-cell office:value-type="float" office:value="90.39" calcext:value-type="float">
            <text:p>90.39</text:p>
          </table:table-cell>
          <table:table-cell office:value-type="float" office:value="90.61" calcext:value-type="float">
            <text:p>90.61</text:p>
          </table:table-cell>
          <table:table-cell office:value-type="float" office:value="87.53" calcext:value-type="float">
            <text:p>87.53</text:p>
          </table:table-cell>
          <table:table-cell office:value-type="float" office:value="84.55" calcext:value-type="float">
            <text:p>84.55</text:p>
          </table:table-cell>
          <table:table-cell office:value-type="float" office:value="80.36" calcext:value-type="float">
            <text:p>80.36</text:p>
          </table:table-cell>
          <table:table-cell office:value-type="float" office:value="76.07" calcext:value-type="float">
            <text:p>76.07</text:p>
          </table:table-cell>
          <table:table-cell office:value-type="float" office:value="71.78" calcext:value-type="float">
            <text:p>71.78</text:p>
          </table:table-cell>
          <table:table-cell office:value-type="float" office:value="63.69" calcext:value-type="float">
            <text:p>63.69</text:p>
          </table:table-cell>
          <table:table-cell office:value-type="float" office:value="43.1" calcext:value-type="float">
            <text:p>43.1</text:p>
          </table:table-cell>
          <table:table-cell office:value-type="float" office:value="28.03" calcext:value-type="float">
            <text:p>28.03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3.83" calcext:value-type="float">
            <text:p>93.83</text:p>
          </table:table-cell>
          <table:table-cell office:value-type="float" office:value="92.18" calcext:value-type="float">
            <text:p>92.18</text:p>
          </table:table-cell>
          <table:table-cell office:value-type="float" office:value="92.88" calcext:value-type="float">
            <text:p>92.88</text:p>
          </table:table-cell>
          <table:table-cell office:value-type="float" office:value="93.31" calcext:value-type="float">
            <text:p>93.31</text:p>
          </table:table-cell>
          <table:table-cell office:value-type="float" office:value="92.32" calcext:value-type="float">
            <text:p>92.32</text:p>
          </table:table-cell>
          <table:table-cell office:value-type="float" office:value="92.47" calcext:value-type="float">
            <text:p>92.47</text:p>
          </table:table-cell>
          <table:table-cell office:value-type="float" office:value="92.22" calcext:value-type="float">
            <text:p>92.22</text:p>
          </table:table-cell>
          <table:table-cell office:value-type="float" office:value="91.98" calcext:value-type="float">
            <text:p>91.98</text:p>
          </table:table-cell>
          <table:table-cell office:value-type="float" office:value="86.91" calcext:value-type="float">
            <text:p>86.91</text:p>
          </table:table-cell>
          <table:table-cell office:value-type="float" office:value="89.83" calcext:value-type="float">
            <text:p>89.83</text:p>
          </table:table-cell>
          <table:table-cell office:value-type="float" office:value="89" calcext:value-type="float">
            <text:p>89</text:p>
          </table:table-cell>
          <table:table-cell office:value-type="float" office:value="87.71" calcext:value-type="float">
            <text:p>87.71</text:p>
          </table:table-cell>
          <table:table-cell office:value-type="float" office:value="84.65" calcext:value-type="float">
            <text:p>84.65</text:p>
          </table:table-cell>
          <table:table-cell office:value-type="float" office:value="85.49" calcext:value-type="float">
            <text:p>85.49</text:p>
          </table:table-cell>
          <table:table-cell office:value-type="float" office:value="58.27" calcext:value-type="float">
            <text:p>58.27</text:p>
          </table:table-cell>
          <table:table-cell office:value-type="float" office:value="49.67" calcext:value-type="float">
            <text:p>49.67</text:p>
          </table:table-cell>
          <table:table-cell office:value-type="float" office:value="35.34" calcext:value-type="float">
            <text:p>35.34</text:p>
          </table:table-cell>
          <table:table-cell office:value-type="float" office:value="10.1" calcext:value-type="float">
            <text:p>10.1</text:p>
          </table:table-cell>
          <table:table-cell office:value-type="float" office:value="12.32" calcext:value-type="float">
            <text:p>12.32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 table:number-rows-repeated="27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4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3.13" calcext:value-type="float">
            <text:p>93.13</text:p>
          </table:table-cell>
          <table:table-cell office:value-type="float" office:value="92.61" calcext:value-type="float">
            <text:p>92.61</text:p>
          </table:table-cell>
          <table:table-cell office:value-type="float" office:value="93.46" calcext:value-type="float">
            <text:p>93.46</text:p>
          </table:table-cell>
          <table:table-cell office:value-type="float" office:value="91.7" calcext:value-type="float">
            <text:p>91.7</text:p>
          </table:table-cell>
          <table:table-cell office:value-type="float" office:value="92.76" calcext:value-type="float">
            <text:p>92.76</text:p>
          </table:table-cell>
          <table:table-cell office:value-type="float" office:value="92.85" calcext:value-type="float">
            <text:p>92.85</text:p>
          </table:table-cell>
          <table:table-cell office:value-type="float" office:value="92.75" calcext:value-type="float">
            <text:p>92.75</text:p>
          </table:table-cell>
          <table:table-cell office:value-type="float" office:value="91.86" calcext:value-type="float">
            <text:p>91.86</text:p>
          </table:table-cell>
          <table:table-cell office:value-type="float" office:value="90.52" calcext:value-type="float">
            <text:p>90.52</text:p>
          </table:table-cell>
          <table:table-cell office:value-type="float" office:value="91.49" calcext:value-type="float">
            <text:p>91.49</text:p>
          </table:table-cell>
          <table:table-cell office:value-type="float" office:value="90.89" calcext:value-type="float">
            <text:p>90.89</text:p>
          </table:table-cell>
          <table:table-cell office:value-type="float" office:value="90.28" calcext:value-type="float">
            <text:p>90.28</text:p>
          </table:table-cell>
          <table:table-cell office:value-type="float" office:value="79.82" calcext:value-type="float">
            <text:p>79.82</text:p>
          </table:table-cell>
          <table:table-cell office:value-type="float" office:value="82.58" calcext:value-type="float">
            <text:p>82.58</text:p>
          </table:table-cell>
          <table:table-cell office:value-type="float" office:value="54.26" calcext:value-type="float">
            <text:p>54.26</text:p>
          </table:table-cell>
          <table:table-cell office:value-type="float" office:value="47.89" calcext:value-type="float">
            <text:p>47.89</text:p>
          </table:table-cell>
          <table:table-cell office:value-type="float" office:value="33.76" calcext:value-type="float">
            <text:p>33.76</text:p>
          </table:table-cell>
          <table:table-cell office:value-type="float" office:value="28.21" calcext:value-type="float">
            <text:p>28.21</text:p>
          </table:table-cell>
          <table:table-cell office:value-type="float" office:value="9.01" calcext:value-type="float">
            <text:p>9.0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 table:number-rows-repeated="29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3.88" calcext:value-type="float">
            <text:p>93.88</text:p>
          </table:table-cell>
          <table:table-cell office:value-type="float" office:value="92.65" calcext:value-type="float">
            <text:p>92.65</text:p>
          </table:table-cell>
          <table:table-cell office:value-type="float" office:value="93.05" calcext:value-type="float">
            <text:p>93.05</text:p>
          </table:table-cell>
          <table:table-cell office:value-type="float" office:value="92.05" calcext:value-type="float">
            <text:p>92.05</text:p>
          </table:table-cell>
          <table:table-cell office:value-type="float" office:value="91.49" calcext:value-type="float">
            <text:p>91.49</text:p>
          </table:table-cell>
          <table:table-cell office:value-type="float" office:value="90.35" calcext:value-type="float">
            <text:p>90.35</text:p>
          </table:table-cell>
          <table:table-cell office:value-type="float" office:value="91.52" calcext:value-type="float">
            <text:p>91.52</text:p>
          </table:table-cell>
          <table:table-cell office:value-type="float" office:value="90.63" calcext:value-type="float">
            <text:p>90.63</text:p>
          </table:table-cell>
          <table:table-cell office:value-type="float" office:value="89.36" calcext:value-type="float">
            <text:p>89.36</text:p>
          </table:table-cell>
          <table:table-cell office:value-type="float" office:value="89.09" calcext:value-type="float">
            <text:p>89.09</text:p>
          </table:table-cell>
          <table:table-cell office:value-type="float" office:value="77.27" calcext:value-type="float">
            <text:p>77.27</text:p>
          </table:table-cell>
          <table:table-cell office:value-type="float" office:value="82.85" calcext:value-type="float">
            <text:p>82.85</text:p>
          </table:table-cell>
          <table:table-cell office:value-type="float" office:value="76.48" calcext:value-type="float">
            <text:p>76.48</text:p>
          </table:table-cell>
          <table:table-cell office:value-type="float" office:value="57.68" calcext:value-type="float">
            <text:p>57.68</text:p>
          </table:table-cell>
          <table:table-cell office:value-type="float" office:value="64.48" calcext:value-type="float">
            <text:p>64.48</text:p>
          </table:table-cell>
          <table:table-cell office:value-type="float" office:value="20.9" calcext:value-type="float">
            <text:p>20.9</text:p>
          </table:table-cell>
          <table:table-cell office:value-type="float" office:value="30.48" calcext:value-type="float">
            <text:p>30.48</text:p>
          </table:table-cell>
          <table:table-cell office:value-type="float" office:value="30.08" calcext:value-type="float">
            <text:p>30.08</text:p>
          </table:table-cell>
          <table:table-cell office:value-type="float" office:value="28.34" calcext:value-type="float">
            <text:p>28.34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 table:number-rows-repeated="29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all layer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4.16" calcext:value-type="float">
            <text:p>94.16</text:p>
          </table:table-cell>
          <table:table-cell office:value-type="float" office:value="91.27" calcext:value-type="float">
            <text:p>91.27</text:p>
          </table:table-cell>
          <table:table-cell office:value-type="float" office:value="87.12" calcext:value-type="float">
            <text:p>87.12</text:p>
          </table:table-cell>
          <table:table-cell office:value-type="float" office:value="86.71" calcext:value-type="float">
            <text:p>86.71</text:p>
          </table:table-cell>
          <table:table-cell office:value-type="float" office:value="61.56" calcext:value-type="float">
            <text:p>61.56</text:p>
          </table:table-cell>
          <table:table-cell office:value-type="float" office:value="17.91" calcext:value-type="float">
            <text:p>17.91</text:p>
          </table:table-cell>
          <table:table-cell office:value-type="float" office:value="14.35" calcext:value-type="float">
            <text:p>14.35</text:p>
          </table:table-cell>
          <table:table-cell office:value-type="float" office:value="11.35" calcext:value-type="float">
            <text:p>11.35</text:p>
          </table:table-cell>
          <table:table-cell office:value-type="float" office:value="10.32" calcext:value-type="float">
            <text:p>10.32</text:p>
          </table:table-cell>
          <table:table-cell office:value-type="float" office:value="11.35" calcext:value-type="float">
            <text:p>11.35</text:p>
          </table:table-cell>
          <table:table-cell office:value-type="float" office:value="10.28" calcext:value-type="float">
            <text:p>10.28</text:p>
          </table:table-cell>
          <table:table-cell office:value-type="float" office:value="9.82" calcext:value-type="float">
            <text:p>9.82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float" office:value="10.09" calcext:value-type="float">
            <text:p>10.09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" calcext:value-type="float">
            <text:p>10.1</text:p>
          </table:table-cell>
          <table:table-cell office:value-type="float" office:value="9.58" calcext:value-type="float">
            <text:p>9.58</text:p>
          </table:table-cell>
          <table:table-cell office:value-type="float" office:value="11.35" calcext:value-type="float">
            <text:p>11.35</text:p>
          </table:table-cell>
          <table:table-cell office:value-type="float" office:value="9.58" calcext:value-type="float">
            <text:p>9.58</text:p>
          </table:table-cell>
        </table:table-row>
      </table:table>
      <table:table table:name="6 Hidden Layers" table:style-name="ta1">
        <table:shapes>
          <draw:frame draw:z-index="0" draw:style-name="gr1" draw:text-style-name="P1" svg:width="1279.79pt" svg:height="295.88pt" svg:x="151.51pt" svg:y="90.96pt">
            <loext:p draw:notify-on-update-of-ranges="'5 Hidden Layers '.B4:'5 Hidden Layers '.U4 '5 Hidden Layers '.A5:'5 Hidden Layers '.A5 '5 Hidden Layers '.B5:'5 Hidden Layers '.U5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279.79pt" svg:height="295.88pt" svg:x="151.51pt" svg:y="493.8pt">
            <loext:p draw:notify-on-update-of-ranges="'6 Hidden Layers'.B4:'6 Hidden Layers'.U4 '6 Hidden Layers'.A5:'6 Hidden Layers'.A5 '6 Hidden Layers'.B5:'6 Hidden Layers'.U5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279.79pt" svg:height="295.88pt" svg:x="151.51pt" svg:y="909.64pt">
            <loext:p draw:notify-on-update-of-ranges="'6 Hidden Layers'.B35:'6 Hidden Layers'.U35 '6 Hidden Layers'.A36:'6 Hidden Layers'.A36 '6 Hidden Layers'.B36:'6 Hidden Layers'.U3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279.79pt" svg:height="295.88pt" svg:x="151.51pt" svg:y="1312.47pt">
            <loext:p draw:notify-on-update-of-ranges="'6 Hidden Layers'.B67:'6 Hidden Layers'.U67 '6 Hidden Layers'.A68:'6 Hidden Layers'.A68 '6 Hidden Layers'.B68:'6 Hidden Layers'.U6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1279.79pt" svg:height="295.88pt" svg:x="151.51pt" svg:y="1715.3pt">
            <loext:p draw:notify-on-update-of-ranges="'6 Hidden Layers'.B98:'6 Hidden Layers'.U98 '6 Hidden Layers'.A99:'6 Hidden Layers'.A99 '6 Hidden Layers'.B99:'6 Hidden Layers'.U99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draw:text-style-name="P1" svg:width="1279.79pt" svg:height="295.88pt" svg:x="151.51pt" svg:y="2118.13pt">
            <loext:p draw:notify-on-update-of-ranges="'6 Hidden Layers'.B129:'6 Hidden Layers'.U129 '6 Hidden Layers'.A130:'6 Hidden Layers'.A130 '6 Hidden Layers'.B130:'6 Hidden Layers'.U130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6" draw:style-name="gr1" draw:text-style-name="P1" svg:width="1279.79pt" svg:height="295.88pt" svg:x="151.51pt" svg:y="2539.19pt">
            <loext:p draw:notify-on-update-of-ranges="'6 Hidden Layers'.A195:'6 Hidden Layers'.A195 '6 Hidden Layers'.B195:'6 Hidden Layers'.U195 '6 Hidden Layers'.A196:'6 Hidden Layers'.A196 '6 Hidden Layers'.B196:'6 Hidden Layers'.U196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0" table:default-cell-style-name="Default"/>
        <table:table-row table:style-name="ro1">
          <table:table-cell table:style-name="ce1" office:value-type="string" calcext:value-type="string">
            <text:p>6 hidden layer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87.57" calcext:value-type="float">
            <text:p>87.57</text:p>
          </table:table-cell>
          <table:table-cell office:value-type="float" office:value="80.46" calcext:value-type="float">
            <text:p>80.46</text:p>
          </table:table-cell>
          <table:table-cell office:value-type="float" office:value="83.16" calcext:value-type="float">
            <text:p>83.16</text:p>
          </table:table-cell>
          <table:table-cell office:value-type="float" office:value="83.7" calcext:value-type="float">
            <text:p>83.7</text:p>
          </table:table-cell>
          <table:table-cell office:value-type="float" office:value="87.42" calcext:value-type="float">
            <text:p>87.42</text:p>
          </table:table-cell>
          <table:table-cell office:value-type="float" office:value="77.68" calcext:value-type="float">
            <text:p>77.68</text:p>
          </table:table-cell>
          <table:table-cell office:value-type="float" office:value="80.7" calcext:value-type="float">
            <text:p>80.7</text:p>
          </table:table-cell>
          <table:table-cell office:value-type="float" office:value="73.61" calcext:value-type="float">
            <text:p>73.61</text:p>
          </table:table-cell>
          <table:table-cell office:value-type="float" office:value="58.27" calcext:value-type="float">
            <text:p>58.27</text:p>
          </table:table-cell>
          <table:table-cell office:value-type="float" office:value="50.45" calcext:value-type="float">
            <text:p>50.45</text:p>
          </table:table-cell>
          <table:table-cell office:value-type="float" office:value="36.45" calcext:value-type="float">
            <text:p>36.45</text:p>
          </table:table-cell>
          <table:table-cell office:value-type="float" office:value="36.35" calcext:value-type="float">
            <text:p>36.35</text:p>
          </table:table-cell>
          <table:table-cell office:value-type="float" office:value="36.56" calcext:value-type="float">
            <text:p>36.56</text:p>
          </table:table-cell>
          <table:table-cell office:value-type="float" office:value="18" calcext:value-type="float">
            <text:p>18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3" office:value-type="string" calcext:value-type="string">
            <text:p>Input layer = 784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1<text:span text:style-name="T1">st</text:span> hidden layer = 6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2<text:span text:style-name="T1">nd</text:span> hidden layers = 4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3<text:span text:style-name="T1">rd</text:span> hidden layer = 35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4<text:span text:style-name="T1">th</text:span> hidden layer = 32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<text:span text:style-name="T1"> </text:span>5<text:span text:style-name="T1">th</text:span> hidden layer = 31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6<text:span text:style-name="T1">th</text:span> hidden layer = 300 neuron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Output layers = 10 neuron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 calcext:value-type="string">
            <text:p>Learning rate = 0.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Epochs = 1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tch size = 500</text:p>
          </table:table-cell>
          <table:table-cell table:number-columns-repeated="20"/>
        </table:table-row>
        <table:table-row table:style-name="ro1" table:number-rows-repeated="14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2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0.35" calcext:value-type="float">
            <text:p>90.35</text:p>
          </table:table-cell>
          <table:table-cell office:value-type="float" office:value="89.32" calcext:value-type="float">
            <text:p>89.32</text:p>
          </table:table-cell>
          <table:table-cell office:value-type="float" office:value="87.31" calcext:value-type="float">
            <text:p>87.3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79" calcext:value-type="float">
            <text:p>88.79</text:p>
          </table:table-cell>
          <table:table-cell office:value-type="float" office:value="67.72" calcext:value-type="float">
            <text:p>67.72</text:p>
          </table:table-cell>
          <table:table-cell office:value-type="float" office:value="74.76" calcext:value-type="float">
            <text:p>74.76</text:p>
          </table:table-cell>
          <table:table-cell office:value-type="float" office:value="82.81" calcext:value-type="float">
            <text:p>82.81</text:p>
          </table:table-cell>
          <table:table-cell office:value-type="float" office:value="51.49" calcext:value-type="float">
            <text:p>51.49</text:p>
          </table:table-cell>
          <table:table-cell office:value-type="float" office:value="26.1" calcext:value-type="float">
            <text:p>26.1</text:p>
          </table:table-cell>
          <table:table-cell office:value-type="float" office:value="43.29" calcext:value-type="float">
            <text:p>43.29</text:p>
          </table:table-cell>
          <table:table-cell office:value-type="float" office:value="29.22" calcext:value-type="float">
            <text:p>29.22</text:p>
          </table:table-cell>
          <table:table-cell office:value-type="float" office:value="25.05" calcext:value-type="float">
            <text:p>25.05</text:p>
          </table:table-cell>
          <table:table-cell office:value-type="float" office:value="10.27" calcext:value-type="float">
            <text:p>10.27</text:p>
          </table:table-cell>
          <table:table-cell office:value-type="float" office:value="12.43" calcext:value-type="float">
            <text:p>12.43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2" office:value-type="float" office:value="9.74" calcext:value-type="float">
            <text:p>9.74</text:p>
          </table:table-cell>
        </table:table-row>
        <table:table-row table:style-name="ro1" table:number-rows-repeated="29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87.79" calcext:value-type="float">
            <text:p>87.79</text:p>
          </table:table-cell>
          <table:table-cell office:value-type="float" office:value="86.5" calcext:value-type="float">
            <text:p>86.5</text:p>
          </table:table-cell>
          <table:table-cell office:value-type="float" office:value="81.73" calcext:value-type="float">
            <text:p>81.73</text:p>
          </table:table-cell>
          <table:table-cell office:value-type="float" office:value="86.69" calcext:value-type="float">
            <text:p>86.69</text:p>
          </table:table-cell>
          <table:table-cell office:value-type="float" office:value="58.04" calcext:value-type="float">
            <text:p>58.04</text:p>
          </table:table-cell>
          <table:table-cell office:value-type="float" office:value="75.33" calcext:value-type="float">
            <text:p>75.33</text:p>
          </table:table-cell>
          <table:table-cell office:value-type="float" office:value="76.45" calcext:value-type="float">
            <text:p>76.45</text:p>
          </table:table-cell>
          <table:table-cell office:value-type="float" office:value="48.6" calcext:value-type="float">
            <text:p>48.6</text:p>
          </table:table-cell>
          <table:table-cell office:value-type="float" office:value="57.26" calcext:value-type="float">
            <text:p>57.26</text:p>
          </table:table-cell>
          <table:table-cell office:value-type="float" office:value="66.28" calcext:value-type="float">
            <text:p>66.28</text:p>
          </table:table-cell>
          <table:table-cell office:value-type="float" office:value="52.77" calcext:value-type="float">
            <text:p>52.77</text:p>
          </table:table-cell>
          <table:table-cell office:value-type="float" office:value="46.23" calcext:value-type="float">
            <text:p>46.23</text:p>
          </table:table-cell>
          <table:table-cell office:value-type="float" office:value="37.49" calcext:value-type="float">
            <text:p>37.49</text:p>
          </table:table-cell>
          <table:table-cell office:value-type="float" office:value="29.4" calcext:value-type="float">
            <text:p>29.4</text:p>
          </table:table-cell>
          <table:table-cell office:value-type="float" office:value="11.77" calcext:value-type="float">
            <text:p>11.77</text:p>
          </table:table-cell>
          <table:table-cell table:number-columns-repeated="4" office:value-type="float" office:value="10.1" calcext:value-type="float">
            <text:p>10.1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4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88.76" calcext:value-type="float">
            <text:p>88.76</text:p>
          </table:table-cell>
          <table:table-cell office:value-type="float" office:value="88.72" calcext:value-type="float">
            <text:p>88.72</text:p>
          </table:table-cell>
          <table:table-cell office:value-type="float" office:value="89.87" calcext:value-type="float">
            <text:p>89.87</text:p>
          </table:table-cell>
          <table:table-cell office:value-type="float" office:value="74.03" calcext:value-type="float">
            <text:p>74.03</text:p>
          </table:table-cell>
          <table:table-cell office:value-type="float" office:value="87.96" calcext:value-type="float">
            <text:p>87.96</text:p>
          </table:table-cell>
          <table:table-cell office:value-type="float" office:value="74.29" calcext:value-type="float">
            <text:p>74.29</text:p>
          </table:table-cell>
          <table:table-cell office:value-type="float" office:value="70.24" calcext:value-type="float">
            <text:p>70.24</text:p>
          </table:table-cell>
          <table:table-cell office:value-type="float" office:value="62.11" calcext:value-type="float">
            <text:p>62.11</text:p>
          </table:table-cell>
          <table:table-cell office:value-type="float" office:value="53.72" calcext:value-type="float">
            <text:p>53.72</text:p>
          </table:table-cell>
          <table:table-cell office:value-type="float" office:value="52.24" calcext:value-type="float">
            <text:p>52.24</text:p>
          </table:table-cell>
          <table:table-cell office:value-type="float" office:value="35.74" calcext:value-type="float">
            <text:p>35.74</text:p>
          </table:table-cell>
          <table:table-cell office:value-type="float" office:value="24.08" calcext:value-type="float">
            <text:p>24.08</text:p>
          </table:table-cell>
          <table:table-cell office:value-type="float" office:value="18.66" calcext:value-type="float">
            <text:p>18.66</text:p>
          </table:table-cell>
          <table:table-cell office:value-type="float" office:value="18.15" calcext:value-type="float">
            <text:p>18.15</text:p>
          </table:table-cell>
          <table:table-cell office:value-type="float" office:value="21.39" calcext:value-type="float">
            <text:p>21.39</text:p>
          </table:table-cell>
          <table:table-cell office:value-type="float" office:value="22.85" calcext:value-type="float">
            <text:p>22.85</text:p>
          </table:table-cell>
          <table:table-cell office:value-type="float" office:value="10.1" calcext:value-type="float">
            <text:p>10.1</text:p>
          </table:table-cell>
          <table:table-cell table:number-columns-repeated="3" office:value-type="float" office:value="9.74" calcext:value-type="float">
            <text:p>9.74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89.54" calcext:value-type="float">
            <text:p>89.54</text:p>
          </table:table-cell>
          <table:table-cell office:value-type="float" office:value="88.89" calcext:value-type="float">
            <text:p>88.89</text:p>
          </table:table-cell>
          <table:table-cell office:value-type="float" office:value="88.26" calcext:value-type="float">
            <text:p>88.26</text:p>
          </table:table-cell>
          <table:table-cell office:value-type="float" office:value="88.29" calcext:value-type="float">
            <text:p>88.29</text:p>
          </table:table-cell>
          <table:table-cell office:value-type="float" office:value="73.82" calcext:value-type="float">
            <text:p>73.82</text:p>
          </table:table-cell>
          <table:table-cell office:value-type="float" office:value="80.42" calcext:value-type="float">
            <text:p>80.42</text:p>
          </table:table-cell>
          <table:table-cell office:value-type="float" office:value="79.07" calcext:value-type="float">
            <text:p>79.07</text:p>
          </table:table-cell>
          <table:table-cell office:value-type="float" office:value="77.08" calcext:value-type="float">
            <text:p>77.08</text:p>
          </table:table-cell>
          <table:table-cell office:value-type="float" office:value="46.29" calcext:value-type="float">
            <text:p>46.29</text:p>
          </table:table-cell>
          <table:table-cell office:value-type="float" office:value="44.15" calcext:value-type="float">
            <text:p>44.15</text:p>
          </table:table-cell>
          <table:table-cell office:value-type="float" office:value="30.89" calcext:value-type="float">
            <text:p>30.89</text:p>
          </table:table-cell>
          <table:table-cell office:value-type="float" office:value="53.1" calcext:value-type="float">
            <text:p>53.1</text:p>
          </table:table-cell>
          <table:table-cell office:value-type="float" office:value="28.52" calcext:value-type="float">
            <text:p>28.52</text:p>
          </table:table-cell>
          <table:table-cell office:value-type="float" office:value="15.44" calcext:value-type="float">
            <text:p>15.44</text:p>
          </table:table-cell>
          <table:table-cell office:value-type="float" office:value="10.63" calcext:value-type="float">
            <text:p>10.63</text:p>
          </table:table-cell>
          <table:table-cell table:number-columns-repeated="2" office:value-type="float" office:value="10.28" calcext:value-type="float">
            <text:p>10.28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6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71.74" calcext:value-type="float">
            <text:p>71.74</text:p>
          </table:table-cell>
          <table:table-cell office:value-type="float" office:value="83.79" calcext:value-type="float">
            <text:p>83.79</text:p>
          </table:table-cell>
          <table:table-cell office:value-type="float" office:value="83.95" calcext:value-type="float">
            <text:p>83.95</text:p>
          </table:table-cell>
          <table:table-cell office:value-type="float" office:value="85.69" calcext:value-type="float">
            <text:p>85.69</text:p>
          </table:table-cell>
          <table:table-cell office:value-type="float" office:value="62.18" calcext:value-type="float">
            <text:p>62.18</text:p>
          </table:table-cell>
          <table:table-cell office:value-type="float" office:value="60.8" calcext:value-type="float">
            <text:p>60.8</text:p>
          </table:table-cell>
          <table:table-cell office:value-type="float" office:value="81.28" calcext:value-type="float">
            <text:p>81.28</text:p>
          </table:table-cell>
          <table:table-cell office:value-type="float" office:value="64.45" calcext:value-type="float">
            <text:p>64.45</text:p>
          </table:table-cell>
          <table:table-cell office:value-type="float" office:value="39.62" calcext:value-type="float">
            <text:p>39.62</text:p>
          </table:table-cell>
          <table:table-cell office:value-type="float" office:value="26.96" calcext:value-type="float">
            <text:p>26.96</text:p>
          </table:table-cell>
          <table:table-cell office:value-type="float" office:value="34.37" calcext:value-type="float">
            <text:p>34.37</text:p>
          </table:table-cell>
          <table:table-cell office:value-type="float" office:value="25.07" calcext:value-type="float">
            <text:p>25.07</text:p>
          </table:table-cell>
          <table:table-cell office:value-type="float" office:value="24.21" calcext:value-type="float">
            <text:p>24.21</text:p>
          </table:table-cell>
          <table:table-cell office:value-type="float" office:value="31.04" calcext:value-type="float">
            <text:p>31.04</text:p>
          </table:table-cell>
          <table:table-cell office:value-type="float" office:value="25.24" calcext:value-type="float">
            <text:p>25.24</text:p>
          </table:table-cell>
          <table:table-cell office:value-type="float" office:value="18.87" calcext:value-type="float">
            <text:p>18.87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1.35" calcext:value-type="float">
            <text:p>11.35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 table:number-rows-repeated="32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all layer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89.25" calcext:value-type="float">
            <text:p>89.25</text:p>
          </table:table-cell>
          <table:table-cell office:value-type="float" office:value="86.86" calcext:value-type="float">
            <text:p>86.86</text:p>
          </table:table-cell>
          <table:table-cell office:value-type="float" office:value="31.21" calcext:value-type="float">
            <text:p>31.21</text:p>
          </table:table-cell>
          <table:table-cell office:value-type="float" office:value="35.05" calcext:value-type="float">
            <text:p>35.05</text:p>
          </table:table-cell>
          <table:table-cell office:value-type="float" office:value="11.35" calcext:value-type="float">
            <text:p>11.35</text:p>
          </table:table-cell>
          <table:table-cell office:value-type="float" office:value="9.74" calcext:value-type="float">
            <text:p>9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0.28" calcext:value-type="float">
            <text:p>10.2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1" calcext:value-type="float">
            <text:p>10.1</text:p>
          </table:table-cell>
          <table:table-cell office:value-type="float" office:value="9.82" calcext:value-type="float">
            <text:p>9.82</text:p>
          </table:table-cell>
          <table:table-cell office:value-type="float" office:value="9.74" calcext:value-type="float">
            <text:p>9.74</text:p>
          </table:table-cell>
          <table:table-cell office:value-type="float" office:value="8.92" calcext:value-type="float">
            <text:p>8.92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1.35" calcext:value-type="float">
            <text:p>11.35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" calcext:value-type="float">
            <text:p>10.1</text:p>
          </table:table-cell>
          <table:table-cell office:value-type="float" office:value="9.82" calcext:value-type="float">
            <text:p>9.82</text:p>
          </table:table-cell>
          <table:table-cell office:value-type="float" office:value="10.28" calcext:value-type="float">
            <text:p>10.28</text:p>
          </table:table-cell>
        </table:table-row>
      </table:table>
      <table:table table:name="7 Hidden Layers" table:style-name="ta1">
        <table:shapes>
          <draw:frame draw:z-index="0" draw:style-name="gr1" draw:text-style-name="P1" svg:width="1279.79pt" svg:height="295.88pt" svg:x="151.51pt" svg:y="91.19pt">
            <loext:p draw:notify-on-update-of-ranges="'7 Hidden Layers'.B4:'7 Hidden Layers'.U4 '7 Hidden Layers'.A5:'7 Hidden Layers'.A5 '7 Hidden Layers'.B5:'7 Hidden Layers'.U5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279.79pt" svg:height="295.88pt" svg:x="151.51pt" svg:y="482pt">
            <loext:p draw:notify-on-update-of-ranges="'7 Hidden Layers'.B34:'7 Hidden Layers'.U34 '7 Hidden Layers'.A35:'7 Hidden Layers'.A35 '7 Hidden Layers'.B35:'7 Hidden Layers'.U35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1279.79pt" svg:height="295.88pt" svg:x="151.51pt" svg:y="885.86pt">
            <loext:p draw:notify-on-update-of-ranges="'7 Hidden Layers'.B65:'7 Hidden Layers'.U65 '7 Hidden Layers'.A66:'7 Hidden Layers'.A66 '7 Hidden Layers'.B66:'7 Hidden Layers'.U66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3" draw:style-name="gr1" draw:text-style-name="P1" svg:width="1279.79pt" svg:height="295.88pt" svg:x="151.51pt" svg:y="1289.68pt">
            <loext:p draw:notify-on-update-of-ranges="'7 Hidden Layers'.B96:'7 Hidden Layers'.U96 '7 Hidden Layers'.A97:'7 Hidden Layers'.A97 '7 Hidden Layers'.B97:'7 Hidden Layers'.U97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4" draw:style-name="gr1" draw:text-style-name="P1" svg:width="1279.79pt" svg:height="295.88pt" svg:x="151.51pt" svg:y="1693.56pt">
            <loext:p draw:notify-on-update-of-ranges="'7 Hidden Layers'.B127:'7 Hidden Layers'.U127 '7 Hidden Layers'.A128:'7 Hidden Layers'.A128 '7 Hidden Layers'.B128:'7 Hidden Layers'.U128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5" draw:style-name="gr1" draw:text-style-name="P1" svg:width="1279.79pt" svg:height="295.88pt" svg:x="151.51pt" svg:y="2084.34pt">
            <loext:p draw:notify-on-update-of-ranges="'7 Hidden Layers'.B157:'7 Hidden Layers'.U157 '7 Hidden Layers'.A158:'7 Hidden Layers'.A158 '7 Hidden Layers'.B158:'7 Hidden Layers'.U158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6" draw:style-name="gr1" draw:text-style-name="P1" svg:width="1279.79pt" svg:height="295.88pt" svg:x="151.51pt" svg:y="2448.51pt">
            <loext:p draw:notify-on-update-of-ranges="'7 Hidden Layers'.B188:'7 Hidden Layers'.U188 '7 Hidden Layers'.A189:'7 Hidden Layers'.A189 '7 Hidden Layers'.B189:'7 Hidden Layers'.U189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7" draw:style-name="gr1" draw:text-style-name="P1" svg:width="1279.79pt" svg:height="295.88pt" svg:x="151.51pt" svg:y="2872.63pt">
            <loext:p draw:notify-on-update-of-ranges="'7 Hidden Layers'.A221:'7 Hidden Layers'.A221 '7 Hidden Layers'.B221:'7 Hidden Layers'.U221 '7 Hidden Layers'.A222:'7 Hidden Layers'.A222 '7 Hidden Layers'.B222:'7 Hidden Layers'.U222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0" table:default-cell-style-name="Default"/>
        <table:table-row table:style-name="ro1">
          <table:table-cell table:style-name="ce1" office:value-type="string" calcext:value-type="string">
            <text:p>7 hidden layer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22.75" calcext:value-type="float">
            <text:p>22.75</text:p>
          </table:table-cell>
          <table:table-cell office:value-type="float" office:value="22.48" calcext:value-type="float">
            <text:p>22.48</text:p>
          </table:table-cell>
          <table:table-cell office:value-type="float" office:value="29.72" calcext:value-type="float">
            <text:p>29.72</text:p>
          </table:table-cell>
          <table:table-cell office:value-type="float" office:value="21.18" calcext:value-type="float">
            <text:p>21.18</text:p>
          </table:table-cell>
          <table:table-cell office:value-type="float" office:value="29.56" calcext:value-type="float">
            <text:p>29.56</text:p>
          </table:table-cell>
          <table:table-cell office:value-type="float" office:value="18.61" calcext:value-type="float">
            <text:p>18.61</text:p>
          </table:table-cell>
          <table:table-cell office:value-type="float" office:value="14.16" calcext:value-type="float">
            <text:p>14.16</text:p>
          </table:table-cell>
          <table:table-cell office:value-type="float" office:value="17.1" calcext:value-type="float">
            <text:p>17.1</text:p>
          </table:table-cell>
          <table:table-cell table:number-columns-repeated="6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5" office:value-type="float" office:value="10.1" calcext:value-type="float">
            <text:p>10.1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3" office:value-type="string" calcext:value-type="string">
            <text:p>Input layer = 784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1<text:span text:style-name="T1">st</text:span> hidden layer = 6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2<text:span text:style-name="T1">nd</text:span> hidden layers = 4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3<text:span text:style-name="T1">rd</text:span> hidden layer = 35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4<text:span text:style-name="T1">th</text:span> hidden layer = 32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<text:span text:style-name="T1"> </text:span>5<text:span text:style-name="T1">th</text:span> hidden layer = 31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6<text:span text:style-name="T1">th</text:span> hidden layer = 3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7<text:span text:style-name="T1">th</text:span> hidden layer = 290 neuron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Output layers = 10 neuron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 calcext:value-type="string">
            <text:p>Learning rate = 0.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Epochs = 1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tch size = 500</text:p>
          </table:table-cell>
          <table:table-cell table:number-columns-repeated="20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2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42.21" calcext:value-type="float">
            <text:p>42.21</text:p>
          </table:table-cell>
          <table:table-cell office:value-type="float" office:value="9.86" calcext:value-type="float">
            <text:p>9.86</text:p>
          </table:table-cell>
          <table:table-cell office:value-type="float" office:value="36.74" calcext:value-type="float">
            <text:p>36.74</text:p>
          </table:table-cell>
          <table:table-cell office:value-type="float" office:value="24.68" calcext:value-type="float">
            <text:p>24.68</text:p>
          </table:table-cell>
          <table:table-cell office:value-type="float" office:value="12.4" calcext:value-type="float">
            <text:p>12.4</text:p>
          </table:table-cell>
          <table:table-cell office:value-type="float" office:value="9.69" calcext:value-type="float">
            <text:p>9.69</text:p>
          </table:table-cell>
          <table:table-cell office:value-type="float" office:value="11.48" calcext:value-type="float">
            <text:p>11.48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7.64" calcext:value-type="float">
            <text:p>17.64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1.35" calcext:value-type="float">
            <text:p>11.35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33.15" calcext:value-type="float">
            <text:p>33.15</text:p>
          </table:table-cell>
          <table:table-cell office:value-type="float" office:value="39.18" calcext:value-type="float">
            <text:p>39.18</text:p>
          </table:table-cell>
          <table:table-cell office:value-type="float" office:value="38.48" calcext:value-type="float">
            <text:p>38.48</text:p>
          </table:table-cell>
          <table:table-cell office:value-type="float" office:value="46.4" calcext:value-type="float">
            <text:p>46.4</text:p>
          </table:table-cell>
          <table:table-cell office:value-type="float" office:value="26.57" calcext:value-type="float">
            <text:p>26.57</text:p>
          </table:table-cell>
          <table:table-cell office:value-type="float" office:value="30.01" calcext:value-type="float">
            <text:p>30.01</text:p>
          </table:table-cell>
          <table:table-cell office:value-type="float" office:value="19.23" calcext:value-type="float">
            <text:p>19.23</text:p>
          </table:table-cell>
          <table:table-cell office:value-type="float" office:value="23.38" calcext:value-type="float">
            <text:p>23.38</text:p>
          </table:table-cell>
          <table:table-cell office:value-type="float" office:value="10.43" calcext:value-type="float">
            <text:p>10.43</text:p>
          </table:table-cell>
          <table:table-cell office:value-type="float" office:value="14.14" calcext:value-type="float">
            <text:p>14.14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5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4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37.88" calcext:value-type="float">
            <text:p>37.88</text:p>
          </table:table-cell>
          <table:table-cell office:value-type="float" office:value="23.74" calcext:value-type="float">
            <text:p>23.74</text:p>
          </table:table-cell>
          <table:table-cell office:value-type="float" office:value="32.07" calcext:value-type="float">
            <text:p>32.07</text:p>
          </table:table-cell>
          <table:table-cell office:value-type="float" office:value="15.14" calcext:value-type="float">
            <text:p>15.14</text:p>
          </table:table-cell>
          <table:table-cell office:value-type="float" office:value="38.86" calcext:value-type="float">
            <text:p>38.86</text:p>
          </table:table-cell>
          <table:table-cell office:value-type="float" office:value="32.31" calcext:value-type="float">
            <text:p>32.31</text:p>
          </table:table-cell>
          <table:table-cell office:value-type="float" office:value="11.58" calcext:value-type="float">
            <text:p>11.58</text:p>
          </table:table-cell>
          <table:table-cell office:value-type="float" office:value="11.78" calcext:value-type="float">
            <text:p>11.78</text:p>
          </table:table-cell>
          <table:table-cell office:value-type="float" office:value="33.42" calcext:value-type="float">
            <text:p>33.42</text:p>
          </table:table-cell>
          <table:table-cell office:value-type="float" office:value="15.52" calcext:value-type="float">
            <text:p>15.52</text:p>
          </table:table-cell>
          <table:table-cell office:value-type="float" office:value="9.74" calcext:value-type="float">
            <text:p>9.74</text:p>
          </table:table-cell>
          <table:table-cell office:value-type="float" office:value="16.31" calcext:value-type="float">
            <text:p>16.31</text:p>
          </table:table-cell>
          <table:table-cell table:number-columns-repeated="7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34.35" calcext:value-type="float">
            <text:p>34.35</text:p>
          </table:table-cell>
          <table:table-cell office:value-type="float" office:value="32.28" calcext:value-type="float">
            <text:p>32.28</text:p>
          </table:table-cell>
          <table:table-cell office:value-type="float" office:value="43.77" calcext:value-type="float">
            <text:p>43.77</text:p>
          </table:table-cell>
          <table:table-cell office:value-type="float" office:value="30.62" calcext:value-type="float">
            <text:p>30.62</text:p>
          </table:table-cell>
          <table:table-cell office:value-type="float" office:value="14.07" calcext:value-type="float">
            <text:p>14.07</text:p>
          </table:table-cell>
          <table:table-cell office:value-type="float" office:value="11.4" calcext:value-type="float">
            <text:p>11.4</text:p>
          </table:table-cell>
          <table:table-cell office:value-type="float" office:value="17.46" calcext:value-type="float">
            <text:p>17.46</text:p>
          </table:table-cell>
          <table:table-cell office:value-type="float" office:value="10.32" calcext:value-type="float">
            <text:p>10.32</text:p>
          </table:table-cell>
          <table:table-cell office:value-type="float" office:value="9.74" calcext:value-type="float">
            <text:p>9.74</text:p>
          </table:table-cell>
          <table:table-cell office:value-type="float" office:value="12.68" calcext:value-type="float">
            <text:p>12.68</text:p>
          </table:table-cell>
          <table:table-cell table:number-columns-repeated="5" office:value-type="float" office:value="9.74" calcext:value-type="float">
            <text:p>9.74</text:p>
          </table:table-cell>
          <table:table-cell table:number-columns-repeated="5" office:value-type="float" office:value="10.1" calcext:value-type="float">
            <text:p>10.1</text:p>
          </table:table-cell>
        </table:table-row>
        <table:table-row table:style-name="ro1" table:number-rows-repeated="27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6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47.41" calcext:value-type="float">
            <text:p>47.41</text:p>
          </table:table-cell>
          <table:table-cell office:value-type="float" office:value="10.1" calcext:value-type="float">
            <text:p>10.1</text:p>
          </table:table-cell>
          <table:table-cell office:value-type="float" office:value="39.51" calcext:value-type="float">
            <text:p>39.51</text:p>
          </table:table-cell>
          <table:table-cell office:value-type="float" office:value="19.6" calcext:value-type="float">
            <text:p>19.6</text:p>
          </table:table-cell>
          <table:table-cell office:value-type="float" office:value="29.54" calcext:value-type="float">
            <text:p>29.54</text:p>
          </table:table-cell>
          <table:table-cell office:value-type="float" office:value="22.37" calcext:value-type="float">
            <text:p>22.37</text:p>
          </table:table-cell>
          <table:table-cell office:value-type="float" office:value="26.44" calcext:value-type="float">
            <text:p>26.44</text:p>
          </table:table-cell>
          <table:table-cell office:value-type="float" office:value="27.26" calcext:value-type="float">
            <text:p>27.26</text:p>
          </table:table-cell>
          <table:table-cell office:value-type="float" office:value="11.35" calcext:value-type="float">
            <text:p>11.35</text:p>
          </table:table-cell>
          <table:table-cell office:value-type="float" office:value="10.1" calcext:value-type="float">
            <text:p>10.1</text:p>
          </table:table-cell>
          <table:table-cell office:value-type="float" office:value="24.24" calcext:value-type="float">
            <text:p>24.24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7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33.98" calcext:value-type="float">
            <text:p>33.98</text:p>
          </table:table-cell>
          <table:table-cell office:value-type="float" office:value="18.45" calcext:value-type="float">
            <text:p>18.45</text:p>
          </table:table-cell>
          <table:table-cell office:value-type="float" office:value="24.16" calcext:value-type="float">
            <text:p>24.16</text:p>
          </table:table-cell>
          <table:table-cell office:value-type="float" office:value="20.72" calcext:value-type="float">
            <text:p>20.72</text:p>
          </table:table-cell>
          <table:table-cell office:value-type="float" office:value="26.59" calcext:value-type="float">
            <text:p>26.59</text:p>
          </table:table-cell>
          <table:table-cell office:value-type="float" office:value="9.94" calcext:value-type="float">
            <text:p>9.94</text:p>
          </table:table-cell>
          <table:table-cell office:value-type="float" office:value="9.84" calcext:value-type="float">
            <text:p>9.84</text:p>
          </table:table-cell>
          <table:table-cell office:value-type="float" office:value="2.46" calcext:value-type="float">
            <text:p>2.46</text:p>
          </table:table-cell>
          <table:table-cell office:value-type="float" office:value="11.35" calcext:value-type="float">
            <text:p>11.35</text:p>
          </table:table-cell>
          <table:table-cell office:value-type="float" office:value="12.33" calcext:value-type="float">
            <text:p>12.33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1.35" calcext:value-type="float">
            <text:p>11.35</text:p>
          </table:table-cell>
          <table:table-cell office:value-type="float" office:value="9.74" calcext:value-type="float">
            <text:p>9.74</text:p>
          </table:table-cell>
          <table:table-cell office:value-type="float" office:value="8.92" calcext:value-type="float">
            <text:p>8.92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9.82" calcext:value-type="float">
            <text:p>9.82</text:p>
          </table:table-cell>
          <table:table-cell office:value-type="float" office:value="9.74" calcext:value-type="float">
            <text:p>9.74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 table:number-rows-repeated="30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all layer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35.33" calcext:value-type="float">
            <text:p>35.33</text:p>
          </table:table-cell>
          <table:table-cell office:value-type="float" office:value="31.74" calcext:value-type="float">
            <text:p>31.74</text:p>
          </table:table-cell>
          <table:table-cell office:value-type="float" office:value="11.35" calcext:value-type="float">
            <text:p>11.35</text:p>
          </table:table-cell>
          <table:table-cell office:value-type="float" office:value="9.74" calcext:value-type="float">
            <text:p>9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9.58" calcext:value-type="float">
            <text:p>9.58</text:p>
          </table:table-cell>
          <table:table-cell office:value-type="float" office:value="9.74" calcext:value-type="float">
            <text:p>9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0.28" calcext:value-type="float">
            <text:p>10.28</text:p>
          </table:table-cell>
          <table:table-cell office:value-type="float" office:value="11.35" calcext:value-type="float">
            <text:p>11.35</text:p>
          </table:table-cell>
          <table:table-cell office:value-type="float" office:value="9.74" calcext:value-type="float">
            <text:p>9.74</text:p>
          </table:table-cell>
          <table:table-cell office:value-type="float" office:value="9.8" calcext:value-type="float">
            <text:p>9.8</text:p>
          </table:table-cell>
          <table:table-cell office:value-type="float" office:value="10.35" calcext:value-type="float">
            <text:p>10.35</text:p>
          </table:table-cell>
          <table:table-cell office:value-type="float" office:value="10.32" calcext:value-type="float">
            <text:p>10.32</text:p>
          </table:table-cell>
          <table:table-cell office:value-type="float" office:value="9.74" calcext:value-type="float">
            <text:p>9.74</text:p>
          </table:table-cell>
          <table:table-cell office:value-type="float" office:value="10.28" calcext:value-type="float">
            <text:p>10.28</text:p>
          </table:table-cell>
        </table:table-row>
      </table:table>
      <table:table table:name="8 Hidden Layers" table:style-name="ta1">
        <table:shapes>
          <draw:frame draw:z-index="0" draw:style-name="gr1" draw:text-style-name="P1" svg:width="1279.79pt" svg:height="295.88pt" svg:x="151.43pt" svg:y="78.35pt">
            <loext:p draw:notify-on-update-of-ranges="'8 Hidden Layers'.B4:'8 Hidden Layers'.U4 '8 Hidden Layers'.A5:'8 Hidden Layers'.A5 '8 Hidden Layers'.B5:'8 Hidden Layers'.U5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279.79pt" svg:height="295.88pt" svg:x="151.43pt" svg:y="483.22pt">
            <loext:p draw:notify-on-update-of-ranges="'8 Hidden Layers'.B34:'8 Hidden Layers'.U34 '8 Hidden Layers'.A35:'8 Hidden Layers'.A35 '8 Hidden Layers'.B35:'8 Hidden Layers'.U35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" draw:style-name="gr1" draw:text-style-name="P1" svg:width="1279.79pt" svg:height="295.88pt" svg:x="151.43pt" svg:y="862.98pt">
            <loext:p draw:notify-on-update-of-ranges="'8 Hidden Layers'.B64:'8 Hidden Layers'.U64 '8 Hidden Layers'.A65:'8 Hidden Layers'.A65 '8 Hidden Layers'.B65:'8 Hidden Layers'.U65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3" draw:style-name="gr1" draw:text-style-name="P1" svg:width="1279.79pt" svg:height="295.88pt" svg:x="151.43pt" svg:y="1262.27pt">
            <loext:p draw:notify-on-update-of-ranges="'8 Hidden Layers'.B95:'8 Hidden Layers'.U95 '8 Hidden Layers'.A96:'8 Hidden Layers'.A96 '8 Hidden Layers'.B96:'8 Hidden Layers'.U96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4" draw:style-name="gr1" draw:text-style-name="P1" svg:width="1279.79pt" svg:height="295.88pt" svg:x="151.43pt" svg:y="1661.56pt">
            <loext:p draw:notify-on-update-of-ranges="'8 Hidden Layers'.B126:'8 Hidden Layers'.U126 '8 Hidden Layers'.A127:'8 Hidden Layers'.A127 '8 Hidden Layers'.B127:'8 Hidden Layers'.U127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5" draw:style-name="gr1" draw:text-style-name="P1" svg:width="1279.79pt" svg:height="295.88pt" svg:x="151.43pt" svg:y="2060.84pt">
            <loext:p draw:notify-on-update-of-ranges="'8 Hidden Layers'.B157:'8 Hidden Layers'.U157 '8 Hidden Layers'.A158:'8 Hidden Layers'.A158 '8 Hidden Layers'.B158:'8 Hidden Layers'.U158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6" draw:style-name="gr1" draw:text-style-name="P1" svg:width="1279.79pt" svg:height="295.88pt" svg:x="151.43pt" svg:y="2473pt">
            <loext:p draw:notify-on-update-of-ranges="'8 Hidden Layers'.B189:'8 Hidden Layers'.U189 '8 Hidden Layers'.A190:'8 Hidden Layers'.A190 '8 Hidden Layers'.B190:'8 Hidden Layers'.U190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7" draw:style-name="gr1" draw:text-style-name="P1" svg:width="1279.79pt" svg:height="295.88pt" svg:x="151.43pt" svg:y="2873.34pt">
            <loext:p draw:notify-on-update-of-ranges="'8 Hidden Layers'.B221:'8 Hidden Layers'.U221 '8 Hidden Layers'.A222:'8 Hidden Layers'.A222 '8 Hidden Layers'.B222:'8 Hidden Layers'.U222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8" draw:style-name="gr1" draw:text-style-name="P1" svg:width="1279.79pt" svg:height="295.88pt" svg:x="151.43pt" svg:y="3282.83pt">
            <loext:p draw:notify-on-update-of-ranges="'8 Hidden Layers'.A253:'8 Hidden Layers'.A253 '8 Hidden Layers'.B253:'8 Hidden Layers'.U253 '8 Hidden Layers'.A254:'8 Hidden Layers'.A254 '8 Hidden Layers'.B254:'8 Hidden Layers'.U254"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table:shapes>
        <table:table-column table:style-name="co1" table:default-cell-style-name="Default"/>
        <table:table-column table:style-name="co7" table:number-columns-repeated="20" table:default-cell-style-name="Default"/>
        <table:table-row table:style-name="ro1">
          <table:table-cell table:style-name="ce1" office:value-type="string" calcext:value-type="string">
            <text:p>8 hidden layer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28" calcext:value-type="float">
            <text:p>10.28</text:p>
          </table:table-cell>
          <table:table-cell office:value-type="float" office:value="11.35" calcext:value-type="float">
            <text:p>11.35</text:p>
          </table:table-cell>
          <table:table-cell table:number-columns-repeated="3"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28" calcext:value-type="float">
            <text:p>10.28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4" calcext:value-type="float">
            <text:p>10.4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3" office:value-type="string" calcext:value-type="string">
            <text:p>Input layer = 784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1<text:span text:style-name="T1">st</text:span> hidden layer = 6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2<text:span text:style-name="T1">nd</text:span> hidden layers = 4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3<text:span text:style-name="T1">rd</text:span> hidden layer = 35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4<text:span text:style-name="T1">th</text:span> hidden layer = 32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<text:span text:style-name="T1"> </text:span>5<text:span text:style-name="T1">th</text:span> hidden layer = 31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6<text:span text:style-name="T1">th</text:span> hidden layer = 30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7<text:span text:style-name="T1">th</text:span> hidden layer = 290 neurons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8<text:span text:style-name="T1">th</text:span> hidden layer = 280 neuron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Output layers = 10 neuron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 calcext:value-type="string">
            <text:p>Learning rate = 0.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Epochs = 1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tch size = 500</text:p>
          </table:table-cell>
          <table:table-cell table:number-columns-repeated="20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2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.74" calcext:value-type="float">
            <text:p>9.74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4" office:value-type="float" office:value="10.1" calcext:value-type="float">
            <text:p>10.1</text:p>
          </table:table-cell>
          <table:table-cell table:number-columns-repeated="2"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1" table:number-rows-repeated="27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0.24" calcext:value-type="float">
            <text:p>10.2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2"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4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0.24" calcext:value-type="float">
            <text:p>10.2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0.33" calcext:value-type="float">
            <text:p>10.33</text:p>
          </table:table-cell>
          <table:table-cell table:number-columns-repeated="4"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2" office:value-type="float" office:value="9.74" calcext:value-type="float">
            <text:p>9.74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6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0.33" calcext:value-type="float">
            <text:p>10.33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table:number-columns-repeated="4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1" table:number-rows-repeated="29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7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33" calcext:value-type="float">
            <text:p>10.33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table:number-columns-repeated="3" office:value-type="float" office:value="10.1" calcext:value-type="float">
            <text:p>10.1</text:p>
          </table:table-cell>
        </table:table-row>
        <table:table-row table:style-name="ro1" table:number-rows-repeated="29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layer 8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0.33" calcext:value-type="float">
            <text:p>10.33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2" office:value-type="float" office:value="9.74" calcext:value-type="float">
            <text:p>9.74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0.33" calcext:value-type="float">
            <text:p>10.33</text:p>
          </table:table-cell>
          <table:table-cell table:number-columns-repeated="3" office:value-type="float" office:value="10.1" calcext:value-type="float">
            <text:p>10.1</text:p>
          </table:table-cell>
        </table:table-row>
        <table:table-row table:style-name="ro1" table:number-rows-repeated="29">
          <table:table-cell table:number-columns-repeated="21"/>
        </table:table-row>
        <table:table-row table:style-name="ro1">
          <table:table-cell table:style-name="ce2" office:value-type="string" calcext:value-type="string">
            <text:p>Drop connect in all layer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1.35" calcext:value-type="float">
            <text:p>11.35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9.8" calcext:value-type="float">
            <text:p>9.8</text:p>
          </table:table-cell>
          <table:table-cell office:value-type="float" office:value="10.09" calcext:value-type="float">
            <text:p>10.09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9.58" calcext:value-type="float">
            <text:p>9.58</text:p>
          </table:table-cell>
          <table:table-cell office:value-type="float" office:value="10.09" calcext:value-type="float">
            <text:p>10.09</text:p>
          </table:table-cell>
          <table:table-cell office:value-type="float" office:value="11.35" calcext:value-type="float">
            <text:p>11.35</text:p>
          </table:table-cell>
          <table:table-cell office:value-type="float" office:value="10.1" calcext:value-type="float">
            <text:p>10.1</text:p>
          </table:table-cell>
          <table:table-cell office:value-type="float" office:value="11.35" calcext:value-type="float">
            <text:p>11.35</text:p>
          </table:table-cell>
          <table:table-cell table:number-columns-repeated="2" office:value-type="float" office:value="9.74" calcext:value-type="float">
            <text:p>9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0.1" calcext:value-type="float">
            <text:p>10.1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" calcext:value-type="float">
            <text:p>10.1</text:p>
          </table:table-cell>
          <table:table-cell office:value-type="float" office:value="11.35" calcext:value-type="float">
            <text:p>11.35</text:p>
          </table:table-cell>
        </table:table-row>
      </table:table>
      <table:table table:name="9 Hidden Layers" table:style-name="ta1">
        <table:shapes>
          <draw:frame draw:z-index="0" draw:style-name="gr1" draw:text-style-name="P1" svg:width="1279.79pt" svg:height="295.88pt" svg:x="151.43pt" svg:y="78.35pt">
            <loext:p draw:notify-on-update-of-ranges="'9 Hidden Layers'.B4:'9 Hidden Layers'.U4 '9 Hidden Layers'.A5:'9 Hidden Layers'.A5 '9 Hidden Layers'.B5:'9 Hidden Layers'.U5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1" draw:style-name="gr1" draw:text-style-name="P1" svg:width="1279.79pt" svg:height="295.88pt" svg:x="151.43pt" svg:y="483.22pt">
            <loext:p draw:notify-on-update-of-ranges="'9 Hidden Layers'.B34:'9 Hidden Layers'.U34 '9 Hidden Layers'.A35:'9 Hidden Layers'.A35 '9 Hidden Layers'.B35:'9 Hidden Layers'.U35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2" draw:style-name="gr1" draw:text-style-name="P1" svg:width="1279.79pt" svg:height="295.88pt" svg:x="151.43pt" svg:y="862.98pt">
            <loext:p draw:notify-on-update-of-ranges="'9 Hidden Layers'.B64:'9 Hidden Layers'.U64 '9 Hidden Layers'.A65:'9 Hidden Layers'.A65 '9 Hidden Layers'.B65:'9 Hidden Layers'.U65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3" draw:style-name="gr1" draw:text-style-name="P1" svg:width="1279.79pt" svg:height="295.88pt" svg:x="151.43pt" svg:y="1262.27pt">
            <loext:p draw:notify-on-update-of-ranges="'9 Hidden Layers'.B95:'9 Hidden Layers'.U95 '9 Hidden Layers'.A96:'9 Hidden Layers'.A96 '9 Hidden Layers'.B96:'9 Hidden Layers'.U96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4" draw:style-name="gr1" draw:text-style-name="P1" svg:width="1279.79pt" svg:height="295.88pt" svg:x="151.43pt" svg:y="1661.56pt">
            <loext:p draw:notify-on-update-of-ranges="'9 Hidden Layers'.B126:'9 Hidden Layers'.U126 '9 Hidden Layers'.A127:'9 Hidden Layers'.A127 '9 Hidden Layers'.B127:'9 Hidden Layers'.U127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5" draw:style-name="gr1" draw:text-style-name="P1" svg:width="1279.79pt" svg:height="295.88pt" svg:x="151.43pt" svg:y="2060.84pt">
            <loext:p draw:notify-on-update-of-ranges="'9 Hidden Layers'.B157:'9 Hidden Layers'.U157 '9 Hidden Layers'.A158:'9 Hidden Layers'.A158 '9 Hidden Layers'.B158:'9 Hidden Layers'.U158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6" draw:style-name="gr1" draw:text-style-name="P1" svg:width="1279.79pt" svg:height="295.88pt" svg:x="148.59pt" svg:y="2473pt">
            <loext:p draw:notify-on-update-of-ranges="'9 Hidden Layers'.B189:'9 Hidden Layers'.U189 '9 Hidden Layers'.A190:'9 Hidden Layers'.A190 '9 Hidden Layers'.B190:'9 Hidden Layers'.U190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7" draw:style-name="gr1" draw:text-style-name="P1" svg:width="1279.79pt" svg:height="295.88pt" svg:x="149.64pt" svg:y="2869.54pt">
            <loext:p draw:notify-on-update-of-ranges="'9 Hidden Layers'.B221:'9 Hidden Layers'.U221 '9 Hidden Layers'.A222:'9 Hidden Layers'.A222 '9 Hidden Layers'.B222:'9 Hidden Layers'.U222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8" draw:style-name="gr1" draw:text-style-name="P1" svg:width="1279.79pt" svg:height="295.88pt" svg:x="151.43pt" svg:y="3296.38pt">
            <loext:p draw:notify-on-update-of-ranges="'9 Hidden Layers'.B254:'9 Hidden Layers'.U254 '9 Hidden Layers'.A255:'9 Hidden Layers'.A255 '9 Hidden Layers'.B255:'9 Hidden Layers'.U255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9" draw:style-name="gr1" draw:text-style-name="P1" svg:width="1279.79pt" svg:height="295.88pt" svg:x="151.43pt" svg:y="3718.69pt">
            <loext:p draw:notify-on-update-of-ranges="'9 Hidden Layers'.A287:'9 Hidden Layers'.A287 '9 Hidden Layers'.B287:'9 Hidden Layers'.U287 '9 Hidden Layers'.A288:'9 Hidden Layers'.A288 '9 Hidden Layers'.B288:'9 Hidden Layers'.U288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table:shapes>
        <table:table-column table:style-name="co1" table:default-cell-style-name="Default"/>
        <table:table-column table:style-name="co7" table:number-columns-repeated="20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9 hidden layers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layer 1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28" calcext:value-type="float">
            <text:p>10.28</text:p>
          </table:table-cell>
          <table:table-cell office:value-type="float" office:value="11.35" calcext:value-type="float">
            <text:p>11.35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office:value-type="float" office:value="10.4" calcext:value-type="float">
            <text:p>10.4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1" calcext:value-type="float">
            <text:p>10.1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3" office:value-type="string" calcext:value-type="string">
            <text:p>Input layer = 784 neurons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1<text:span text:style-name="T1">st</text:span> hidden layer = 600 neurons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2<text:span text:style-name="T1">nd</text:span> hidden layers = 400 neurons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3<text:span text:style-name="T1">rd</text:span> hidden layer = 350 neurons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4<text:span text:style-name="T1">th</text:span> hidden layer = 320 neurons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<text:span text:style-name="T1"> </text:span>5<text:span text:style-name="T1">th</text:span> hidden layer = 310 neurons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6<text:span text:style-name="T1">th</text:span> hidden layer = 300 neurons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7<text:span text:style-name="T1">th</text:span> hidden layer = 290 neurons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8<text:span text:style-name="T1">th</text:span> hidden layer = 280 neurons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9<text:span text:style-name="T1">th</text:span> hidden layer = 250 neurons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Output layers = 10 neurons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table:style-name="ce3" office:value-type="string" calcext:value-type="string">
            <text:p>Learning rate = 0.1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Epochs = 10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Batch size = 500</text:p>
          </table:table-cell>
          <table:table-cell table:number-columns-repeated="28"/>
        </table:table-row>
        <table:table-row table:style-name="ro1" table:number-rows-repeated="10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layer 2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.74" calcext:value-type="float">
            <text:p>9.74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28" calcext:value-type="float">
            <text:p>10.28</text:p>
          </table:table-cell>
          <table:table-cell office:value-type="float" office:value="11.35" calcext:value-type="float">
            <text:p>11.35</text:p>
          </table:table-cell>
          <table:table-cell table:number-columns-repeated="3"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28" calcext:value-type="float">
            <text:p>10.28</text:p>
          </table:table-cell>
          <table:table-cell table:number-columns-repeated="3"/>
          <table:table-cell table:number-columns-repeated="3" office:value-type="float" office:value="10.1" calcext:value-type="float">
            <text:p>10.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 table:number-rows-repeated="27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layer 3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0.1" calcext:value-type="float">
            <text:p>10.1</text:p>
          </table:table-cell>
          <table:table-cell office:value-type="float" office:value="10.24" calcext:value-type="float">
            <text:p>10.2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2"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8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layer 4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1.28" calcext:value-type="float">
            <text:p>11.28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0.24" calcext:value-type="float">
            <text:p>10.2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office:value-type="float" office:value="11.28" calcext:value-type="float">
            <text:p>11.28</text:p>
          </table:table-cell>
          <table:table-cell office:value-type="float" office:value="10.1" calcext:value-type="float">
            <text:p>10.1</text:p>
          </table:table-cell>
          <table:table-cell office:value-type="float" office:value="10.24" calcext:value-type="float">
            <text:p>10.24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table:number-columns-repeated="3" office:value-type="float" office:value="10.1" calcext:value-type="float">
            <text:p>10.1</text:p>
          </table:table-cell>
          <table:table-cell table:number-columns-repeated="8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layer 5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33" calcext:value-type="float">
            <text:p>10.33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table:number-columns-repeated="3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1.35" calcext:value-type="float">
            <text:p>11.35</text:p>
          </table:table-cell>
          <table:table-cell table:number-columns-repeated="8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layer 6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2"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8"/>
        </table:table-row>
        <table:table-row table:style-name="ro1" table:number-rows-repeated="29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layer 7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0.33" calcext:value-type="float">
            <text:p>10.33</text:p>
          </table:table-cell>
          <table:table-cell table:number-columns-repeated="6"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table:number-columns-repeated="8"/>
        </table:table-row>
        <table:table-row table:style-name="ro1" table:number-rows-repeated="29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layer 8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1.28" calcext:value-type="float">
            <text:p>11.28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9.74" calcext:value-type="float">
            <text:p>9.74</text:p>
          </table:table-cell>
          <table:table-cell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0.33" calcext:value-type="float">
            <text:p>10.33</text:p>
          </table:table-cell>
          <table:table-cell table:number-columns-repeated="3" office:value-type="float" office:value="10.1" calcext:value-type="float">
            <text:p>10.1</text:p>
          </table:table-cell>
          <table:table-cell table:number-columns-repeated="8"/>
        </table:table-row>
        <table:table-row table:style-name="ro1" table:number-rows-repeated="30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layer 9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0.33" calcext:value-type="float">
            <text:p>10.33</text:p>
          </table:table-cell>
          <table:table-cell office:value-type="float" office:value="10.1" calcext:value-type="float">
            <text:p>10.1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4" calcext:value-type="float">
            <text:p>9.74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8"/>
        </table:table-row>
        <table:table-row table:style-name="ro1" table:number-rows-repeated="30">
          <table:table-cell table:number-columns-repeated="29"/>
        </table:table-row>
        <table:table-row table:style-name="ro1">
          <table:table-cell table:style-name="ce2" office:value-type="string" calcext:value-type="string">
            <text:p>Drop connect in all layers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Keep Percentage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10.1" calcext:value-type="float">
            <text:p>10.1</text:p>
          </table:table-cell>
          <table:table-cell office:value-type="float" office:value="10.32" calcext:value-type="float">
            <text:p>10.32</text:p>
          </table:table-cell>
          <table:table-cell office:value-type="float" office:value="11.35" calcext:value-type="float">
            <text:p>11.35</text:p>
          </table:table-cell>
          <table:table-cell office:value-type="float" office:value="10.28" calcext:value-type="float">
            <text:p>10.28</text:p>
          </table:table-cell>
          <table:table-cell office:value-type="float" office:value="8.92" calcext:value-type="float">
            <text:p>8.92</text:p>
          </table:table-cell>
          <table:table-cell office:value-type="float" office:value="11.35" calcext:value-type="float">
            <text:p>11.35</text:p>
          </table:table-cell>
          <table:table-cell office:value-type="float" office:value="9.8" calcext:value-type="float">
            <text:p>9.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28" calcext:value-type="float">
            <text:p>10.28</text:p>
          </table:table-cell>
          <table:table-cell office:value-type="float" office:value="9.58" calcext:value-type="float">
            <text:p>9.58</text:p>
          </table:table-cell>
          <table:table-cell office:value-type="float" office:value="11.35" calcext:value-type="float">
            <text:p>11.35</text:p>
          </table:table-cell>
          <table:table-cell office:value-type="float" office:value="9.82" calcext:value-type="float">
            <text:p>9.82</text:p>
          </table:table-cell>
          <table:table-cell office:value-type="float" office:value="10.28" calcext:value-type="float">
            <text:p>10.28</text:p>
          </table:table-cell>
          <table:table-cell office:value-type="float" office:value="9.8" calcext:value-type="float">
            <text:p>9.8</text:p>
          </table:table-cell>
          <table:table-cell office:value-type="float" office:value="10.09" calcext:value-type="float">
            <text:p>10.09</text:p>
          </table:table-cell>
          <table:table-cell office:value-type="float" office:value="10.28" calcext:value-type="float">
            <text:p>10.28</text:p>
          </table:table-cell>
          <table:table-cell table:number-columns-repeated="4" office:value-type="float" office:value="11.35" calcext:value-type="float">
            <text:p>11.3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2:15:35.659902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1:09:21.583909836</meta:creation-date>
    <dc:date>2018-06-08T12:31:08.605013176</dc:date>
    <meta:editing-duration>PT1H47M59S</meta:editing-duration>
    <meta:editing-cycles>20</meta:editing-cycles>
    <meta:generator>LibreOffice/5.1.6.2$Linux_X86_64 LibreOffice_project/10m0$Build-2</meta:generator>
    <meta:document-statistic meta:table-count="8" meta:cell-count="2333" meta:object-count="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2 Hidden layers'.B36:'2 Hidden layers'.U37" chart:data-source-has-labels="row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2 Hidden layers'.B36:'2 Hidden layers'.U36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2 Hidden layers'.B37:'2 Hidden layers'.U37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2 Hidden layers'.B36:'2 Hidden layers'.U36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95.14">
                <text:p>95.14</text:p>
                <draw:g>
                  <svg:desc>'2 Hidden layers'.B37:'2 Hidden layers'.U37</svg:desc>
                </draw:g>
              </table:table-cell>
              <table:table-cell office:value-type="float" office:value="95.04">
                <text:p>95.04</text:p>
              </table:table-cell>
              <table:table-cell office:value-type="float" office:value="95.08">
                <text:p>95.08</text:p>
              </table:table-cell>
              <table:table-cell office:value-type="float" office:value="94.51">
                <text:p>94.51</text:p>
              </table:table-cell>
              <table:table-cell office:value-type="float" office:value="94.38">
                <text:p>94.38</text:p>
              </table:table-cell>
              <table:table-cell office:value-type="float" office:value="94.33">
                <text:p>94.33</text:p>
              </table:table-cell>
              <table:table-cell office:value-type="float" office:value="93.91">
                <text:p>93.91</text:p>
              </table:table-cell>
              <table:table-cell office:value-type="float" office:value="93.8">
                <text:p>93.8</text:p>
              </table:table-cell>
              <table:table-cell office:value-type="float" office:value="92.4">
                <text:p>92.4</text:p>
              </table:table-cell>
              <table:table-cell office:value-type="float" office:value="93.25">
                <text:p>93.25</text:p>
              </table:table-cell>
              <table:table-cell office:value-type="float" office:value="92.74">
                <text:p>92.74</text:p>
              </table:table-cell>
              <table:table-cell office:value-type="float" office:value="92.08">
                <text:p>92.08</text:p>
              </table:table-cell>
              <table:table-cell office:value-type="float" office:value="92.57">
                <text:p>92.57</text:p>
              </table:table-cell>
              <table:table-cell office:value-type="float" office:value="90.52">
                <text:p>90.52</text:p>
              </table:table-cell>
              <table:table-cell office:value-type="float" office:value="88.82">
                <text:p>88.82</text:p>
              </table:table-cell>
              <table:table-cell office:value-type="float" office:value="88.96">
                <text:p>88.96</text:p>
              </table:table-cell>
              <table:table-cell office:value-type="float" office:value="87.64">
                <text:p>87.64</text:p>
              </table:table-cell>
              <table:table-cell office:value-type="float" office:value="76.3">
                <text:p>76.3</text:p>
              </table:table-cell>
              <table:table-cell office:value-type="float" office:value="75.99">
                <text:p>75.99</text:p>
              </table:table-cell>
              <table:table-cell office:value-type="float" office:value="29.48">
                <text:p>29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4 Hidden Layers '.A94:'4 Hidden Layers '.U95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4 Hidden Layers '.B94:'4 Hidden Layers '.U9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4 Hidden Layers '.B95:'4 Hidden Layers '.U95" chart:label-cell-address="'4 Hidden Layers '.A95:'4 Hidden Layers '.A9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4 Hidden Layers '.B94:'4 Hidden Layers '.U9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4 Hidden Layers '.A95:'4 Hidden Layers '.A95</svg:desc>
                </draw:g>
              </table:table-cell>
              <table:table-cell office:value-type="float" office:value="94.93">
                <text:p>94.93</text:p>
                <draw:g>
                  <svg:desc>'4 Hidden Layers '.B95:'4 Hidden Layers '.U95</svg:desc>
                </draw:g>
              </table:table-cell>
              <table:table-cell office:value-type="float" office:value="94.33">
                <text:p>94.33</text:p>
              </table:table-cell>
              <table:table-cell office:value-type="float" office:value="93.24">
                <text:p>93.24</text:p>
              </table:table-cell>
              <table:table-cell office:value-type="float" office:value="92.4">
                <text:p>92.4</text:p>
              </table:table-cell>
              <table:table-cell office:value-type="float" office:value="93.32">
                <text:p>93.32</text:p>
              </table:table-cell>
              <table:table-cell office:value-type="float" office:value="93.7">
                <text:p>93.7</text:p>
              </table:table-cell>
              <table:table-cell office:value-type="float" office:value="93.3">
                <text:p>93.3</text:p>
              </table:table-cell>
              <table:table-cell office:value-type="float" office:value="93.5">
                <text:p>93.5</text:p>
              </table:table-cell>
              <table:table-cell office:value-type="float" office:value="91.7">
                <text:p>91.7</text:p>
              </table:table-cell>
              <table:table-cell office:value-type="float" office:value="90.4">
                <text:p>90.4</text:p>
              </table:table-cell>
              <table:table-cell office:value-type="float" office:value="89.9">
                <text:p>89.9</text:p>
              </table:table-cell>
              <table:table-cell office:value-type="float" office:value="91.87">
                <text:p>91.87</text:p>
              </table:table-cell>
              <table:table-cell office:value-type="float" office:value="91.82">
                <text:p>91.82</text:p>
              </table:table-cell>
              <table:table-cell office:value-type="float" office:value="91.44">
                <text:p>91.44</text:p>
              </table:table-cell>
              <table:table-cell office:value-type="float" office:value="88.38">
                <text:p>88.38</text:p>
              </table:table-cell>
              <table:table-cell office:value-type="float" office:value="86.18">
                <text:p>86.18</text:p>
              </table:table-cell>
              <table:table-cell office:value-type="float" office:value="73.01">
                <text:p>73.01</text:p>
              </table:table-cell>
              <table:table-cell office:value-type="float" office:value="46.18">
                <text:p>46.18</text:p>
              </table:table-cell>
              <table:table-cell office:value-type="float" office:value="25.79">
                <text:p>25.79</text:p>
              </table:table-cell>
              <table:table-cell office:value-type="float" office:value="11.35">
                <text:p>11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5 Hidden Layers '.A4:'5 Hidden Layers '.U5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5 Hidden Layers '.B4:'5 Hidden Layers '.U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5 Hidden Layers '.B5:'5 Hidden Layers '.U5" chart:label-cell-address="'5 Hidden Layers '.A5:'5 Hidden Layers '.A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5 Hidden Layers '.B4:'5 Hidden Layers '.U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5 Hidden Layers '.A5:'5 Hidden Layers '.A5</svg:desc>
                </draw:g>
              </table:table-cell>
              <table:table-cell office:value-type="float" office:value="92.85">
                <text:p>92.85</text:p>
                <draw:g>
                  <svg:desc>'5 Hidden Layers '.B5:'5 Hidden Layers '.U5</svg:desc>
                </draw:g>
              </table:table-cell>
              <table:table-cell office:value-type="float" office:value="93.74">
                <text:p>93.74</text:p>
              </table:table-cell>
              <table:table-cell office:value-type="float" office:value="93.36">
                <text:p>93.36</text:p>
              </table:table-cell>
              <table:table-cell office:value-type="float" office:value="92.39">
                <text:p>92.39</text:p>
              </table:table-cell>
              <table:table-cell office:value-type="float" office:value="91.66">
                <text:p>91.66</text:p>
              </table:table-cell>
              <table:table-cell office:value-type="float" office:value="91.73">
                <text:p>91.73</text:p>
              </table:table-cell>
              <table:table-cell office:value-type="float" office:value="92.15">
                <text:p>92.15</text:p>
              </table:table-cell>
              <table:table-cell office:value-type="float" office:value="88.77">
                <text:p>88.77</text:p>
              </table:table-cell>
              <table:table-cell office:value-type="float" office:value="86.63">
                <text:p>86.63</text:p>
              </table:table-cell>
              <table:table-cell office:value-type="float" office:value="86.27">
                <text:p>86.27</text:p>
              </table:table-cell>
              <table:table-cell office:value-type="float" office:value="84.82">
                <text:p>84.82</text:p>
              </table:table-cell>
              <table:table-cell office:value-type="float" office:value="82.15">
                <text:p>82.15</text:p>
              </table:table-cell>
              <table:table-cell office:value-type="float" office:value="78.48">
                <text:p>78.48</text:p>
              </table:table-cell>
              <table:table-cell office:value-type="float" office:value="66.4">
                <text:p>66.4</text:p>
              </table:table-cell>
              <table:table-cell office:value-type="float" office:value="63.28">
                <text:p>63.28</text:p>
              </table:table-cell>
              <table:table-cell office:value-type="float" office:value="26.4">
                <text:p>26.4</text:p>
              </table:table-cell>
              <table:table-cell office:value-type="float" office:value="22.08">
                <text:p>22.08</text:p>
              </table:table-cell>
              <table:table-cell office:value-type="float" office:value="10.28">
                <text:p>10.28</text:p>
              </table:table-cell>
              <table:table-cell office:value-type="float" office:value="13.7">
                <text:p>13.7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5 Hidden Layers '.A34:'5 Hidden Layers '.U35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5 Hidden Layers '.B34:'5 Hidden Layers '.U3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5 Hidden Layers '.B35:'5 Hidden Layers '.U35" chart:label-cell-address="'5 Hidden Layers '.A35:'5 Hidden Layers '.A3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5 Hidden Layers '.B34:'5 Hidden Layers '.U3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5 Hidden Layers '.A35:'5 Hidden Layers '.A35</svg:desc>
                </draw:g>
              </table:table-cell>
              <table:table-cell office:value-type="float" office:value="93.24">
                <text:p>93.24</text:p>
                <draw:g>
                  <svg:desc>'5 Hidden Layers '.B35:'5 Hidden Layers '.U35</svg:desc>
                </draw:g>
              </table:table-cell>
              <table:table-cell office:value-type="float" office:value="93.15">
                <text:p>93.15</text:p>
              </table:table-cell>
              <table:table-cell office:value-type="float" office:value="92.8">
                <text:p>92.8</text:p>
              </table:table-cell>
              <table:table-cell office:value-type="float" office:value="92.75">
                <text:p>92.75</text:p>
              </table:table-cell>
              <table:table-cell office:value-type="float" office:value="92.07">
                <text:p>92.07</text:p>
              </table:table-cell>
              <table:table-cell office:value-type="float" office:value="91.83">
                <text:p>91.83</text:p>
              </table:table-cell>
              <table:table-cell office:value-type="float" office:value="91.61">
                <text:p>91.61</text:p>
              </table:table-cell>
              <table:table-cell office:value-type="float" office:value="90.39">
                <text:p>90.39</text:p>
              </table:table-cell>
              <table:table-cell office:value-type="float" office:value="90.61">
                <text:p>90.61</text:p>
              </table:table-cell>
              <table:table-cell office:value-type="float" office:value="87.53">
                <text:p>87.53</text:p>
              </table:table-cell>
              <table:table-cell office:value-type="float" office:value="84.55">
                <text:p>84.55</text:p>
              </table:table-cell>
              <table:table-cell office:value-type="float" office:value="80.36">
                <text:p>80.36</text:p>
              </table:table-cell>
              <table:table-cell office:value-type="float" office:value="76.07">
                <text:p>76.07</text:p>
              </table:table-cell>
              <table:table-cell office:value-type="float" office:value="71.78">
                <text:p>71.78</text:p>
              </table:table-cell>
              <table:table-cell office:value-type="float" office:value="63.69">
                <text:p>63.69</text:p>
              </table:table-cell>
              <table:table-cell office:value-type="float" office:value="43.1">
                <text:p>43.1</text:p>
              </table:table-cell>
              <table:table-cell office:value-type="float" office:value="28.03">
                <text:p>28.03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5 Hidden Layers '.A65:'5 Hidden Layers '.U66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5 Hidden Layers '.B65:'5 Hidden Layers '.U6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5 Hidden Layers '.B66:'5 Hidden Layers '.U66" chart:label-cell-address="'5 Hidden Layers '.A66:'5 Hidden Layers '.A6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5 Hidden Layers '.B65:'5 Hidden Layers '.U6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5 Hidden Layers '.A66:'5 Hidden Layers '.A66</svg:desc>
                </draw:g>
              </table:table-cell>
              <table:table-cell office:value-type="float" office:value="93.83">
                <text:p>93.83</text:p>
                <draw:g>
                  <svg:desc>'5 Hidden Layers '.B66:'5 Hidden Layers '.U66</svg:desc>
                </draw:g>
              </table:table-cell>
              <table:table-cell office:value-type="float" office:value="92.18">
                <text:p>92.18</text:p>
              </table:table-cell>
              <table:table-cell office:value-type="float" office:value="92.88">
                <text:p>92.88</text:p>
              </table:table-cell>
              <table:table-cell office:value-type="float" office:value="93.31">
                <text:p>93.31</text:p>
              </table:table-cell>
              <table:table-cell office:value-type="float" office:value="92.32">
                <text:p>92.32</text:p>
              </table:table-cell>
              <table:table-cell office:value-type="float" office:value="92.47">
                <text:p>92.47</text:p>
              </table:table-cell>
              <table:table-cell office:value-type="float" office:value="92.22">
                <text:p>92.22</text:p>
              </table:table-cell>
              <table:table-cell office:value-type="float" office:value="91.98">
                <text:p>91.98</text:p>
              </table:table-cell>
              <table:table-cell office:value-type="float" office:value="86.91">
                <text:p>86.91</text:p>
              </table:table-cell>
              <table:table-cell office:value-type="float" office:value="89.83">
                <text:p>89.83</text:p>
              </table:table-cell>
              <table:table-cell office:value-type="float" office:value="89">
                <text:p>89</text:p>
              </table:table-cell>
              <table:table-cell office:value-type="float" office:value="87.71">
                <text:p>87.71</text:p>
              </table:table-cell>
              <table:table-cell office:value-type="float" office:value="84.65">
                <text:p>84.65</text:p>
              </table:table-cell>
              <table:table-cell office:value-type="float" office:value="85.49">
                <text:p>85.49</text:p>
              </table:table-cell>
              <table:table-cell office:value-type="float" office:value="58.27">
                <text:p>58.27</text:p>
              </table:table-cell>
              <table:table-cell office:value-type="float" office:value="49.67">
                <text:p>49.67</text:p>
              </table:table-cell>
              <table:table-cell office:value-type="float" office:value="35.34">
                <text:p>35.34</text:p>
              </table:table-cell>
              <table:table-cell office:value-type="float" office:value="10.1">
                <text:p>10.1</text:p>
              </table:table-cell>
              <table:table-cell office:value-type="float" office:value="12.32">
                <text:p>12.32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5 Hidden Layers '.A95:'5 Hidden Layers '.U96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5 Hidden Layers '.B95:'5 Hidden Layers '.U9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5 Hidden Layers '.B96:'5 Hidden Layers '.U96" chart:label-cell-address="'5 Hidden Layers '.A96:'5 Hidden Layers '.A9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5 Hidden Layers '.B95:'5 Hidden Layers '.U9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5 Hidden Layers '.A96:'5 Hidden Layers '.A96</svg:desc>
                </draw:g>
              </table:table-cell>
              <table:table-cell office:value-type="float" office:value="93.13">
                <text:p>93.13</text:p>
                <draw:g>
                  <svg:desc>'5 Hidden Layers '.B96:'5 Hidden Layers '.U96</svg:desc>
                </draw:g>
              </table:table-cell>
              <table:table-cell office:value-type="float" office:value="92.61">
                <text:p>92.61</text:p>
              </table:table-cell>
              <table:table-cell office:value-type="float" office:value="93.46">
                <text:p>93.46</text:p>
              </table:table-cell>
              <table:table-cell office:value-type="float" office:value="91.7">
                <text:p>91.7</text:p>
              </table:table-cell>
              <table:table-cell office:value-type="float" office:value="92.76">
                <text:p>92.76</text:p>
              </table:table-cell>
              <table:table-cell office:value-type="float" office:value="92.85">
                <text:p>92.85</text:p>
              </table:table-cell>
              <table:table-cell office:value-type="float" office:value="92.75">
                <text:p>92.75</text:p>
              </table:table-cell>
              <table:table-cell office:value-type="float" office:value="91.86">
                <text:p>91.86</text:p>
              </table:table-cell>
              <table:table-cell office:value-type="float" office:value="90.52">
                <text:p>90.52</text:p>
              </table:table-cell>
              <table:table-cell office:value-type="float" office:value="91.49">
                <text:p>91.49</text:p>
              </table:table-cell>
              <table:table-cell office:value-type="float" office:value="90.89">
                <text:p>90.89</text:p>
              </table:table-cell>
              <table:table-cell office:value-type="float" office:value="90.28">
                <text:p>90.28</text:p>
              </table:table-cell>
              <table:table-cell office:value-type="float" office:value="79.82">
                <text:p>79.82</text:p>
              </table:table-cell>
              <table:table-cell office:value-type="float" office:value="82.58">
                <text:p>82.58</text:p>
              </table:table-cell>
              <table:table-cell office:value-type="float" office:value="54.26">
                <text:p>54.26</text:p>
              </table:table-cell>
              <table:table-cell office:value-type="float" office:value="47.89">
                <text:p>47.89</text:p>
              </table:table-cell>
              <table:table-cell office:value-type="float" office:value="33.76">
                <text:p>33.76</text:p>
              </table:table-cell>
              <table:table-cell office:value-type="float" office:value="28.21">
                <text:p>28.21</text:p>
              </table:table-cell>
              <table:table-cell office:value-type="float" office:value="9.01">
                <text:p>9.0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5 Hidden Layers '.A95:'5 Hidden Layers '.U96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5 Hidden Layers '.B95:'5 Hidden Layers '.U9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5 Hidden Layers '.B96:'5 Hidden Layers '.U96" chart:label-cell-address="'5 Hidden Layers '.A96:'5 Hidden Layers '.A9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5 Hidden Layers '.B95:'5 Hidden Layers '.U9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5 Hidden Layers '.A96:'5 Hidden Layers '.A96</svg:desc>
                </draw:g>
              </table:table-cell>
              <table:table-cell office:value-type="float" office:value="93.13">
                <text:p>93.13</text:p>
                <draw:g>
                  <svg:desc>'5 Hidden Layers '.B96:'5 Hidden Layers '.U96</svg:desc>
                </draw:g>
              </table:table-cell>
              <table:table-cell office:value-type="float" office:value="92.61">
                <text:p>92.61</text:p>
              </table:table-cell>
              <table:table-cell office:value-type="float" office:value="93.46">
                <text:p>93.46</text:p>
              </table:table-cell>
              <table:table-cell office:value-type="float" office:value="91.7">
                <text:p>91.7</text:p>
              </table:table-cell>
              <table:table-cell office:value-type="float" office:value="92.76">
                <text:p>92.76</text:p>
              </table:table-cell>
              <table:table-cell office:value-type="float" office:value="92.85">
                <text:p>92.85</text:p>
              </table:table-cell>
              <table:table-cell office:value-type="float" office:value="92.75">
                <text:p>92.75</text:p>
              </table:table-cell>
              <table:table-cell office:value-type="float" office:value="91.86">
                <text:p>91.86</text:p>
              </table:table-cell>
              <table:table-cell office:value-type="float" office:value="90.52">
                <text:p>90.52</text:p>
              </table:table-cell>
              <table:table-cell office:value-type="float" office:value="91.49">
                <text:p>91.49</text:p>
              </table:table-cell>
              <table:table-cell office:value-type="float" office:value="90.89">
                <text:p>90.89</text:p>
              </table:table-cell>
              <table:table-cell office:value-type="float" office:value="90.28">
                <text:p>90.28</text:p>
              </table:table-cell>
              <table:table-cell office:value-type="float" office:value="79.82">
                <text:p>79.82</text:p>
              </table:table-cell>
              <table:table-cell office:value-type="float" office:value="82.58">
                <text:p>82.58</text:p>
              </table:table-cell>
              <table:table-cell office:value-type="float" office:value="54.26">
                <text:p>54.26</text:p>
              </table:table-cell>
              <table:table-cell office:value-type="float" office:value="47.89">
                <text:p>47.89</text:p>
              </table:table-cell>
              <table:table-cell office:value-type="float" office:value="33.76">
                <text:p>33.76</text:p>
              </table:table-cell>
              <table:table-cell office:value-type="float" office:value="28.21">
                <text:p>28.21</text:p>
              </table:table-cell>
              <table:table-cell office:value-type="float" office:value="9.01">
                <text:p>9.0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5 Hidden Layers '.A4:'5 Hidden Layers '.U5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5 Hidden Layers '.B4:'5 Hidden Layers '.U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5 Hidden Layers '.B5:'5 Hidden Layers '.U5" chart:label-cell-address="'5 Hidden Layers '.A5:'5 Hidden Layers '.A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5 Hidden Layers '.B4:'5 Hidden Layers '.U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5 Hidden Layers '.A5:'5 Hidden Layers '.A5</svg:desc>
                </draw:g>
              </table:table-cell>
              <table:table-cell office:value-type="float" office:value="92.85">
                <text:p>92.85</text:p>
                <draw:g>
                  <svg:desc>'5 Hidden Layers '.B5:'5 Hidden Layers '.U5</svg:desc>
                </draw:g>
              </table:table-cell>
              <table:table-cell office:value-type="float" office:value="93.74">
                <text:p>93.74</text:p>
              </table:table-cell>
              <table:table-cell office:value-type="float" office:value="93.36">
                <text:p>93.36</text:p>
              </table:table-cell>
              <table:table-cell office:value-type="float" office:value="92.39">
                <text:p>92.39</text:p>
              </table:table-cell>
              <table:table-cell office:value-type="float" office:value="91.66">
                <text:p>91.66</text:p>
              </table:table-cell>
              <table:table-cell office:value-type="float" office:value="91.73">
                <text:p>91.73</text:p>
              </table:table-cell>
              <table:table-cell office:value-type="float" office:value="92.15">
                <text:p>92.15</text:p>
              </table:table-cell>
              <table:table-cell office:value-type="float" office:value="88.77">
                <text:p>88.77</text:p>
              </table:table-cell>
              <table:table-cell office:value-type="float" office:value="86.63">
                <text:p>86.63</text:p>
              </table:table-cell>
              <table:table-cell office:value-type="float" office:value="86.27">
                <text:p>86.27</text:p>
              </table:table-cell>
              <table:table-cell office:value-type="float" office:value="84.82">
                <text:p>84.82</text:p>
              </table:table-cell>
              <table:table-cell office:value-type="float" office:value="82.15">
                <text:p>82.15</text:p>
              </table:table-cell>
              <table:table-cell office:value-type="float" office:value="78.48">
                <text:p>78.48</text:p>
              </table:table-cell>
              <table:table-cell office:value-type="float" office:value="66.4">
                <text:p>66.4</text:p>
              </table:table-cell>
              <table:table-cell office:value-type="float" office:value="63.28">
                <text:p>63.28</text:p>
              </table:table-cell>
              <table:table-cell office:value-type="float" office:value="26.4">
                <text:p>26.4</text:p>
              </table:table-cell>
              <table:table-cell office:value-type="float" office:value="22.08">
                <text:p>22.08</text:p>
              </table:table-cell>
              <table:table-cell office:value-type="float" office:value="10.28">
                <text:p>10.28</text:p>
              </table:table-cell>
              <table:table-cell office:value-type="float" office:value="13.7">
                <text:p>13.7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6 Hidden Layers'.A4:'6 Hidden Layers'.U5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6 Hidden Layers'.B4:'6 Hidden Layers'.U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6 Hidden Layers'.B5:'6 Hidden Layers'.U5" chart:label-cell-address="'6 Hidden Layers'.A5:'6 Hidden Layers'.A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6 Hidden Layers'.B4:'6 Hidden Layers'.U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6 Hidden Layers'.A5:'6 Hidden Layers'.A5</svg:desc>
                </draw:g>
              </table:table-cell>
              <table:table-cell office:value-type="float" office:value="87.57">
                <text:p>87.57</text:p>
                <draw:g>
                  <svg:desc>'6 Hidden Layers'.B5:'6 Hidden Layers'.U5</svg:desc>
                </draw:g>
              </table:table-cell>
              <table:table-cell office:value-type="float" office:value="80.46">
                <text:p>80.46</text:p>
              </table:table-cell>
              <table:table-cell office:value-type="float" office:value="83.16">
                <text:p>83.16</text:p>
              </table:table-cell>
              <table:table-cell office:value-type="float" office:value="83.7">
                <text:p>83.7</text:p>
              </table:table-cell>
              <table:table-cell office:value-type="float" office:value="87.42">
                <text:p>87.42</text:p>
              </table:table-cell>
              <table:table-cell office:value-type="float" office:value="77.68">
                <text:p>77.68</text:p>
              </table:table-cell>
              <table:table-cell office:value-type="float" office:value="80.7">
                <text:p>80.7</text:p>
              </table:table-cell>
              <table:table-cell office:value-type="float" office:value="73.61">
                <text:p>73.61</text:p>
              </table:table-cell>
              <table:table-cell office:value-type="float" office:value="58.27">
                <text:p>58.27</text:p>
              </table:table-cell>
              <table:table-cell office:value-type="float" office:value="50.45">
                <text:p>50.45</text:p>
              </table:table-cell>
              <table:table-cell office:value-type="float" office:value="36.45">
                <text:p>36.45</text:p>
              </table:table-cell>
              <table:table-cell office:value-type="float" office:value="36.35">
                <text:p>36.35</text:p>
              </table:table-cell>
              <table:table-cell office:value-type="float" office:value="36.56">
                <text:p>36.56</text:p>
              </table:table-cell>
              <table:table-cell office:value-type="float" office:value="18">
                <text:p>18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6 Hidden Layers'.A35:'6 Hidden Layers'.U36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6 Hidden Layers'.B35:'6 Hidden Layers'.U3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6 Hidden Layers'.B36:'6 Hidden Layers'.U36" chart:label-cell-address="'6 Hidden Layers'.A36:'6 Hidden Layers'.A3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6 Hidden Layers'.B35:'6 Hidden Layers'.U3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6 Hidden Layers'.A36:'6 Hidden Layers'.A36</svg:desc>
                </draw:g>
              </table:table-cell>
              <table:table-cell office:value-type="float" office:value="90.35">
                <text:p>90.35</text:p>
                <draw:g>
                  <svg:desc>'6 Hidden Layers'.B36:'6 Hidden Layers'.U36</svg:desc>
                </draw:g>
              </table:table-cell>
              <table:table-cell office:value-type="float" office:value="89.32">
                <text:p>89.32</text:p>
              </table:table-cell>
              <table:table-cell office:value-type="float" office:value="87.31">
                <text:p>87.31</text:p>
              </table:table-cell>
              <table:table-cell office:value-type="float" office:value="82.96">
                <text:p>82.96</text:p>
              </table:table-cell>
              <table:table-cell office:value-type="float" office:value="88.79">
                <text:p>88.79</text:p>
              </table:table-cell>
              <table:table-cell office:value-type="float" office:value="67.72">
                <text:p>67.72</text:p>
              </table:table-cell>
              <table:table-cell office:value-type="float" office:value="74.76">
                <text:p>74.76</text:p>
              </table:table-cell>
              <table:table-cell office:value-type="float" office:value="82.81">
                <text:p>82.81</text:p>
              </table:table-cell>
              <table:table-cell office:value-type="float" office:value="51.49">
                <text:p>51.49</text:p>
              </table:table-cell>
              <table:table-cell office:value-type="float" office:value="26.1">
                <text:p>26.1</text:p>
              </table:table-cell>
              <table:table-cell office:value-type="float" office:value="43.29">
                <text:p>43.29</text:p>
              </table:table-cell>
              <table:table-cell office:value-type="float" office:value="29.22">
                <text:p>29.22</text:p>
              </table:table-cell>
              <table:table-cell office:value-type="float" office:value="25.05">
                <text:p>25.05</text:p>
              </table:table-cell>
              <table:table-cell office:value-type="float" office:value="10.27">
                <text:p>10.27</text:p>
              </table:table-cell>
              <table:table-cell office:value-type="float" office:value="12.43">
                <text:p>12.43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6 Hidden Layers'.A67:'6 Hidden Layers'.U68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6 Hidden Layers'.B67:'6 Hidden Layers'.U67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6 Hidden Layers'.B68:'6 Hidden Layers'.U68" chart:label-cell-address="'6 Hidden Layers'.A68:'6 Hidden Layers'.A68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6 Hidden Layers'.B67:'6 Hidden Layers'.U67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6 Hidden Layers'.A68:'6 Hidden Layers'.A68</svg:desc>
                </draw:g>
              </table:table-cell>
              <table:table-cell office:value-type="float" office:value="87.79">
                <text:p>87.79</text:p>
                <draw:g>
                  <svg:desc>'6 Hidden Layers'.B68:'6 Hidden Layers'.U68</svg:desc>
                </draw:g>
              </table:table-cell>
              <table:table-cell office:value-type="float" office:value="86.5">
                <text:p>86.5</text:p>
              </table:table-cell>
              <table:table-cell office:value-type="float" office:value="81.73">
                <text:p>81.73</text:p>
              </table:table-cell>
              <table:table-cell office:value-type="float" office:value="86.69">
                <text:p>86.69</text:p>
              </table:table-cell>
              <table:table-cell office:value-type="float" office:value="58.04">
                <text:p>58.04</text:p>
              </table:table-cell>
              <table:table-cell office:value-type="float" office:value="75.33">
                <text:p>75.33</text:p>
              </table:table-cell>
              <table:table-cell office:value-type="float" office:value="76.45">
                <text:p>76.45</text:p>
              </table:table-cell>
              <table:table-cell office:value-type="float" office:value="48.6">
                <text:p>48.6</text:p>
              </table:table-cell>
              <table:table-cell office:value-type="float" office:value="57.26">
                <text:p>57.26</text:p>
              </table:table-cell>
              <table:table-cell office:value-type="float" office:value="66.28">
                <text:p>66.28</text:p>
              </table:table-cell>
              <table:table-cell office:value-type="float" office:value="52.77">
                <text:p>52.77</text:p>
              </table:table-cell>
              <table:table-cell office:value-type="float" office:value="46.23">
                <text:p>46.23</text:p>
              </table:table-cell>
              <table:table-cell office:value-type="float" office:value="37.49">
                <text:p>37.49</text:p>
              </table:table-cell>
              <table:table-cell office:value-type="float" office:value="29.4">
                <text:p>29.4</text:p>
              </table:table-cell>
              <table:table-cell office:value-type="float" office:value="11.77">
                <text:p>11.77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37">
                <text:p>11.3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2 Hidden layers'.B4:'2 Hidden layers'.U5" chart:data-source-has-labels="row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2 Hidden layers'.B4:'2 Hidden layers'.U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2 Hidden layers'.B5:'2 Hidden layers'.U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2 Hidden layers'.B4:'2 Hidden layers'.U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95.31">
                <text:p>95.31</text:p>
                <draw:g>
                  <svg:desc>'2 Hidden layers'.B5:'2 Hidden layers'.U5</svg:desc>
                </draw:g>
              </table:table-cell>
              <table:table-cell office:value-type="float" office:value="95.16">
                <text:p>95.16</text:p>
              </table:table-cell>
              <table:table-cell office:value-type="float" office:value="95.17">
                <text:p>95.17</text:p>
              </table:table-cell>
              <table:table-cell office:value-type="float" office:value="94.96">
                <text:p>94.96</text:p>
              </table:table-cell>
              <table:table-cell office:value-type="float" office:value="94.69">
                <text:p>94.69</text:p>
              </table:table-cell>
              <table:table-cell office:value-type="float" office:value="94.29">
                <text:p>94.29</text:p>
              </table:table-cell>
              <table:table-cell office:value-type="float" office:value="93.85">
                <text:p>93.85</text:p>
              </table:table-cell>
              <table:table-cell office:value-type="float" office:value="93.82">
                <text:p>93.82</text:p>
              </table:table-cell>
              <table:table-cell office:value-type="float" office:value="93.56">
                <text:p>93.56</text:p>
              </table:table-cell>
              <table:table-cell office:value-type="float" office:value="93.36">
                <text:p>93.36</text:p>
              </table:table-cell>
              <table:table-cell office:value-type="float" office:value="93.72">
                <text:p>93.72</text:p>
              </table:table-cell>
              <table:table-cell office:value-type="float" office:value="92.54">
                <text:p>92.54</text:p>
              </table:table-cell>
              <table:table-cell office:value-type="float" office:value="92.85">
                <text:p>92.85</text:p>
              </table:table-cell>
              <table:table-cell office:value-type="float" office:value="92.69">
                <text:p>92.69</text:p>
              </table:table-cell>
              <table:table-cell office:value-type="float" office:value="91.43">
                <text:p>91.43</text:p>
              </table:table-cell>
              <table:table-cell office:value-type="float" office:value="91.11">
                <text:p>91.11</text:p>
              </table:table-cell>
              <table:table-cell office:value-type="float" office:value="89.31">
                <text:p>89.31</text:p>
              </table:table-cell>
              <table:table-cell office:value-type="float" office:value="87.9">
                <text:p>87.9</text:p>
              </table:table-cell>
              <table:table-cell office:value-type="float" office:value="85.9">
                <text:p>85.9</text:p>
              </table:table-cell>
              <table:table-cell office:value-type="float" office:value="50.34">
                <text:p>50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6 Hidden Layers'.A98:'6 Hidden Layers'.U99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6 Hidden Layers'.B98:'6 Hidden Layers'.U98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6 Hidden Layers'.B99:'6 Hidden Layers'.U99" chart:label-cell-address="'6 Hidden Layers'.A99:'6 Hidden Layers'.A99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6 Hidden Layers'.B98:'6 Hidden Layers'.U98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6 Hidden Layers'.A99:'6 Hidden Layers'.A99</svg:desc>
                </draw:g>
              </table:table-cell>
              <table:table-cell office:value-type="float" office:value="88.76">
                <text:p>88.76</text:p>
                <draw:g>
                  <svg:desc>'6 Hidden Layers'.B99:'6 Hidden Layers'.U99</svg:desc>
                </draw:g>
              </table:table-cell>
              <table:table-cell office:value-type="float" office:value="88.72">
                <text:p>88.72</text:p>
              </table:table-cell>
              <table:table-cell office:value-type="float" office:value="89.87">
                <text:p>89.87</text:p>
              </table:table-cell>
              <table:table-cell office:value-type="float" office:value="74.03">
                <text:p>74.03</text:p>
              </table:table-cell>
              <table:table-cell office:value-type="float" office:value="87.96">
                <text:p>87.96</text:p>
              </table:table-cell>
              <table:table-cell office:value-type="float" office:value="74.29">
                <text:p>74.29</text:p>
              </table:table-cell>
              <table:table-cell office:value-type="float" office:value="70.24">
                <text:p>70.24</text:p>
              </table:table-cell>
              <table:table-cell office:value-type="float" office:value="62.11">
                <text:p>62.11</text:p>
              </table:table-cell>
              <table:table-cell office:value-type="float" office:value="53.72">
                <text:p>53.72</text:p>
              </table:table-cell>
              <table:table-cell office:value-type="float" office:value="52.24">
                <text:p>52.24</text:p>
              </table:table-cell>
              <table:table-cell office:value-type="float" office:value="35.74">
                <text:p>35.74</text:p>
              </table:table-cell>
              <table:table-cell office:value-type="float" office:value="24.08">
                <text:p>24.08</text:p>
              </table:table-cell>
              <table:table-cell office:value-type="float" office:value="18.66">
                <text:p>18.66</text:p>
              </table:table-cell>
              <table:table-cell office:value-type="float" office:value="18.15">
                <text:p>18.15</text:p>
              </table:table-cell>
              <table:table-cell office:value-type="float" office:value="21.39">
                <text:p>21.39</text:p>
              </table:table-cell>
              <table:table-cell office:value-type="float" office:value="22.85">
                <text:p>22.85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6 Hidden Layers'.A129:'6 Hidden Layers'.U130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6 Hidden Layers'.B129:'6 Hidden Layers'.U129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6 Hidden Layers'.B130:'6 Hidden Layers'.U130" chart:label-cell-address="'6 Hidden Layers'.A130:'6 Hidden Layers'.A13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6 Hidden Layers'.B129:'6 Hidden Layers'.U129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6 Hidden Layers'.A130:'6 Hidden Layers'.A130</svg:desc>
                </draw:g>
              </table:table-cell>
              <table:table-cell office:value-type="float" office:value="89.54">
                <text:p>89.54</text:p>
                <draw:g>
                  <svg:desc>'6 Hidden Layers'.B130:'6 Hidden Layers'.U130</svg:desc>
                </draw:g>
              </table:table-cell>
              <table:table-cell office:value-type="float" office:value="88.89">
                <text:p>88.89</text:p>
              </table:table-cell>
              <table:table-cell office:value-type="float" office:value="88.26">
                <text:p>88.26</text:p>
              </table:table-cell>
              <table:table-cell office:value-type="float" office:value="88.29">
                <text:p>88.29</text:p>
              </table:table-cell>
              <table:table-cell office:value-type="float" office:value="73.82">
                <text:p>73.82</text:p>
              </table:table-cell>
              <table:table-cell office:value-type="float" office:value="80.42">
                <text:p>80.42</text:p>
              </table:table-cell>
              <table:table-cell office:value-type="float" office:value="79.07">
                <text:p>79.07</text:p>
              </table:table-cell>
              <table:table-cell office:value-type="float" office:value="77.08">
                <text:p>77.08</text:p>
              </table:table-cell>
              <table:table-cell office:value-type="float" office:value="46.29">
                <text:p>46.29</text:p>
              </table:table-cell>
              <table:table-cell office:value-type="float" office:value="44.15">
                <text:p>44.15</text:p>
              </table:table-cell>
              <table:table-cell office:value-type="float" office:value="30.89">
                <text:p>30.89</text:p>
              </table:table-cell>
              <table:table-cell office:value-type="float" office:value="53.1">
                <text:p>53.1</text:p>
              </table:table-cell>
              <table:table-cell office:value-type="float" office:value="28.52">
                <text:p>28.52</text:p>
              </table:table-cell>
              <table:table-cell office:value-type="float" office:value="15.44">
                <text:p>15.44</text:p>
              </table:table-cell>
              <table:table-cell office:value-type="float" office:value="10.63">
                <text:p>10.63</text:p>
              </table:table-cell>
              <table:table-cell office:value-type="float" office:value="10.28">
                <text:p>10.28</text:p>
              </table:table-cell>
              <table:table-cell office:value-type="float" office:value="10.28">
                <text:p>10.28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7 Hidden Layers'.B4:'7 Hidden Layers'.U5 '7 Hidden Layers'.A5:'7 Hidden Layers'.A5" chart:data-source-has-labels="both" svg:x="1.913cm" svg:y="1.331cm" svg:width="42.334cm" svg:height="7.919cm">
          <chartooo:coordinate-region svg:x="2.534cm" svg:y="1.53cm" svg:width="41.62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7 Hidden Layers'.B4:'7 Hidden Layers'.U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7 Hidden Layers'.B5:'7 Hidden Layers'.U5" chart:label-cell-address="'7 Hidden Layers'.A5:'7 Hidden Layers'.A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7 Hidden Layers'.B4:'7 Hidden Layers'.U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7 Hidden Layers'.A5:'7 Hidden Layers'.A5</svg:desc>
                </draw:g>
              </table:table-cell>
              <table:table-cell office:value-type="float" office:value="22.75">
                <text:p>22.75</text:p>
                <draw:g>
                  <svg:desc>'7 Hidden Layers'.B5:'7 Hidden Layers'.U5</svg:desc>
                </draw:g>
              </table:table-cell>
              <table:table-cell office:value-type="float" office:value="22.48">
                <text:p>22.48</text:p>
              </table:table-cell>
              <table:table-cell office:value-type="float" office:value="29.72">
                <text:p>29.72</text:p>
              </table:table-cell>
              <table:table-cell office:value-type="float" office:value="21.18">
                <text:p>21.18</text:p>
              </table:table-cell>
              <table:table-cell office:value-type="float" office:value="29.56">
                <text:p>29.56</text:p>
              </table:table-cell>
              <table:table-cell office:value-type="float" office:value="18.61">
                <text:p>18.61</text:p>
              </table:table-cell>
              <table:table-cell office:value-type="float" office:value="14.16">
                <text:p>14.16</text:p>
              </table:table-cell>
              <table:table-cell office:value-type="float" office:value="17.1">
                <text:p>17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7 Hidden Layers'.B34:'7 Hidden Layers'.U35 '7 Hidden Layers'.A35:'7 Hidden Layers'.A35" chart:data-source-has-labels="both" svg:x="1.913cm" svg:y="1.331cm" svg:width="42.334cm" svg:height="7.919cm">
          <chartooo:coordinate-region svg:x="2.534cm" svg:y="1.53cm" svg:width="41.62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7 Hidden Layers'.B34:'7 Hidden Layers'.U3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7 Hidden Layers'.B35:'7 Hidden Layers'.U35" chart:label-cell-address="'7 Hidden Layers'.A35:'7 Hidden Layers'.A3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7 Hidden Layers'.B34:'7 Hidden Layers'.U3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7 Hidden Layers'.A35:'7 Hidden Layers'.A35</svg:desc>
                </draw:g>
              </table:table-cell>
              <table:table-cell office:value-type="float" office:value="42.21">
                <text:p>42.21</text:p>
                <draw:g>
                  <svg:desc>'7 Hidden Layers'.B35:'7 Hidden Layers'.U35</svg:desc>
                </draw:g>
              </table:table-cell>
              <table:table-cell office:value-type="float" office:value="9.86">
                <text:p>9.86</text:p>
              </table:table-cell>
              <table:table-cell office:value-type="float" office:value="36.74">
                <text:p>36.74</text:p>
              </table:table-cell>
              <table:table-cell office:value-type="float" office:value="24.68">
                <text:p>24.68</text:p>
              </table:table-cell>
              <table:table-cell office:value-type="float" office:value="12.4">
                <text:p>12.4</text:p>
              </table:table-cell>
              <table:table-cell office:value-type="float" office:value="9.69">
                <text:p>9.69</text:p>
              </table:table-cell>
              <table:table-cell office:value-type="float" office:value="11.48">
                <text:p>11.48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7.64">
                <text:p>17.6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7 Hidden Layers'.B65:'7 Hidden Layers'.U66 '7 Hidden Layers'.A66:'7 Hidden Layers'.A66" chart:data-source-has-labels="both" svg:x="1.913cm" svg:y="1.331cm" svg:width="42.334cm" svg:height="7.919cm">
          <chartooo:coordinate-region svg:x="2.534cm" svg:y="1.53cm" svg:width="41.62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7 Hidden Layers'.B65:'7 Hidden Layers'.U6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7 Hidden Layers'.B66:'7 Hidden Layers'.U66" chart:label-cell-address="'7 Hidden Layers'.A66:'7 Hidden Layers'.A6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7 Hidden Layers'.B65:'7 Hidden Layers'.U6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7 Hidden Layers'.A66:'7 Hidden Layers'.A66</svg:desc>
                </draw:g>
              </table:table-cell>
              <table:table-cell office:value-type="float" office:value="33.15">
                <text:p>33.15</text:p>
                <draw:g>
                  <svg:desc>'7 Hidden Layers'.B66:'7 Hidden Layers'.U66</svg:desc>
                </draw:g>
              </table:table-cell>
              <table:table-cell office:value-type="float" office:value="39.18">
                <text:p>39.18</text:p>
              </table:table-cell>
              <table:table-cell office:value-type="float" office:value="38.48">
                <text:p>38.48</text:p>
              </table:table-cell>
              <table:table-cell office:value-type="float" office:value="46.4">
                <text:p>46.4</text:p>
              </table:table-cell>
              <table:table-cell office:value-type="float" office:value="26.57">
                <text:p>26.57</text:p>
              </table:table-cell>
              <table:table-cell office:value-type="float" office:value="30.01">
                <text:p>30.01</text:p>
              </table:table-cell>
              <table:table-cell office:value-type="float" office:value="19.23">
                <text:p>19.23</text:p>
              </table:table-cell>
              <table:table-cell office:value-type="float" office:value="23.38">
                <text:p>23.38</text:p>
              </table:table-cell>
              <table:table-cell office:value-type="float" office:value="10.43">
                <text:p>10.43</text:p>
              </table:table-cell>
              <table:table-cell office:value-type="float" office:value="14.14">
                <text:p>14.1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7 Hidden Layers'.B96:'7 Hidden Layers'.U97 '7 Hidden Layers'.A97:'7 Hidden Layers'.A97" chart:data-source-has-labels="both" svg:x="1.913cm" svg:y="1.331cm" svg:width="42.334cm" svg:height="7.919cm">
          <chartooo:coordinate-region svg:x="2.534cm" svg:y="1.53cm" svg:width="41.62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7 Hidden Layers'.B96:'7 Hidden Layers'.U96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7 Hidden Layers'.B97:'7 Hidden Layers'.U97" chart:label-cell-address="'7 Hidden Layers'.A97:'7 Hidden Layers'.A97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7 Hidden Layers'.B96:'7 Hidden Layers'.U96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7 Hidden Layers'.A97:'7 Hidden Layers'.A97</svg:desc>
                </draw:g>
              </table:table-cell>
              <table:table-cell office:value-type="float" office:value="37.88">
                <text:p>37.88</text:p>
                <draw:g>
                  <svg:desc>'7 Hidden Layers'.B97:'7 Hidden Layers'.U97</svg:desc>
                </draw:g>
              </table:table-cell>
              <table:table-cell office:value-type="float" office:value="23.74">
                <text:p>23.74</text:p>
              </table:table-cell>
              <table:table-cell office:value-type="float" office:value="32.07">
                <text:p>32.07</text:p>
              </table:table-cell>
              <table:table-cell office:value-type="float" office:value="15.14">
                <text:p>15.14</text:p>
              </table:table-cell>
              <table:table-cell office:value-type="float" office:value="38.86">
                <text:p>38.86</text:p>
              </table:table-cell>
              <table:table-cell office:value-type="float" office:value="32.31">
                <text:p>32.31</text:p>
              </table:table-cell>
              <table:table-cell office:value-type="float" office:value="11.58">
                <text:p>11.58</text:p>
              </table:table-cell>
              <table:table-cell office:value-type="float" office:value="11.78">
                <text:p>11.78</text:p>
              </table:table-cell>
              <table:table-cell office:value-type="float" office:value="33.42">
                <text:p>33.42</text:p>
              </table:table-cell>
              <table:table-cell office:value-type="float" office:value="15.52">
                <text:p>15.52</text:p>
              </table:table-cell>
              <table:table-cell office:value-type="float" office:value="9.74">
                <text:p>9.74</text:p>
              </table:table-cell>
              <table:table-cell office:value-type="float" office:value="16.31">
                <text:p>16.3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7 Hidden Layers'.A127:'7 Hidden Layers'.U128" chart:data-source-has-labels="both" svg:x="1.913cm" svg:y="1.331cm" svg:width="42.334cm" svg:height="7.919cm">
          <chartooo:coordinate-region svg:x="2.534cm" svg:y="1.53cm" svg:width="41.62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7 Hidden Layers'.B127:'7 Hidden Layers'.U127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7 Hidden Layers'.B128:'7 Hidden Layers'.U128" chart:label-cell-address="'7 Hidden Layers'.A128:'7 Hidden Layers'.A128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7 Hidden Layers'.B127:'7 Hidden Layers'.U127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7 Hidden Layers'.A128:'7 Hidden Layers'.A128</svg:desc>
                </draw:g>
              </table:table-cell>
              <table:table-cell office:value-type="float" office:value="34.35">
                <text:p>34.35</text:p>
                <draw:g>
                  <svg:desc>'7 Hidden Layers'.B128:'7 Hidden Layers'.U128</svg:desc>
                </draw:g>
              </table:table-cell>
              <table:table-cell office:value-type="float" office:value="32.28">
                <text:p>32.28</text:p>
              </table:table-cell>
              <table:table-cell office:value-type="float" office:value="43.77">
                <text:p>43.77</text:p>
              </table:table-cell>
              <table:table-cell office:value-type="float" office:value="30.62">
                <text:p>30.62</text:p>
              </table:table-cell>
              <table:table-cell office:value-type="float" office:value="14.07">
                <text:p>14.07</text:p>
              </table:table-cell>
              <table:table-cell office:value-type="float" office:value="11.4">
                <text:p>11.4</text:p>
              </table:table-cell>
              <table:table-cell office:value-type="float" office:value="17.46">
                <text:p>17.46</text:p>
              </table:table-cell>
              <table:table-cell office:value-type="float" office:value="10.32">
                <text:p>10.32</text:p>
              </table:table-cell>
              <table:table-cell office:value-type="float" office:value="9.74">
                <text:p>9.74</text:p>
              </table:table-cell>
              <table:table-cell office:value-type="float" office:value="12.68">
                <text:p>12.68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7 Hidden Layers'.A157:'7 Hidden Layers'.U158" chart:data-source-has-labels="both" svg:x="1.913cm" svg:y="1.331cm" svg:width="42.334cm" svg:height="7.919cm">
          <chartooo:coordinate-region svg:x="2.534cm" svg:y="1.53cm" svg:width="41.62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7 Hidden Layers'.B157:'7 Hidden Layers'.U157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7 Hidden Layers'.B158:'7 Hidden Layers'.U158" chart:label-cell-address="'7 Hidden Layers'.A158:'7 Hidden Layers'.A158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7 Hidden Layers'.B157:'7 Hidden Layers'.U157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7 Hidden Layers'.A158:'7 Hidden Layers'.A158</svg:desc>
                </draw:g>
              </table:table-cell>
              <table:table-cell office:value-type="float" office:value="47.41">
                <text:p>47.41</text:p>
                <draw:g>
                  <svg:desc>'7 Hidden Layers'.B158:'7 Hidden Layers'.U158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39.51">
                <text:p>39.51</text:p>
              </table:table-cell>
              <table:table-cell office:value-type="float" office:value="19.6">
                <text:p>19.6</text:p>
              </table:table-cell>
              <table:table-cell office:value-type="float" office:value="29.54">
                <text:p>29.54</text:p>
              </table:table-cell>
              <table:table-cell office:value-type="float" office:value="22.37">
                <text:p>22.37</text:p>
              </table:table-cell>
              <table:table-cell office:value-type="float" office:value="26.44">
                <text:p>26.44</text:p>
              </table:table-cell>
              <table:table-cell office:value-type="float" office:value="27.26">
                <text:p>27.26</text:p>
              </table:table-cell>
              <table:table-cell office:value-type="float" office:value="11.35">
                <text:p>11.35</text:p>
              </table:table-cell>
              <table:table-cell office:value-type="float" office:value="10.1">
                <text:p>10.1</text:p>
              </table:table-cell>
              <table:table-cell office:value-type="float" office:value="24.24">
                <text:p>24.2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32">
                <text:p>10.32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7 Hidden Layers'.A188:'7 Hidden Layers'.U189" chart:data-source-has-labels="both" svg:x="1.913cm" svg:y="1.331cm" svg:width="42.334cm" svg:height="7.919cm">
          <chartooo:coordinate-region svg:x="2.534cm" svg:y="1.53cm" svg:width="41.62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7 Hidden Layers'.B188:'7 Hidden Layers'.U188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7 Hidden Layers'.B189:'7 Hidden Layers'.U189" chart:label-cell-address="'7 Hidden Layers'.A189:'7 Hidden Layers'.A189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7 Hidden Layers'.B188:'7 Hidden Layers'.U188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7 Hidden Layers'.A189:'7 Hidden Layers'.A189</svg:desc>
                </draw:g>
              </table:table-cell>
              <table:table-cell office:value-type="float" office:value="33.98">
                <text:p>33.98</text:p>
                <draw:g>
                  <svg:desc>'7 Hidden Layers'.B189:'7 Hidden Layers'.U189</svg:desc>
                </draw:g>
              </table:table-cell>
              <table:table-cell office:value-type="float" office:value="18.45">
                <text:p>18.45</text:p>
              </table:table-cell>
              <table:table-cell office:value-type="float" office:value="24.16">
                <text:p>24.16</text:p>
              </table:table-cell>
              <table:table-cell office:value-type="float" office:value="20.72">
                <text:p>20.72</text:p>
              </table:table-cell>
              <table:table-cell office:value-type="float" office:value="26.59">
                <text:p>26.59</text:p>
              </table:table-cell>
              <table:table-cell office:value-type="float" office:value="9.94">
                <text:p>9.94</text:p>
              </table:table-cell>
              <table:table-cell office:value-type="float" office:value="9.84">
                <text:p>9.84</text:p>
              </table:table-cell>
              <table:table-cell office:value-type="float" office:value="2.46">
                <text:p>2.46</text:p>
              </table:table-cell>
              <table:table-cell office:value-type="float" office:value="11.35">
                <text:p>11.35</text:p>
              </table:table-cell>
              <table:table-cell office:value-type="float" office:value="12.33">
                <text:p>12.33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  <table:table-cell office:value-type="float" office:value="11.35">
                <text:p>11.35</text:p>
              </table:table-cell>
              <table:table-cell office:value-type="float" office:value="9.74">
                <text:p>9.74</text:p>
              </table:table-cell>
              <table:table-cell office:value-type="float" office:value="8.92">
                <text:p>8.92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82">
                <text:p>9.82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8 Hidden Layers'.B4:'8 Hidden Layers'.U5 '8 Hidden Layers'.A5:'8 Hidden Layers'.A5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8 Hidden Layers'.B4:'8 Hidden Layers'.U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8 Hidden Layers'.B5:'8 Hidden Layers'.U5" chart:label-cell-address="'8 Hidden Layers'.A5:'8 Hidden Layers'.A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8 Hidden Layers'.B4:'8 Hidden Layers'.U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8 Hidden Layers'.A5:'8 Hidden Layers'.A5</svg:desc>
                </draw:g>
              </table:table-cell>
              <table:table-cell office:value-type="float" office:value="10.1">
                <text:p>10.1</text:p>
                <draw:g>
                  <svg:desc>'8 Hidden Layers'.B5:'8 Hidden Layers'.U5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28">
                <text:p>10.28</text:p>
              </table:table-cell>
              <table:table-cell office:value-type="float" office:value="11.35">
                <text:p>11.35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28">
                <text:p>10.28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4">
                <text:p>10.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35">
                <text:p>11.35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2 Hidden layers'.A68:'2 Hidden layers'.U69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2 Hidden layers'.B68:'2 Hidden layers'.U68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2 Hidden layers'.B69:'2 Hidden layers'.U69" chart:label-cell-address="'2 Hidden layers'.A69:'2 Hidden layers'.A69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2 Hidden layers'.B68:'2 Hidden layers'.U68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2 Hidden layers'.A69:'2 Hidden layers'.A69</svg:desc>
                </draw:g>
              </table:table-cell>
              <table:table-cell office:value-type="float" office:value="95.36">
                <text:p>95.36</text:p>
                <draw:g>
                  <svg:desc>'2 Hidden layers'.B69:'2 Hidden layers'.U69</svg:desc>
                </draw:g>
              </table:table-cell>
              <table:table-cell office:value-type="float" office:value="95.05">
                <text:p>95.05</text:p>
              </table:table-cell>
              <table:table-cell office:value-type="float" office:value="94.53">
                <text:p>94.53</text:p>
              </table:table-cell>
              <table:table-cell office:value-type="float" office:value="93.87">
                <text:p>93.87</text:p>
              </table:table-cell>
              <table:table-cell office:value-type="float" office:value="93.87">
                <text:p>93.87</text:p>
              </table:table-cell>
              <table:table-cell office:value-type="float" office:value="92.92">
                <text:p>92.92</text:p>
              </table:table-cell>
              <table:table-cell office:value-type="float" office:value="92.96">
                <text:p>92.96</text:p>
              </table:table-cell>
              <table:table-cell office:value-type="float" office:value="92.3">
                <text:p>92.3</text:p>
              </table:table-cell>
              <table:table-cell office:value-type="float" office:value="91.73">
                <text:p>91.73</text:p>
              </table:table-cell>
              <table:table-cell office:value-type="float" office:value="91.18">
                <text:p>91.18</text:p>
              </table:table-cell>
              <table:table-cell office:value-type="float" office:value="89.93">
                <text:p>89.93</text:p>
              </table:table-cell>
              <table:table-cell office:value-type="float" office:value="89.08">
                <text:p>89.08</text:p>
              </table:table-cell>
              <table:table-cell office:value-type="float" office:value="88.01">
                <text:p>88.01</text:p>
              </table:table-cell>
              <table:table-cell office:value-type="float" office:value="83.43">
                <text:p>83.43</text:p>
              </table:table-cell>
              <table:table-cell office:value-type="float" office:value="68.58">
                <text:p>68.58</text:p>
              </table:table-cell>
              <table:table-cell office:value-type="float" office:value="54.02">
                <text:p>54.02</text:p>
              </table:table-cell>
              <table:table-cell office:value-type="float" office:value="28.82">
                <text:p>28.82</text:p>
              </table:table-cell>
              <table:table-cell office:value-type="float" office:value="12.66">
                <text:p>12.66</text:p>
              </table:table-cell>
              <table:table-cell office:value-type="float" office:value="11.35">
                <text:p>11.35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8 Hidden Layers'.B34:'8 Hidden Layers'.U35 '8 Hidden Layers'.A35:'8 Hidden Layers'.A35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8 Hidden Layers'.B34:'8 Hidden Layers'.U3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8 Hidden Layers'.B35:'8 Hidden Layers'.U35" chart:label-cell-address="'8 Hidden Layers'.A35:'8 Hidden Layers'.A3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8 Hidden Layers'.B34:'8 Hidden Layers'.U3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8 Hidden Layers'.A35:'8 Hidden Layers'.A35</svg:desc>
                </draw:g>
              </table:table-cell>
              <table:table-cell office:value-type="float" office:value="9.74">
                <text:p>9.74</text:p>
                <draw:g>
                  <svg:desc>'8 Hidden Layers'.B35:'8 Hidden Layers'.U35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8 Hidden Layers'.B64:'8 Hidden Layers'.U65 '8 Hidden Layers'.A65:'8 Hidden Layers'.A65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8 Hidden Layers'.B64:'8 Hidden Layers'.U6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8 Hidden Layers'.B65:'8 Hidden Layers'.U65" chart:label-cell-address="'8 Hidden Layers'.A65:'8 Hidden Layers'.A6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8 Hidden Layers'.B64:'8 Hidden Layers'.U6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8 Hidden Layers'.A65:'8 Hidden Layers'.A65</svg:desc>
                </draw:g>
              </table:table-cell>
              <table:table-cell office:value-type="float" office:value="10.1">
                <text:p>10.1</text:p>
                <draw:g>
                  <svg:desc>'8 Hidden Layers'.B65:'8 Hidden Layers'.U65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24">
                <text:p>10.2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1.28">
                <text:p>11.28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8 Hidden Layers'.B95:'8 Hidden Layers'.U96 '8 Hidden Layers'.A96:'8 Hidden Layers'.A96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8 Hidden Layers'.B95:'8 Hidden Layers'.U9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8 Hidden Layers'.B96:'8 Hidden Layers'.U96" chart:label-cell-address="'8 Hidden Layers'.A96:'8 Hidden Layers'.A9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8 Hidden Layers'.B95:'8 Hidden Layers'.U9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8 Hidden Layers'.A96:'8 Hidden Layers'.A96</svg:desc>
                </draw:g>
              </table:table-cell>
              <table:table-cell office:value-type="float" office:value="11.28">
                <text:p>11.28</text:p>
                <draw:g>
                  <svg:desc>'8 Hidden Layers'.B96:'8 Hidden Layers'.U96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24">
                <text:p>10.2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8 Hidden Layers'.B126:'8 Hidden Layers'.U127 '8 Hidden Layers'.A127:'8 Hidden Layers'.A127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8 Hidden Layers'.B126:'8 Hidden Layers'.U126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8 Hidden Layers'.B127:'8 Hidden Layers'.U127" chart:label-cell-address="'8 Hidden Layers'.A127:'8 Hidden Layers'.A127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8 Hidden Layers'.B126:'8 Hidden Layers'.U126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8 Hidden Layers'.A127:'8 Hidden Layers'.A127</svg:desc>
                </draw:g>
              </table:table-cell>
              <table:table-cell office:value-type="float" office:value="10.33">
                <text:p>10.33</text:p>
                <draw:g>
                  <svg:desc>'8 Hidden Layers'.B127:'8 Hidden Layers'.U127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8 Hidden Layers'.B157:'8 Hidden Layers'.U158 '8 Hidden Layers'.A158:'8 Hidden Layers'.A158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8 Hidden Layers'.B157:'8 Hidden Layers'.U157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8 Hidden Layers'.B158:'8 Hidden Layers'.U158" chart:label-cell-address="'8 Hidden Layers'.A158:'8 Hidden Layers'.A158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8 Hidden Layers'.B157:'8 Hidden Layers'.U157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8 Hidden Layers'.A158:'8 Hidden Layers'.A158</svg:desc>
                </draw:g>
              </table:table-cell>
              <table:table-cell office:value-type="float" office:value="10.33">
                <text:p>10.33</text:p>
                <draw:g>
                  <svg:desc>'8 Hidden Layers'.B158:'8 Hidden Layers'.U158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8 Hidden Layers'.B189:'8 Hidden Layers'.U190 '8 Hidden Layers'.A190:'8 Hidden Layers'.A190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8 Hidden Layers'.B189:'8 Hidden Layers'.U189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8 Hidden Layers'.B190:'8 Hidden Layers'.U190" chart:label-cell-address="'8 Hidden Layers'.A190:'8 Hidden Layers'.A19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8 Hidden Layers'.B189:'8 Hidden Layers'.U189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8 Hidden Layers'.A190:'8 Hidden Layers'.A190</svg:desc>
                </draw:g>
              </table:table-cell>
              <table:table-cell office:value-type="float" office:value="10.1">
                <text:p>10.1</text:p>
                <draw:g>
                  <svg:desc>'8 Hidden Layers'.B190:'8 Hidden Layers'.U190</svg:desc>
                </draw:g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8 Hidden Layers'.A221:'8 Hidden Layers'.U222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8 Hidden Layers'.B221:'8 Hidden Layers'.U221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8 Hidden Layers'.B222:'8 Hidden Layers'.U222" chart:label-cell-address="'8 Hidden Layers'.A222:'8 Hidden Layers'.A22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8 Hidden Layers'.B221:'8 Hidden Layers'.U221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8 Hidden Layers'.A222:'8 Hidden Layers'.A222</svg:desc>
                </draw:g>
              </table:table-cell>
              <table:table-cell office:value-type="float" office:value="10.33">
                <text:p>10.33</text:p>
                <draw:g>
                  <svg:desc>'8 Hidden Layers'.B222:'8 Hidden Layers'.U222</svg:desc>
                </draw:g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4:'9 Hidden Layers'.U5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4:'9 Hidden Layers'.U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5:'9 Hidden Layers'.U5" chart:label-cell-address="'9 Hidden Layers'.A5:'9 Hidden Layers'.A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4:'9 Hidden Layers'.U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5:'9 Hidden Layers'.A5</svg:desc>
                </draw:g>
              </table:table-cell>
              <table:table-cell office:value-type="float" office:value="10.1">
                <text:p>10.1</text:p>
                <draw:g>
                  <svg:desc>'9 Hidden Layers'.B5:'9 Hidden Layers'.U5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28">
                <text:p>10.28</text:p>
              </table:table-cell>
              <table:table-cell office:value-type="float" office:value="11.35">
                <text:p>11.35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4">
                <text:p>10.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35">
                <text:p>11.35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34:'9 Hidden Layers'.U35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34:'9 Hidden Layers'.U3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35:'9 Hidden Layers'.U35" chart:label-cell-address="'9 Hidden Layers'.A35:'9 Hidden Layers'.A3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34:'9 Hidden Layers'.U3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35:'9 Hidden Layers'.A35</svg:desc>
                </draw:g>
              </table:table-cell>
              <table:table-cell office:value-type="float" office:value="9.74">
                <text:p>9.74</text:p>
                <draw:g>
                  <svg:desc>'9 Hidden Layers'.B35:'9 Hidden Layers'.U35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28">
                <text:p>10.28</text:p>
              </table:table-cell>
              <table:table-cell office:value-type="float" office:value="11.35">
                <text:p>11.35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28">
                <text:p>10.2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64:'9 Hidden Layers'.U65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64:'9 Hidden Layers'.U6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65:'9 Hidden Layers'.U65" chart:label-cell-address="'9 Hidden Layers'.A65:'9 Hidden Layers'.A6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64:'9 Hidden Layers'.U6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65:'9 Hidden Layers'.A65</svg:desc>
                </draw:g>
              </table:table-cell>
              <table:table-cell office:value-type="float" office:value="10.1">
                <text:p>10.1</text:p>
                <draw:g>
                  <svg:desc>'9 Hidden Layers'.B65:'9 Hidden Layers'.U65</svg:desc>
                </draw:g>
              </table:table-cell>
              <table:table-cell office:value-type="float" office:value="10.24">
                <text:p>10.2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3 Hidden Layers'.B4:'3 Hidden Layers'.U5 '3 Hidden Layers'.A5:'3 Hidden Layers'.A5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3 Hidden Layers'.B4:'3 Hidden Layers'.U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3 Hidden Layers'.B5:'3 Hidden Layers'.U5" chart:label-cell-address="'3 Hidden Layers'.A5:'3 Hidden Layers'.A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3 Hidden Layers'.B4:'3 Hidden Layers'.U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3 Hidden Layers'.A5:'3 Hidden Layers'.A5</svg:desc>
                </draw:g>
              </table:table-cell>
              <table:table-cell office:value-type="float" office:value="95.5">
                <text:p>95.5</text:p>
                <draw:g>
                  <svg:desc>'3 Hidden Layers'.B5:'3 Hidden Layers'.U5</svg:desc>
                </draw:g>
              </table:table-cell>
              <table:table-cell office:value-type="float" office:value="95.15">
                <text:p>95.15</text:p>
              </table:table-cell>
              <table:table-cell office:value-type="float" office:value="95.09">
                <text:p>95.09</text:p>
              </table:table-cell>
              <table:table-cell office:value-type="float" office:value="94.93">
                <text:p>94.93</text:p>
              </table:table-cell>
              <table:table-cell office:value-type="float" office:value="94.74">
                <text:p>94.74</text:p>
              </table:table-cell>
              <table:table-cell office:value-type="float" office:value="94.64">
                <text:p>94.64</text:p>
              </table:table-cell>
              <table:table-cell office:value-type="float" office:value="94.02">
                <text:p>94.02</text:p>
              </table:table-cell>
              <table:table-cell office:value-type="float" office:value="94.58">
                <text:p>94.58</text:p>
              </table:table-cell>
              <table:table-cell office:value-type="float" office:value="93.97">
                <text:p>93.97</text:p>
              </table:table-cell>
              <table:table-cell office:value-type="float" office:value="93.52">
                <text:p>93.52</text:p>
              </table:table-cell>
              <table:table-cell office:value-type="float" office:value="93.01">
                <text:p>93.01</text:p>
              </table:table-cell>
              <table:table-cell office:value-type="float" office:value="92.37">
                <text:p>92.37</text:p>
              </table:table-cell>
              <table:table-cell office:value-type="float" office:value="92.45">
                <text:p>92.45</text:p>
              </table:table-cell>
              <table:table-cell office:value-type="float" office:value="91.4">
                <text:p>91.4</text:p>
              </table:table-cell>
              <table:table-cell office:value-type="float" office:value="91.15">
                <text:p>91.15</text:p>
              </table:table-cell>
              <table:table-cell office:value-type="float" office:value="90.29">
                <text:p>90.29</text:p>
              </table:table-cell>
              <table:table-cell office:value-type="float" office:value="88.35">
                <text:p>88.35</text:p>
              </table:table-cell>
              <table:table-cell office:value-type="float" office:value="86.42">
                <text:p>86.42</text:p>
              </table:table-cell>
              <table:table-cell office:value-type="float" office:value="54.95">
                <text:p>54.95</text:p>
              </table:table-cell>
              <table:table-cell office:value-type="float" office:value="21.02">
                <text:p>21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95:'9 Hidden Layers'.U96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95:'9 Hidden Layers'.U9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96:'9 Hidden Layers'.U96" chart:label-cell-address="'9 Hidden Layers'.A96:'9 Hidden Layers'.A9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95:'9 Hidden Layers'.U9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96:'9 Hidden Layers'.A96</svg:desc>
                </draw:g>
              </table:table-cell>
              <table:table-cell office:value-type="float" office:value="11.28">
                <text:p>11.28</text:p>
                <draw:g>
                  <svg:desc>'9 Hidden Layers'.B96:'9 Hidden Layers'.U96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24">
                <text:p>10.2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1.28">
                <text:p>11.28</text:p>
              </table:table-cell>
              <table:table-cell office:value-type="float" office:value="10.1">
                <text:p>10.1</text:p>
              </table:table-cell>
              <table:table-cell office:value-type="float" office:value="10.24">
                <text:p>10.24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126:'9 Hidden Layers'.U127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126:'9 Hidden Layers'.U126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127:'9 Hidden Layers'.U127" chart:label-cell-address="'9 Hidden Layers'.A127:'9 Hidden Layers'.A127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126:'9 Hidden Layers'.U126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127:'9 Hidden Layers'.A127</svg:desc>
                </draw:g>
              </table:table-cell>
              <table:table-cell office:value-type="float" office:value="9.74">
                <text:p>9.74</text:p>
                <draw:g>
                  <svg:desc>'9 Hidden Layers'.B127:'9 Hidden Layers'.U127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157:'9 Hidden Layers'.U158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157:'9 Hidden Layers'.U157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158:'9 Hidden Layers'.U158" chart:label-cell-address="'9 Hidden Layers'.A158:'9 Hidden Layers'.A158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157:'9 Hidden Layers'.U157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158:'9 Hidden Layers'.A158</svg:desc>
                </draw:g>
              </table:table-cell>
              <table:table-cell office:value-type="float" office:value="10.33">
                <text:p>10.33</text:p>
                <draw:g>
                  <svg:desc>'9 Hidden Layers'.B158:'9 Hidden Layers'.U158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189:'9 Hidden Layers'.U190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189:'9 Hidden Layers'.U189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190:'9 Hidden Layers'.U190" chart:label-cell-address="'9 Hidden Layers'.A190:'9 Hidden Layers'.A19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189:'9 Hidden Layers'.U189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190:'9 Hidden Layers'.A190</svg:desc>
                </draw:g>
              </table:table-cell>
              <table:table-cell office:value-type="float" office:value="11.28">
                <text:p>11.28</text:p>
                <draw:g>
                  <svg:desc>'9 Hidden Layers'.B190:'9 Hidden Layers'.U190</svg:desc>
                </draw:g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221:'9 Hidden Layers'.U222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221:'9 Hidden Layers'.U221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222:'9 Hidden Layers'.U222" chart:label-cell-address="'9 Hidden Layers'.A222:'9 Hidden Layers'.A22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221:'9 Hidden Layers'.U221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222:'9 Hidden Layers'.A222</svg:desc>
                </draw:g>
              </table:table-cell>
              <table:table-cell office:value-type="float" office:value="11.28">
                <text:p>11.28</text:p>
                <draw:g>
                  <svg:desc>'9 Hidden Layers'.B222:'9 Hidden Layers'.U222</svg:desc>
                </draw:g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9.74">
                <text:p>9.74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254:'9 Hidden Layers'.U255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254:'9 Hidden Layers'.U25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255:'9 Hidden Layers'.U255" chart:label-cell-address="'9 Hidden Layers'.A255:'9 Hidden Layers'.A25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254:'9 Hidden Layers'.U25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255:'9 Hidden Layers'.A255</svg:desc>
                </draw:g>
              </table:table-cell>
              <table:table-cell office:value-type="float" office:value="10.1">
                <text:p>10.1</text:p>
                <draw:g>
                  <svg:desc>'9 Hidden Layers'.B255:'9 Hidden Layers'.U255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1.28">
                <text:p>11.28</text:p>
              </table:table-cell>
              <table:table-cell office:value-type="float" office:value="10.33">
                <text:p>10.33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10.33">
                <text:p>10.33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3 Hidden Layers'.A96:'3 Hidden Layers'.U97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3 Hidden Layers'.B96:'3 Hidden Layers'.U96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3 Hidden Layers'.B97:'3 Hidden Layers'.U97" chart:label-cell-address="'3 Hidden Layers'.A97:'3 Hidden Layers'.A97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3 Hidden Layers'.B96:'3 Hidden Layers'.U96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3 Hidden Layers'.A97:'3 Hidden Layers'.A97</svg:desc>
                </draw:g>
              </table:table-cell>
              <table:table-cell office:value-type="float" office:value="95.46">
                <text:p>95.46</text:p>
                <draw:g>
                  <svg:desc>'3 Hidden Layers'.B97:'3 Hidden Layers'.U97</svg:desc>
                </draw:g>
              </table:table-cell>
              <table:table-cell office:value-type="float" office:value="94.58">
                <text:p>94.58</text:p>
              </table:table-cell>
              <table:table-cell office:value-type="float" office:value="95.12">
                <text:p>95.12</text:p>
              </table:table-cell>
              <table:table-cell office:value-type="float" office:value="94.38">
                <text:p>94.38</text:p>
              </table:table-cell>
              <table:table-cell office:value-type="float" office:value="93.38">
                <text:p>93.38</text:p>
              </table:table-cell>
              <table:table-cell office:value-type="float" office:value="92.89">
                <text:p>92.89</text:p>
              </table:table-cell>
              <table:table-cell office:value-type="float" office:value="92.11">
                <text:p>92.11</text:p>
              </table:table-cell>
              <table:table-cell office:value-type="float" office:value="91.72">
                <text:p>91.72</text:p>
              </table:table-cell>
              <table:table-cell office:value-type="float" office:value="89.19">
                <text:p>89.19</text:p>
              </table:table-cell>
              <table:table-cell office:value-type="float" office:value="86.23">
                <text:p>86.23</text:p>
              </table:table-cell>
              <table:table-cell office:value-type="float" office:value="73.21">
                <text:p>73.21</text:p>
              </table:table-cell>
              <table:table-cell office:value-type="float" office:value="58.42">
                <text:p>58.42</text:p>
              </table:table-cell>
              <table:table-cell office:value-type="float" office:value="31.76">
                <text:p>31.76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  <table:table-cell office:value-type="float" office:value="10.09">
                <text:p>10.09</text:p>
              </table:table-cell>
              <table:table-cell office:value-type="float" office:value="11.35">
                <text:p>11.35</text:p>
              </table:table-cell>
              <table:table-cell office:value-type="float" office:value="10.1">
                <text:p>10.1</text:p>
              </table:table-cell>
              <table:table-cell office:value-type="float" office:value="11.35">
                <text:p>11.35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4 Hidden Layers '.A125:'4 Hidden Layers '.U126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4 Hidden Layers '.B125:'4 Hidden Layers '.U12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4 Hidden Layers '.B126:'4 Hidden Layers '.U126" chart:label-cell-address="'4 Hidden Layers '.A126:'4 Hidden Layers '.A12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4 Hidden Layers '.B125:'4 Hidden Layers '.U12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4 Hidden Layers '.A126:'4 Hidden Layers '.A126</svg:desc>
                </draw:g>
              </table:table-cell>
              <table:table-cell office:value-type="float" office:value="95.22">
                <text:p>95.22</text:p>
                <draw:g>
                  <svg:desc>'4 Hidden Layers '.B126:'4 Hidden Layers '.U126</svg:desc>
                </draw:g>
              </table:table-cell>
              <table:table-cell office:value-type="float" office:value="93.64">
                <text:p>93.64</text:p>
              </table:table-cell>
              <table:table-cell office:value-type="float" office:value="91.43">
                <text:p>91.43</text:p>
              </table:table-cell>
              <table:table-cell office:value-type="float" office:value="91.33">
                <text:p>91.33</text:p>
              </table:table-cell>
              <table:table-cell office:value-type="float" office:value="91.14">
                <text:p>91.14</text:p>
              </table:table-cell>
              <table:table-cell office:value-type="float" office:value="89.93">
                <text:p>89.93</text:p>
              </table:table-cell>
              <table:table-cell office:value-type="float" office:value="87.38">
                <text:p>87.38</text:p>
              </table:table-cell>
              <table:table-cell office:value-type="float" office:value="81.09">
                <text:p>81.09</text:p>
              </table:table-cell>
              <table:table-cell office:value-type="float" office:value="52.6">
                <text:p>52.6</text:p>
              </table:table-cell>
              <table:table-cell office:value-type="float" office:value="11.35">
                <text:p>11.35</text:p>
              </table:table-cell>
              <table:table-cell office:value-type="float" office:value="10.28">
                <text:p>10.28</text:p>
              </table:table-cell>
              <table:table-cell office:value-type="float" office:value="9.58">
                <text:p>9.58</text:p>
              </table:table-cell>
              <table:table-cell office:value-type="float" office:value="9.74">
                <text:p>9.74</text:p>
              </table:table-cell>
              <table:table-cell office:value-type="float" office:value="10.28">
                <text:p>10.28</text:p>
              </table:table-cell>
              <table:table-cell office:value-type="float" office:value="11.35">
                <text:p>11.35</text:p>
              </table:table-cell>
              <table:table-cell office:value-type="float" office:value="11.35">
                <text:p>11.35</text:p>
              </table:table-cell>
              <table:table-cell office:value-type="float" office:value="10.1">
                <text:p>10.1</text:p>
              </table:table-cell>
              <table:table-cell office:value-type="float" office:value="9.82">
                <text:p>9.82</text:p>
              </table:table-cell>
              <table:table-cell office:value-type="float" office:value="10.1">
                <text:p>10.1</text:p>
              </table:table-cell>
              <table:table-cell office:value-type="float" office:value="11.35">
                <text:p>11.35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5 Hidden Layers '.A159:'5 Hidden Layers '.U160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5 Hidden Layers '.B159:'5 Hidden Layers '.U159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5 Hidden Layers '.B160:'5 Hidden Layers '.U160" chart:label-cell-address="'5 Hidden Layers '.A160:'5 Hidden Layers '.A16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5 Hidden Layers '.B159:'5 Hidden Layers '.U159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5 Hidden Layers '.A160:'5 Hidden Layers '.A160</svg:desc>
                </draw:g>
              </table:table-cell>
              <table:table-cell office:value-type="float" office:value="94.16">
                <text:p>94.16</text:p>
                <draw:g>
                  <svg:desc>'5 Hidden Layers '.B160:'5 Hidden Layers '.U160</svg:desc>
                </draw:g>
              </table:table-cell>
              <table:table-cell office:value-type="float" office:value="91.27">
                <text:p>91.27</text:p>
              </table:table-cell>
              <table:table-cell office:value-type="float" office:value="87.12">
                <text:p>87.12</text:p>
              </table:table-cell>
              <table:table-cell office:value-type="float" office:value="86.71">
                <text:p>86.71</text:p>
              </table:table-cell>
              <table:table-cell office:value-type="float" office:value="61.56">
                <text:p>61.56</text:p>
              </table:table-cell>
              <table:table-cell office:value-type="float" office:value="17.91">
                <text:p>17.91</text:p>
              </table:table-cell>
              <table:table-cell office:value-type="float" office:value="14.35">
                <text:p>14.35</text:p>
              </table:table-cell>
              <table:table-cell office:value-type="float" office:value="11.35">
                <text:p>11.35</text:p>
              </table:table-cell>
              <table:table-cell office:value-type="float" office:value="10.32">
                <text:p>10.32</text:p>
              </table:table-cell>
              <table:table-cell office:value-type="float" office:value="11.35">
                <text:p>11.35</text:p>
              </table:table-cell>
              <table:table-cell office:value-type="float" office:value="10.28">
                <text:p>10.28</text:p>
              </table:table-cell>
              <table:table-cell office:value-type="float" office:value="9.82">
                <text:p>9.82</text:p>
              </table:table-cell>
              <table:table-cell office:value-type="float" office:value="9.58">
                <text:p>9.58</text:p>
              </table:table-cell>
              <table:table-cell office:value-type="float" office:value="10.09">
                <text:p>10.09</text:p>
              </table:table-cell>
              <table:table-cell office:value-type="float" office:value="10.09">
                <text:p>10.09</text:p>
              </table:table-cell>
              <table:table-cell office:value-type="float" office:value="10.28">
                <text:p>10.28</text:p>
              </table:table-cell>
              <table:table-cell office:value-type="float" office:value="10.1">
                <text:p>10.1</text:p>
              </table:table-cell>
              <table:table-cell office:value-type="float" office:value="9.58">
                <text:p>9.58</text:p>
              </table:table-cell>
              <table:table-cell office:value-type="float" office:value="11.35">
                <text:p>11.35</text:p>
              </table:table-cell>
              <table:table-cell office:value-type="float" office:value="9.58">
                <text:p>9.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6 Hidden Layers'.A195:'6 Hidden Layers'.U196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6 Hidden Layers'.B195:'6 Hidden Layers'.U19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6 Hidden Layers'.B196:'6 Hidden Layers'.U196" chart:label-cell-address="'6 Hidden Layers'.A196:'6 Hidden Layers'.A19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6 Hidden Layers'.B195:'6 Hidden Layers'.U19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6 Hidden Layers'.A196:'6 Hidden Layers'.A196</svg:desc>
                </draw:g>
              </table:table-cell>
              <table:table-cell office:value-type="float" office:value="89.25">
                <text:p>89.25</text:p>
                <draw:g>
                  <svg:desc>'6 Hidden Layers'.B196:'6 Hidden Layers'.U196</svg:desc>
                </draw:g>
              </table:table-cell>
              <table:table-cell office:value-type="float" office:value="86.86">
                <text:p>86.86</text:p>
              </table:table-cell>
              <table:table-cell office:value-type="float" office:value="31.21">
                <text:p>31.21</text:p>
              </table:table-cell>
              <table:table-cell office:value-type="float" office:value="35.05">
                <text:p>35.05</text:p>
              </table:table-cell>
              <table:table-cell office:value-type="float" office:value="11.35">
                <text:p>11.35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  <table:table-cell office:value-type="float" office:value="10.28">
                <text:p>10.28</text:p>
              </table:table-cell>
              <table:table-cell office:value-type="float" office:value="10.32">
                <text:p>10.32</text:p>
              </table:table-cell>
              <table:table-cell office:value-type="float" office:value="10.1">
                <text:p>10.1</text:p>
              </table:table-cell>
              <table:table-cell office:value-type="float" office:value="9.82">
                <text:p>9.82</text:p>
              </table:table-cell>
              <table:table-cell office:value-type="float" office:value="9.74">
                <text:p>9.74</text:p>
              </table:table-cell>
              <table:table-cell office:value-type="float" office:value="8.92">
                <text:p>8.9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  <table:table-cell office:value-type="float" office:value="11.35">
                <text:p>11.35</text:p>
              </table:table-cell>
              <table:table-cell office:value-type="float" office:value="10.28">
                <text:p>10.28</text:p>
              </table:table-cell>
              <table:table-cell office:value-type="float" office:value="10.1">
                <text:p>10.1</text:p>
              </table:table-cell>
              <table:table-cell office:value-type="float" office:value="9.82">
                <text:p>9.82</text:p>
              </table:table-cell>
              <table:table-cell office:value-type="float" office:value="10.28">
                <text:p>10.28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3 Hidden Layers'.B34:'3 Hidden Layers'.U35 '3 Hidden Layers'.A35:'3 Hidden Layers'.A35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3 Hidden Layers'.B34:'3 Hidden Layers'.U3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3 Hidden Layers'.B35:'3 Hidden Layers'.U35" chart:label-cell-address="'3 Hidden Layers'.A35:'3 Hidden Layers'.A3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3 Hidden Layers'.B34:'3 Hidden Layers'.U3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3 Hidden Layers'.A35:'3 Hidden Layers'.A35</svg:desc>
                </draw:g>
              </table:table-cell>
              <table:table-cell office:value-type="float" office:value="95.2">
                <text:p>95.2</text:p>
                <draw:g>
                  <svg:desc>'3 Hidden Layers'.B35:'3 Hidden Layers'.U35</svg:desc>
                </draw:g>
              </table:table-cell>
              <table:table-cell office:value-type="float" office:value="95.33">
                <text:p>95.33</text:p>
              </table:table-cell>
              <table:table-cell office:value-type="float" office:value="95.13">
                <text:p>95.13</text:p>
              </table:table-cell>
              <table:table-cell office:value-type="float" office:value="95.22">
                <text:p>95.22</text:p>
              </table:table-cell>
              <table:table-cell office:value-type="float" office:value="94.91">
                <text:p>94.91</text:p>
              </table:table-cell>
              <table:table-cell office:value-type="float" office:value="95">
                <text:p>95</text:p>
              </table:table-cell>
              <table:table-cell office:value-type="float" office:value="94.83">
                <text:p>94.83</text:p>
              </table:table-cell>
              <table:table-cell office:value-type="float" office:value="94.78">
                <text:p>94.78</text:p>
              </table:table-cell>
              <table:table-cell office:value-type="float" office:value="94.31">
                <text:p>94.31</text:p>
              </table:table-cell>
              <table:table-cell office:value-type="float" office:value="93.39">
                <text:p>93.39</text:p>
              </table:table-cell>
              <table:table-cell office:value-type="float" office:value="93.95">
                <text:p>93.95</text:p>
              </table:table-cell>
              <table:table-cell office:value-type="float" office:value="92.82">
                <text:p>92.82</text:p>
              </table:table-cell>
              <table:table-cell office:value-type="float" office:value="92.83">
                <text:p>92.83</text:p>
              </table:table-cell>
              <table:table-cell office:value-type="float" office:value="92.88">
                <text:p>92.88</text:p>
              </table:table-cell>
              <table:table-cell office:value-type="float" office:value="92.18">
                <text:p>92.18</text:p>
              </table:table-cell>
              <table:table-cell office:value-type="float" office:value="91.73">
                <text:p>91.73</text:p>
              </table:table-cell>
              <table:table-cell office:value-type="float" office:value="89.7">
                <text:p>89.7</text:p>
              </table:table-cell>
              <table:table-cell office:value-type="float" office:value="86.79">
                <text:p>86.79</text:p>
              </table:table-cell>
              <table:table-cell office:value-type="float" office:value="80.55">
                <text:p>80.55</text:p>
              </table:table-cell>
              <table:table-cell office:value-type="float" office:value="34.56">
                <text:p>34.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7 Hidden Layers'.A221:'7 Hidden Layers'.U222" chart:data-source-has-labels="both" svg:x="1.913cm" svg:y="1.331cm" svg:width="42.334cm" svg:height="7.919cm">
          <chartooo:coordinate-region svg:x="2.534cm" svg:y="1.53cm" svg:width="41.62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7 Hidden Layers'.B221:'7 Hidden Layers'.U221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7 Hidden Layers'.B222:'7 Hidden Layers'.U222" chart:label-cell-address="'7 Hidden Layers'.A222:'7 Hidden Layers'.A22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7 Hidden Layers'.B221:'7 Hidden Layers'.U221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7 Hidden Layers'.A222:'7 Hidden Layers'.A222</svg:desc>
                </draw:g>
              </table:table-cell>
              <table:table-cell office:value-type="float" office:value="35.33">
                <text:p>35.33</text:p>
                <draw:g>
                  <svg:desc>'7 Hidden Layers'.B222:'7 Hidden Layers'.U222</svg:desc>
                </draw:g>
              </table:table-cell>
              <table:table-cell office:value-type="float" office:value="31.74">
                <text:p>31.74</text:p>
              </table:table-cell>
              <table:table-cell office:value-type="float" office:value="11.35">
                <text:p>11.35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  <table:table-cell office:value-type="float" office:value="10.28">
                <text:p>10.28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58">
                <text:p>9.58</text:p>
              </table:table-cell>
              <table:table-cell office:value-type="float" office:value="9.58">
                <text:p>9.58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  <table:table-cell office:value-type="float" office:value="10.28">
                <text:p>10.28</text:p>
              </table:table-cell>
              <table:table-cell office:value-type="float" office:value="11.35">
                <text:p>11.35</text:p>
              </table:table-cell>
              <table:table-cell office:value-type="float" office:value="9.74">
                <text:p>9.74</text:p>
              </table:table-cell>
              <table:table-cell office:value-type="float" office:value="9.8">
                <text:p>9.8</text:p>
              </table:table-cell>
              <table:table-cell office:value-type="float" office:value="10.35">
                <text:p>10.35</text:p>
              </table:table-cell>
              <table:table-cell office:value-type="float" office:value="10.32">
                <text:p>10.32</text:p>
              </table:table-cell>
              <table:table-cell office:value-type="float" office:value="9.74">
                <text:p>9.74</text:p>
              </table:table-cell>
              <table:table-cell office:value-type="float" office:value="10.28">
                <text:p>10.28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8 Hidden Layers'.A253:'8 Hidden Layers'.U254" chart:data-source-has-labels="both" svg:x="1.913cm" svg:y="1.331cm" svg:width="42.334cm" svg:height="7.919cm">
          <chartooo:coordinate-region svg:x="2.64cm" svg:y="1.53cm" svg:width="41.328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8 Hidden Layers'.B253:'8 Hidden Layers'.U253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8 Hidden Layers'.B254:'8 Hidden Layers'.U254" chart:label-cell-address="'8 Hidden Layers'.A254:'8 Hidden Layers'.A254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8 Hidden Layers'.B253:'8 Hidden Layers'.U253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8 Hidden Layers'.A254:'8 Hidden Layers'.A254</svg:desc>
                </draw:g>
              </table:table-cell>
              <table:table-cell office:value-type="float" office:value="11.35">
                <text:p>11.35</text:p>
                <draw:g>
                  <svg:desc>'8 Hidden Layers'.B254:'8 Hidden Layers'.U254</svg:desc>
                </draw:g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8">
                <text:p>9.8</text:p>
              </table:table-cell>
              <table:table-cell office:value-type="float" office:value="10.09">
                <text:p>10.09</text:p>
              </table:table-cell>
              <table:table-cell office:value-type="float" office:value="10.1">
                <text:p>10.1</text:p>
              </table:table-cell>
              <table:table-cell office:value-type="float" office:value="9.74">
                <text:p>9.74</text:p>
              </table:table-cell>
              <table:table-cell office:value-type="float" office:value="9.58">
                <text:p>9.58</text:p>
              </table:table-cell>
              <table:table-cell office:value-type="float" office:value="10.09">
                <text:p>10.09</text:p>
              </table:table-cell>
              <table:table-cell office:value-type="float" office:value="11.35">
                <text:p>11.35</text:p>
              </table:table-cell>
              <table:table-cell office:value-type="float" office:value="10.1">
                <text:p>10.1</text:p>
              </table:table-cell>
              <table:table-cell office:value-type="float" office:value="11.35">
                <text:p>11.35</text:p>
              </table:table-cell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11.35">
                <text:p>11.35</text:p>
              </table:table-cell>
              <table:table-cell office:value-type="float" office:value="10.1">
                <text:p>10.1</text:p>
              </table:table-cell>
              <table:table-cell office:value-type="float" office:value="10.28">
                <text:p>10.28</text:p>
              </table:table-cell>
              <table:table-cell office:value-type="float" office:value="10.1">
                <text:p>10.1</text:p>
              </table:table-cell>
              <table:table-cell office:value-type="float" office:value="11.35">
                <text:p>11.3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9 Hidden Layers'.A287:'9 Hidden Layers'.U288" chart:data-source-has-labels="both" svg:x="1.913cm" svg:y="1.331cm" svg:width="42.334cm" svg:height="7.919cm">
          <chartooo:coordinate-region svg:x="2.349cm" svg:y="1.53cm" svg:width="41.619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9 Hidden Layers'.B287:'9 Hidden Layers'.U287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9 Hidden Layers'.B288:'9 Hidden Layers'.U288" chart:label-cell-address="'9 Hidden Layers'.A288:'9 Hidden Layers'.A288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9 Hidden Layers'.B287:'9 Hidden Layers'.U287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9 Hidden Layers'.A288:'9 Hidden Layers'.A288</svg:desc>
                </draw:g>
              </table:table-cell>
              <table:table-cell office:value-type="float" office:value="10.1">
                <text:p>10.1</text:p>
                <draw:g>
                  <svg:desc>'9 Hidden Layers'.B288:'9 Hidden Layers'.U288</svg:desc>
                </draw:g>
              </table:table-cell>
              <table:table-cell office:value-type="float" office:value="10.32">
                <text:p>10.32</text:p>
              </table:table-cell>
              <table:table-cell office:value-type="float" office:value="11.35">
                <text:p>11.35</text:p>
              </table:table-cell>
              <table:table-cell office:value-type="float" office:value="10.28">
                <text:p>10.28</text:p>
              </table:table-cell>
              <table:table-cell office:value-type="float" office:value="8.92">
                <text:p>8.92</text:p>
              </table:table-cell>
              <table:table-cell office:value-type="float" office:value="11.35">
                <text:p>11.35</text:p>
              </table:table-cell>
              <table:table-cell office:value-type="float" office:value="9.8">
                <text:p>9.8</text:p>
              </table:table-cell>
              <table:table-cell office:value-type="float" office:value="10.32">
                <text:p>10.32</text:p>
              </table:table-cell>
              <table:table-cell office:value-type="float" office:value="10.28">
                <text:p>10.28</text:p>
              </table:table-cell>
              <table:table-cell office:value-type="float" office:value="9.58">
                <text:p>9.58</text:p>
              </table:table-cell>
              <table:table-cell office:value-type="float" office:value="11.35">
                <text:p>11.35</text:p>
              </table:table-cell>
              <table:table-cell office:value-type="float" office:value="9.82">
                <text:p>9.82</text:p>
              </table:table-cell>
              <table:table-cell office:value-type="float" office:value="10.28">
                <text:p>10.28</text:p>
              </table:table-cell>
              <table:table-cell office:value-type="float" office:value="9.8">
                <text:p>9.8</text:p>
              </table:table-cell>
              <table:table-cell office:value-type="float" office:value="10.09">
                <text:p>10.09</text:p>
              </table:table-cell>
              <table:table-cell office:value-type="float" office:value="10.28">
                <text:p>10.28</text:p>
              </table:table-cell>
              <table:table-cell office:value-type="float" office:value="11.35">
                <text:p>11.35</text:p>
              </table:table-cell>
              <table:table-cell office:value-type="float" office:value="11.35">
                <text:p>11.35</text:p>
              </table:table-cell>
              <table:table-cell office:value-type="float" office:value="11.35">
                <text:p>11.35</text:p>
              </table:table-cell>
              <table:table-cell office:value-type="float" office:value="11.35">
                <text:p>11.35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3 Hidden Layers'.A65:'3 Hidden Layers'.U66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3 Hidden Layers'.B65:'3 Hidden Layers'.U6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3 Hidden Layers'.B66:'3 Hidden Layers'.U66" chart:label-cell-address="'3 Hidden Layers'.A66:'3 Hidden Layers'.A6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3 Hidden Layers'.B65:'3 Hidden Layers'.U6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3 Hidden Layers'.A66:'3 Hidden Layers'.A66</svg:desc>
                </draw:g>
              </table:table-cell>
              <table:table-cell office:value-type="float" office:value="95.19">
                <text:p>95.19</text:p>
                <draw:g>
                  <svg:desc>'3 Hidden Layers'.B66:'3 Hidden Layers'.U66</svg:desc>
                </draw:g>
              </table:table-cell>
              <table:table-cell office:value-type="float" office:value="94.83">
                <text:p>94.83</text:p>
              </table:table-cell>
              <table:table-cell office:value-type="float" office:value="94.9">
                <text:p>94.9</text:p>
              </table:table-cell>
              <table:table-cell office:value-type="float" office:value="94.42">
                <text:p>94.42</text:p>
              </table:table-cell>
              <table:table-cell office:value-type="float" office:value="94.14">
                <text:p>94.14</text:p>
              </table:table-cell>
              <table:table-cell office:value-type="float" office:value="94.31">
                <text:p>94.31</text:p>
              </table:table-cell>
              <table:table-cell office:value-type="float" office:value="94.4">
                <text:p>94.4</text:p>
              </table:table-cell>
              <table:table-cell office:value-type="float" office:value="93.91">
                <text:p>93.91</text:p>
              </table:table-cell>
              <table:table-cell office:value-type="float" office:value="93.8">
                <text:p>93.8</text:p>
              </table:table-cell>
              <table:table-cell office:value-type="float" office:value="93.37">
                <text:p>93.37</text:p>
              </table:table-cell>
              <table:table-cell office:value-type="float" office:value="91.78">
                <text:p>91.78</text:p>
              </table:table-cell>
              <table:table-cell office:value-type="float" office:value="92.64">
                <text:p>92.64</text:p>
              </table:table-cell>
              <table:table-cell office:value-type="float" office:value="91.67">
                <text:p>91.67</text:p>
              </table:table-cell>
              <table:table-cell office:value-type="float" office:value="90.65">
                <text:p>90.65</text:p>
              </table:table-cell>
              <table:table-cell office:value-type="float" office:value="90.32">
                <text:p>90.32</text:p>
              </table:table-cell>
              <table:table-cell office:value-type="float" office:value="88.4">
                <text:p>88.4</text:p>
              </table:table-cell>
              <table:table-cell office:value-type="float" office:value="87.7">
                <text:p>87.7</text:p>
              </table:table-cell>
              <table:table-cell office:value-type="float" office:value="74.37">
                <text:p>74.37</text:p>
              </table:table-cell>
              <table:table-cell office:value-type="float" office:value="48.6">
                <text:p>48.6</text:p>
              </table:table-cell>
              <table:table-cell office:value-type="float" office:value="27.73">
                <text:p>27.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4 Hidden Layers '.A4:'4 Hidden Layers '.U5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4 Hidden Layers '.B4:'4 Hidden Layers '.U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4 Hidden Layers '.B5:'4 Hidden Layers '.U5" chart:label-cell-address="'4 Hidden Layers '.A5:'4 Hidden Layers '.A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4 Hidden Layers '.B4:'4 Hidden Layers '.U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4 Hidden Layers '.A5:'4 Hidden Layers '.A5</svg:desc>
                </draw:g>
              </table:table-cell>
              <table:table-cell office:value-type="float" office:value="95.02">
                <text:p>95.02</text:p>
                <draw:g>
                  <svg:desc>'4 Hidden Layers '.B5:'4 Hidden Layers '.U5</svg:desc>
                </draw:g>
              </table:table-cell>
              <table:table-cell office:value-type="float" office:value="94.99">
                <text:p>94.99</text:p>
              </table:table-cell>
              <table:table-cell office:value-type="float" office:value="94.5">
                <text:p>94.5</text:p>
              </table:table-cell>
              <table:table-cell office:value-type="float" office:value="93.93">
                <text:p>93.93</text:p>
              </table:table-cell>
              <table:table-cell office:value-type="float" office:value="93.96">
                <text:p>93.96</text:p>
              </table:table-cell>
              <table:table-cell office:value-type="float" office:value="92.97">
                <text:p>92.97</text:p>
              </table:table-cell>
              <table:table-cell office:value-type="float" office:value="92.84">
                <text:p>92.84</text:p>
              </table:table-cell>
              <table:table-cell office:value-type="float" office:value="93.11">
                <text:p>93.11</text:p>
              </table:table-cell>
              <table:table-cell office:value-type="float" office:value="92.78">
                <text:p>92.78</text:p>
              </table:table-cell>
              <table:table-cell office:value-type="float" office:value="91.96">
                <text:p>91.96</text:p>
              </table:table-cell>
              <table:table-cell office:value-type="float" office:value="91.79">
                <text:p>91.79</text:p>
              </table:table-cell>
              <table:table-cell office:value-type="float" office:value="91.49">
                <text:p>91.49</text:p>
              </table:table-cell>
              <table:table-cell office:value-type="float" office:value="90.57">
                <text:p>90.57</text:p>
              </table:table-cell>
              <table:table-cell office:value-type="float" office:value="90.15">
                <text:p>90.15</text:p>
              </table:table-cell>
              <table:table-cell office:value-type="float" office:value="86.22">
                <text:p>86.22</text:p>
              </table:table-cell>
              <table:table-cell office:value-type="float" office:value="83.52">
                <text:p>83.52</text:p>
              </table:table-cell>
              <table:table-cell office:value-type="float" office:value="80.04">
                <text:p>80.04</text:p>
              </table:table-cell>
              <table:table-cell office:value-type="float" office:value="50.94">
                <text:p>50.94</text:p>
              </table:table-cell>
              <table:table-cell office:value-type="float" office:value="22.82">
                <text:p>22.82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4 Hidden Layers '.A34:'4 Hidden Layers '.U35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4 Hidden Layers '.B34:'4 Hidden Layers '.U34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4 Hidden Layers '.B35:'4 Hidden Layers '.U35" chart:label-cell-address="'4 Hidden Layers '.A35:'4 Hidden Layers '.A3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4 Hidden Layers '.B34:'4 Hidden Layers '.U34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4 Hidden Layers '.A35:'4 Hidden Layers '.A35</svg:desc>
                </draw:g>
              </table:table-cell>
              <table:table-cell office:value-type="float" office:value="95.06">
                <text:p>95.06</text:p>
                <draw:g>
                  <svg:desc>'4 Hidden Layers '.B35:'4 Hidden Layers '.U35</svg:desc>
                </draw:g>
              </table:table-cell>
              <table:table-cell office:value-type="float" office:value="94.65">
                <text:p>94.65</text:p>
              </table:table-cell>
              <table:table-cell office:value-type="float" office:value="94.5">
                <text:p>94.5</text:p>
              </table:table-cell>
              <table:table-cell office:value-type="float" office:value="93.97">
                <text:p>93.97</text:p>
              </table:table-cell>
              <table:table-cell office:value-type="float" office:value="94.39">
                <text:p>94.39</text:p>
              </table:table-cell>
              <table:table-cell office:value-type="float" office:value="94.35">
                <text:p>94.35</text:p>
              </table:table-cell>
              <table:table-cell office:value-type="float" office:value="93.73">
                <text:p>93.73</text:p>
              </table:table-cell>
              <table:table-cell office:value-type="float" office:value="93.19">
                <text:p>93.19</text:p>
              </table:table-cell>
              <table:table-cell office:value-type="float" office:value="92.4">
                <text:p>92.4</text:p>
              </table:table-cell>
              <table:table-cell office:value-type="float" office:value="92.94">
                <text:p>92.94</text:p>
              </table:table-cell>
              <table:table-cell office:value-type="float" office:value="92.3">
                <text:p>92.3</text:p>
              </table:table-cell>
              <table:table-cell office:value-type="float" office:value="92.47">
                <text:p>92.47</text:p>
              </table:table-cell>
              <table:table-cell office:value-type="float" office:value="91.92">
                <text:p>91.92</text:p>
              </table:table-cell>
              <table:table-cell office:value-type="float" office:value="90.31">
                <text:p>90.31</text:p>
              </table:table-cell>
              <table:table-cell office:value-type="float" office:value="88.32">
                <text:p>88.32</text:p>
              </table:table-cell>
              <table:table-cell office:value-type="float" office:value="83.81">
                <text:p>83.81</text:p>
              </table:table-cell>
              <table:table-cell office:value-type="float" office:value="82.39">
                <text:p>82.39</text:p>
              </table:table-cell>
              <table:table-cell office:value-type="float" office:value="79.97">
                <text:p>79.97</text:p>
              </table:table-cell>
              <table:table-cell office:value-type="float" office:value="37.31">
                <text:p>37.31</text:p>
              </table:table-cell>
              <table:table-cell office:value-type="float" office:value="10.11">
                <text:p>1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49cm" svg:height="10.439cm" xlink:href=".." xlink:type="simple" chart:class="chart:line" chart:style-name="ch1">
        <chart:title svg:x="20.361cm" svg:y="0.344cm" chart:style-name="ch2">
          <text:p>Keep % v/s Accuracy</text:p>
        </chart:title>
        <chart:plot-area chart:style-name="ch3" table:cell-range-address="'4 Hidden Layers '.A65:'4 Hidden Layers '.U66" chart:data-source-has-labels="both" svg:x="1.913cm" svg:y="1.331cm" svg:width="42.334cm" svg:height="7.919cm">
          <chartooo:coordinate-region svg:x="2.534cm" svg:y="1.53cm" svg:width="41.434cm" svg:height="7.073cm"/>
          <chart:axis chart:dimension="x" chart:name="primary-x" chart:style-name="ch4" chartooo:axis-type="auto">
            <chartooo:date-scale/>
            <chart:title svg:x="22.454cm" svg:y="9.458cm" chart:style-name="ch5">
              <text:p>Keep %</text:p>
            </chart:title>
            <chart:categories table:cell-range-address="'4 Hidden Layers '.B65:'4 Hidden Layers '.U65"/>
            <chart:grid chart:style-name="ch6" chart:class="major"/>
          </chart:axis>
          <chart:axis chart:dimension="y" chart:name="primary-y" chart:style-name="ch4">
            <chart:title svg:x="0.451cm" svg:y="6.009cm" chart:style-name="ch7">
              <text:p>Accuracy</text:p>
            </chart:title>
            <chart:grid chart:style-name="ch6" chart:class="major"/>
          </chart:axis>
          <chart:series chart:style-name="ch8" chart:values-cell-range-address="'4 Hidden Layers '.B66:'4 Hidden Layers '.U66" chart:label-cell-address="'4 Hidden Layers '.A66:'4 Hidden Layers '.A6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4 Hidden Layers '.B65:'4 Hidden Layers '.U6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'4 Hidden Layers '.A66:'4 Hidden Layers '.A66</svg:desc>
                </draw:g>
              </table:table-cell>
              <table:table-cell office:value-type="float" office:value="94.8">
                <text:p>94.8</text:p>
                <draw:g>
                  <svg:desc>'4 Hidden Layers '.B66:'4 Hidden Layers '.U66</svg:desc>
                </draw:g>
              </table:table-cell>
              <table:table-cell office:value-type="float" office:value="94.8">
                <text:p>94.8</text:p>
              </table:table-cell>
              <table:table-cell office:value-type="float" office:value="94.29">
                <text:p>94.29</text:p>
              </table:table-cell>
              <table:table-cell office:value-type="float" office:value="94.86">
                <text:p>94.86</text:p>
              </table:table-cell>
              <table:table-cell office:value-type="float" office:value="94.21">
                <text:p>94.21</text:p>
              </table:table-cell>
              <table:table-cell office:value-type="float" office:value="94.44">
                <text:p>94.44</text:p>
              </table:table-cell>
              <table:table-cell office:value-type="float" office:value="93.97">
                <text:p>93.97</text:p>
              </table:table-cell>
              <table:table-cell office:value-type="float" office:value="92.98">
                <text:p>92.98</text:p>
              </table:table-cell>
              <table:table-cell office:value-type="float" office:value="93.77">
                <text:p>93.77</text:p>
              </table:table-cell>
              <table:table-cell office:value-type="float" office:value="93.73">
                <text:p>93.73</text:p>
              </table:table-cell>
              <table:table-cell office:value-type="float" office:value="92.72">
                <text:p>92.72</text:p>
              </table:table-cell>
              <table:table-cell office:value-type="float" office:value="92.98">
                <text:p>92.98</text:p>
              </table:table-cell>
              <table:table-cell office:value-type="float" office:value="93.03">
                <text:p>93.03</text:p>
              </table:table-cell>
              <table:table-cell office:value-type="float" office:value="92.3">
                <text:p>92.3</text:p>
              </table:table-cell>
              <table:table-cell office:value-type="float" office:value="90.94">
                <text:p>90.94</text:p>
              </table:table-cell>
              <table:table-cell office:value-type="float" office:value="88.4">
                <text:p>88.4</text:p>
              </table:table-cell>
              <table:table-cell office:value-type="float" office:value="85.37">
                <text:p>85.37</text:p>
              </table:table-cell>
              <table:table-cell office:value-type="float" office:value="75.18">
                <text:p>75.18</text:p>
              </table:table-cell>
              <table:table-cell office:value-type="float" office:value="38.59">
                <text:p>38.59</text:p>
              </table:table-cell>
              <table:table-cell office:value-type="float" office:value="10.28">
                <text:p>10.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